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6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3" style:family="paragraph" style:parent-style-name="Standard">
      <style:text-properties fo:color="#000000" loext:opacity="100%" style:font-name="arial"/>
    </style:style>
    <style:style style:name="P7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6" style:family="paragraph" style:parent-style-name="Text_20_body">
      <style:text-properties fo:color="#000000" loext:opacity="100%" style:font-name="arial" officeooo:rsid="001ee25d" officeooo:paragraph-rsid="001ee25d"/>
    </style:style>
    <style:style style:name="P77" style:family="paragraph" style:parent-style-name="Preformatted_20_Text">
      <style:paragraph-properties style:writing-mode="lr-tb"/>
    </style:style>
    <style:style style:name="P78" style:family="paragraph" style:parent-style-name="Preformatted_20_Text">
      <style:paragraph-properties fo:margin-top="0in" fo:margin-bottom="0.1965in" style:contextual-spacing="false" style:writing-mode="lr-tb"/>
    </style:style>
    <style:style style:name="P79" style:family="paragraph" style:parent-style-name="Standard">
      <loext:graphic-properties draw:fill="solid" draw:fill-color="#1e1f22"/>
      <style:paragraph-properties fo:background-color="#1e1f22" fo:padding="0in" fo:border="none" style:shadow="none"/>
    </style:style>
    <style:style style:name="P80" style:family="paragraph" style:parent-style-name="Standard">
      <style:text-properties officeooo:rsid="004bb73a" officeooo:paragraph-rsid="004bb73a"/>
    </style:style>
    <style:style style:name="P8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2" style:family="paragraph" style:parent-style-name="Text_20_body">
      <style:text-properties officeooo:rsid="004bb73a" officeooo:paragraph-rsid="004bb73a"/>
    </style:style>
    <style:style style:name="P83" style:family="paragraph" style:parent-style-name="Standard">
      <style:text-properties officeooo:paragraph-rsid="004bb73a"/>
    </style:style>
    <style:style style:name="P84" style:family="paragraph" style:parent-style-name="Standard">
      <style:text-properties officeooo:rsid="0053547b" officeooo:paragraph-rsid="0053547b"/>
    </style:style>
    <style:style style:name="P8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7" style:family="paragraph" style:parent-style-name="Standard">
      <style:text-properties officeooo:rsid="0057d012" officeooo:paragraph-rsid="0057d012"/>
    </style:style>
    <style:style style:name="P8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89" style:family="paragraph" style:parent-style-name="Standard">
      <style:text-properties officeooo:rsid="0058112d" officeooo:paragraph-rsid="0058112d"/>
    </style:style>
    <style:style style:name="P9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1" style:family="paragraph" style:parent-style-name="Standard">
      <style:text-properties officeooo:rsid="0059f919" officeooo:paragraph-rsid="0059f919"/>
    </style:style>
    <style:style style:name="P9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3" style:family="paragraph" style:parent-style-name="Standard">
      <style:text-properties officeooo:rsid="005b28fa" officeooo:paragraph-rsid="005b28fa"/>
    </style:style>
    <style:style style:name="P94" style:family="paragraph" style:parent-style-name="Standard">
      <style:text-properties officeooo:rsid="005cfb95" officeooo:paragraph-rsid="005cfb95"/>
    </style:style>
    <style:style style:name="P9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6" style:family="paragraph" style:parent-style-name="Standard">
      <style:text-properties officeooo:rsid="005da45a" officeooo:paragraph-rsid="005da45a"/>
    </style:style>
    <style:style style:name="P9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8" style:family="paragraph" style:parent-style-name="Standard">
      <style:text-properties officeooo:rsid="005e3ff0" officeooo:paragraph-rsid="005e3ff0"/>
    </style:style>
    <style:style style:name="P99" style:family="paragraph" style:parent-style-name="Standard">
      <style:text-properties officeooo:rsid="00647d40" officeooo:paragraph-rsid="00647d40"/>
    </style:style>
    <style:style style:name="P10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1" style:family="paragraph" style:parent-style-name="Standard">
      <style:text-properties officeooo:rsid="00664a19" officeooo:paragraph-rsid="00664a19"/>
    </style:style>
    <style:style style:name="P10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4" style:family="paragraph" style:parent-style-name="Text_20_body">
      <style:text-properties officeooo:rsid="00690460" officeooo:paragraph-rsid="00690460"/>
    </style:style>
    <style:style style:name="P105" style:family="paragraph" style:parent-style-name="Standard">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Standard">
      <style:text-properties officeooo:paragraph-rsid="0088faef"/>
    </style:style>
    <style:style style:name="P13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4" style:family="paragraph" style:parent-style-name="Standard">
      <style:text-properties officeooo:rsid="0088faef"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6" style:family="paragraph" style:parent-style-name="Text_20_body">
      <style:text-properties officeooo:rsid="0088faef" officeooo:paragraph-rsid="0088faef"/>
    </style:style>
    <style:style style:name="P147" style:family="paragraph" style:parent-style-name="Text_20_body">
      <style:text-properties officeooo:rsid="008c1674" officeooo:paragraph-rsid="008c1674"/>
    </style:style>
    <style:style style:name="P148" style:family="paragraph" style:parent-style-name="Text_20_body">
      <style:text-properties officeooo:rsid="008c5dca" officeooo:paragraph-rsid="008c5dca"/>
    </style:style>
    <style:style style:name="P149" style:family="paragraph" style:parent-style-name="Text_20_body">
      <style:text-properties officeooo:rsid="008c5dca" officeooo:paragraph-rsid="008cca11"/>
    </style:style>
    <style:style style:name="P150" style:family="paragraph" style:parent-style-name="Text_20_body">
      <style:text-properties officeooo:rsid="008c5dca" officeooo:paragraph-rsid="008ea058"/>
    </style:style>
    <style:style style:name="P151" style:family="paragraph" style:parent-style-name="Text_20_body">
      <style:text-properties fo:font-weight="bold" officeooo:rsid="008cca11" officeooo:paragraph-rsid="008cca11" style:font-weight-asian="bold" style:font-weight-complex="bold"/>
    </style:style>
    <style:style style:name="P152" style:family="paragraph" style:parent-style-name="Text_20_body">
      <style:text-properties fo:font-weight="bold" officeooo:rsid="008e9440" officeooo:paragraph-rsid="008e9440" style:font-weight-asian="bold" style:font-weight-complex="bold"/>
    </style:style>
    <style:style style:name="P153" style:family="paragraph" style:parent-style-name="Text_20_body">
      <style:text-properties fo:font-weight="bold" officeooo:rsid="008ea058" officeooo:paragraph-rsid="008ea058" style:font-weight-asian="bold" style:font-weight-complex="bold"/>
    </style:style>
    <style:style style:name="P154" style:family="paragraph" style:parent-style-name="Text_20_body">
      <style:text-properties fo:font-weight="bold" officeooo:rsid="009049a8" officeooo:paragraph-rsid="009049a8" style:font-weight-asian="bold" style:font-weight-complex="bold"/>
    </style:style>
    <style:style style:name="P155" style:family="paragraph" style:parent-style-name="Text_20_body">
      <style:text-properties fo:font-weight="bold" officeooo:rsid="00cc74a9" officeooo:paragraph-rsid="00cc74a9"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Standard">
      <style:text-properties officeooo:rsid="00c1ab31" officeooo:paragraph-rsid="00c1ab31"/>
    </style:style>
    <style:style style:name="P169" style:family="paragraph" style:parent-style-name="Standard">
      <style:text-properties officeooo:rsid="00c1ab31" officeooo:paragraph-rsid="00cf7a74"/>
    </style:style>
    <style:style style:name="P170" style:family="paragraph" style:parent-style-name="Standard">
      <style:text-properties officeooo:rsid="00c1ab31" officeooo:paragraph-rsid="00d3e88a"/>
    </style:style>
    <style:style style:name="P171" style:family="paragraph" style:parent-style-name="Preformatted_20_Text">
      <style:paragraph-properties style:writing-mode="lr-tb"/>
      <style:text-properties officeooo:paragraph-rsid="00a9c0dc"/>
    </style:style>
    <style:style style:name="P172" style:family="paragraph" style:parent-style-name="Standard">
      <style:text-properties officeooo:paragraph-rsid="00a55a52"/>
    </style:style>
    <style:style style:name="P17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4" style:family="paragraph" style:parent-style-name="Standard">
      <style:text-properties officeooo:rsid="00a55a52" officeooo:paragraph-rsid="00a55a52"/>
    </style:style>
    <style:style style:name="P175" style:family="paragraph" style:parent-style-name="Standard">
      <style:text-properties officeooo:rsid="00a76b7e" officeooo:paragraph-rsid="00a76b7e"/>
    </style:style>
    <style:style style:name="P17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77" style:family="paragraph" style:parent-style-name="Text_20_body">
      <style:text-properties officeooo:rsid="00a76b7e" officeooo:paragraph-rsid="00a76b7e"/>
    </style:style>
    <style:style style:name="P178" style:family="paragraph" style:parent-style-name="Standard">
      <style:text-properties officeooo:rsid="00af28e0" officeooo:paragraph-rsid="00af28e0"/>
    </style:style>
    <style:style style:name="P17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0" style:family="paragraph" style:parent-style-name="Standard">
      <style:text-properties officeooo:rsid="00b02af9" officeooo:paragraph-rsid="00b02af9"/>
    </style:style>
    <style:style style:name="P181" style:family="paragraph" style:parent-style-name="Standard">
      <style:text-properties officeooo:rsid="00b33970" officeooo:paragraph-rsid="00b33970"/>
    </style:style>
    <style:style style:name="P182" style:family="paragraph" style:parent-style-name="Standard">
      <style:text-properties officeooo:rsid="00b33970" officeooo:paragraph-rsid="00b561c0"/>
    </style:style>
    <style:style style:name="P183" style:family="paragraph" style:parent-style-name="Standard">
      <style:text-properties officeooo:rsid="00b33970" officeooo:paragraph-rsid="00ba78c9"/>
    </style:style>
    <style:style style:name="P184" style:family="paragraph" style:parent-style-name="Standard">
      <style:text-properties officeooo:paragraph-rsid="009f58b4"/>
    </style:style>
    <style:style style:name="P185" style:family="paragraph" style:parent-style-name="Standard">
      <style:text-properties officeooo:rsid="00b84a90" officeooo:paragraph-rsid="00b84a90"/>
    </style:style>
    <style:style style:name="P186" style:family="paragraph" style:parent-style-name="Standard">
      <style:text-properties fo:font-size="6pt" officeooo:rsid="00b84a90" officeooo:paragraph-rsid="00b84a90" style:font-size-asian="5.25pt" style:font-size-complex="6pt"/>
    </style:style>
    <style:style style:name="P187" style:family="paragraph" style:parent-style-name="Standard">
      <style:text-properties fo:font-size="6pt" officeooo:paragraph-rsid="009f58b4" style:font-size-asian="5.25pt" style:font-size-complex="6pt"/>
    </style:style>
    <style:style style:name="P188" style:family="paragraph" style:parent-style-name="Text_20_body">
      <style:text-properties officeooo:rsid="00b1612a" officeooo:paragraph-rsid="00b1612a"/>
    </style:style>
    <style:style style:name="P189" style:family="paragraph" style:parent-style-name="Text_20_body">
      <style:text-properties officeooo:rsid="00c8497f" officeooo:paragraph-rsid="00c8497f"/>
    </style:style>
    <style:style style:name="P190" style:family="paragraph" style:parent-style-name="Text_20_body">
      <style:text-properties officeooo:paragraph-rsid="00c8497f"/>
    </style:style>
    <style:style style:name="P191" style:family="paragraph" style:parent-style-name="Standard">
      <style:text-properties officeooo:paragraph-rsid="00d3effa"/>
    </style:style>
    <style:style style:name="P192" style:family="paragraph" style:parent-style-name="Standard">
      <style:text-properties officeooo:rsid="00d7cf9b" officeooo:paragraph-rsid="00d7cf9b"/>
    </style:style>
    <style:style style:name="P19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194" style:family="paragraph" style:parent-style-name="Text_20_body">
      <style:text-properties officeooo:rsid="00d7cf9b" officeooo:paragraph-rsid="00d7cf9b"/>
    </style:style>
    <style:style style:name="P195" style:family="paragraph" style:parent-style-name="Standard">
      <style:text-properties officeooo:rsid="00d9b774" officeooo:paragraph-rsid="00d9b774"/>
    </style:style>
    <style:style style:name="P196" style:family="paragraph" style:parent-style-name="Standard">
      <style:text-properties officeooo:rsid="00e2391c" officeooo:paragraph-rsid="00e2391c"/>
    </style:style>
    <style:style style:name="P197" style:family="paragraph" style:parent-style-name="Standard">
      <style:text-properties officeooo:rsid="00e4274b" officeooo:paragraph-rsid="00e4274b"/>
    </style:style>
    <style:style style:name="P19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19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00" style:family="paragraph" style:parent-style-name="Contents_20_1">
      <style:paragraph-properties>
        <style:tab-stops>
          <style:tab-stop style:position="6.6929in" style:type="right" style:leader-style="dotted" style:leader-text="."/>
        </style:tab-stops>
      </style:paragraph-properties>
    </style:style>
    <style:style style:name="P201" style:family="paragraph" style:parent-style-name="Contents_20_2">
      <style:paragraph-properties>
        <style:tab-stops>
          <style:tab-stop style:position="6.6929in" style:type="right" style:leader-style="dotted" style:leader-text="."/>
        </style:tab-stops>
      </style:paragraph-properties>
    </style:style>
    <style:style style:name="P202" style:family="paragraph" style:parent-style-name="Contents_20_3">
      <style:paragraph-properties>
        <style:tab-stops>
          <style:tab-stop style:position="6.6929in" style:type="right" style:leader-style="dotted" style:leader-text="."/>
        </style:tab-stops>
      </style:paragraph-properties>
    </style:style>
    <style:style style:name="P203" style:family="paragraph" style:parent-style-name="Contents_20_4">
      <style:paragraph-properties>
        <style:tab-stops>
          <style:tab-stop style:position="6.6929in" style:type="right" style:leader-style="dotted" style:leader-text="."/>
        </style:tab-stops>
      </style:paragraph-properties>
    </style:style>
    <style:style style:name="P204" style:family="paragraph" style:parent-style-name="Contents_20_5">
      <style:paragraph-properties>
        <style:tab-stops>
          <style:tab-stop style:position="6.6929in" style:type="right" style:leader-style="dotted" style:leader-text="."/>
        </style:tab-stops>
      </style:paragraph-properties>
    </style:style>
    <style:style style:name="P205" style:family="paragraph" style:parent-style-name="Contents_20_6">
      <style:paragraph-properties>
        <style:tab-stops>
          <style:tab-stop style:position="6.6929in" style:type="right" style:leader-style="dotted" style:leader-text="."/>
        </style:tab-stops>
      </style:paragraph-properties>
    </style:style>
    <style:style style:name="P206" style:family="paragraph" style:parent-style-name="Heading_20_1">
      <style:text-properties style:font-name="arial" officeooo:rsid="002094fe" officeooo:paragraph-rsid="002094fe"/>
    </style:style>
    <style:style style:name="P207" style:family="paragraph" style:parent-style-name="Heading_20_1">
      <style:text-properties style:font-name="arial" officeooo:rsid="00218105" officeooo:paragraph-rsid="00218105"/>
    </style:style>
    <style:style style:name="P208" style:family="paragraph" style:parent-style-name="Heading_20_1">
      <style:text-properties style:font-name="arial"/>
    </style:style>
    <style:style style:name="P209" style:family="paragraph" style:parent-style-name="Heading_20_2">
      <style:text-properties style:font-name="arial"/>
    </style:style>
    <style:style style:name="P210" style:family="paragraph" style:parent-style-name="Heading_20_2">
      <style:text-properties officeooo:rsid="00536176" officeooo:paragraph-rsid="007dc38c"/>
    </style:style>
    <style:style style:name="P211" style:family="paragraph" style:parent-style-name="Heading_20_2">
      <style:text-properties officeooo:paragraph-rsid="0088faef"/>
    </style:style>
    <style:style style:name="P212" style:family="paragraph" style:parent-style-name="Heading_20_2">
      <style:text-properties officeooo:rsid="00c1ab31" officeooo:paragraph-rsid="00c2be0e"/>
    </style:style>
    <style:style style:name="P213" style:family="paragraph" style:parent-style-name="Heading_20_2">
      <style:text-properties officeooo:paragraph-rsid="00cf7a74"/>
    </style:style>
    <style:style style:name="P214" style:family="paragraph" style:parent-style-name="Heading_20_2">
      <style:text-properties officeooo:paragraph-rsid="00c8497f"/>
    </style:style>
    <style:style style:name="P215" style:family="paragraph" style:parent-style-name="Preformatted_20_Text" style:list-style-name="L17">
      <style:paragraph-properties style:writing-mode="lr-tb"/>
    </style:style>
    <style:style style:name="P216" style:family="paragraph" style:parent-style-name="Preformatted_20_Text" style:list-style-name="L17">
      <style:paragraph-properties fo:margin-top="0in" fo:margin-bottom="0.1965in" style:contextual-spacing="false" style:writing-mode="lr-tb"/>
    </style:style>
    <style:style style:name="P217" style:family="paragraph" style:parent-style-name="Preformatted_20_Text" style:list-style-name="L17">
      <style:text-properties style:font-name="arial"/>
    </style:style>
    <style:style style:name="P218" style:family="paragraph" style:parent-style-name="Preformatted_20_Text" style:list-style-name="L33"/>
    <style:style style:name="P219" style:family="paragraph" style:parent-style-name="Preformatted_20_Text" style:list-style-name="L33">
      <style:paragraph-properties style:writing-mode="lr-tb"/>
    </style:style>
    <style:style style:name="P220" style:family="paragraph" style:parent-style-name="Preformatted_20_Text" style:list-style-name="L33">
      <style:paragraph-properties fo:margin-top="0in" fo:margin-bottom="0.1965in" style:contextual-spacing="false" style:writing-mode="lr-tb"/>
    </style:style>
    <style:style style:name="P221"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222"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223"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224" style:family="paragraph" style:parent-style-name="Standard">
      <style:text-properties fo:color="#000000" loext:opacity="100%" style:font-name="Aptos" fo:font-size="12pt"/>
    </style:style>
    <style:style style:name="P225"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226" style:family="paragraph" style:parent-style-name="Standard">
      <style:text-properties fo:color="#000000" loext:opacity="100%" style:font-name="Aptos" fo:font-size="12pt" fo:font-weight="bold" style:font-weight-asian="bold" style:font-weight-complex="bold"/>
    </style:style>
    <style:style style:name="P227" style:family="paragraph" style:parent-style-name="Standard">
      <style:text-properties fo:color="#000000" loext:opacity="100%" style:font-name="Aptos" fo:font-size="12pt" officeooo:rsid="00e8ecb2" officeooo:paragraph-rsid="00e8ecb2"/>
    </style:style>
    <style:style style:name="P228" style:family="paragraph" style:parent-style-name="Standard">
      <style:text-properties fo:color="#000000" loext:opacity="100%" style:font-name="Aptos" fo:font-size="12pt" officeooo:rsid="00eb0566" officeooo:paragraph-rsid="00eb0566"/>
    </style:style>
    <style:style style:name="P229" style:family="paragraph" style:parent-style-name="Standard">
      <style:text-properties fo:color="#000000" loext:opacity="100%" style:font-name="Aptos" fo:font-size="12pt" officeooo:rsid="00ed08b8" officeooo:paragraph-rsid="00ed08b8"/>
    </style:style>
    <style:style style:name="P230" style:family="paragraph" style:parent-style-name="Standard">
      <style:text-properties fo:color="#000000" loext:opacity="100%" style:font-name="Aptos" fo:font-size="12pt" officeooo:rsid="00ed08b8" officeooo:paragraph-rsid="00efcb27"/>
    </style:style>
    <style:style style:name="P231" style:family="paragraph" style:parent-style-name="Standard">
      <style:text-properties fo:color="#000000" loext:opacity="100%" style:font-name="Aptos" fo:font-size="12pt" officeooo:rsid="00ed08b8" officeooo:paragraph-rsid="00f05dc4"/>
    </style:style>
    <style:style style:name="P232" style:family="paragraph" style:parent-style-name="Standard">
      <style:text-properties fo:color="#000000" loext:opacity="100%" style:font-name="Aptos" fo:font-size="12pt" officeooo:rsid="00ed08b8" officeooo:paragraph-rsid="00f207af"/>
    </style:style>
    <style:style style:name="P233" style:family="paragraph" style:parent-style-name="Standard">
      <style:text-properties fo:color="#000000" loext:opacity="100%" style:font-name="Aptos" fo:font-size="12pt" officeooo:rsid="00ed08b8" officeooo:paragraph-rsid="00f37174"/>
    </style:style>
    <style:style style:name="P234" style:family="paragraph" style:parent-style-name="Standard">
      <style:text-properties fo:color="#000000" loext:opacity="100%" style:font-name="Aptos" fo:font-size="12pt" officeooo:rsid="00ed08b8" officeooo:paragraph-rsid="00f3f2d9"/>
    </style:style>
    <style:style style:name="P235" style:family="paragraph" style:parent-style-name="Standard">
      <style:text-properties fo:color="#000000" loext:opacity="100%" style:font-name="Aptos" fo:font-size="12pt" officeooo:rsid="00ed790f" officeooo:paragraph-rsid="00ed790f"/>
    </style:style>
    <style:style style:name="P236" style:family="paragraph" style:parent-style-name="Standard">
      <style:text-properties fo:color="#000000" loext:opacity="100%" fo:background-color="#ffffff"/>
    </style:style>
    <style:style style:name="P237" style:family="paragraph" style:parent-style-name="Standard">
      <style:text-properties officeooo:rsid="00e4274b" officeooo:paragraph-rsid="00e4274b"/>
    </style:style>
    <style:style style:name="P238" style:family="paragraph" style:parent-style-name="Standard">
      <style:text-properties officeooo:rsid="00e5b3a2" officeooo:paragraph-rsid="00e5b3a2"/>
    </style:style>
    <style:style style:name="P239" style:family="paragraph" style:parent-style-name="Standard">
      <style:text-properties officeooo:rsid="00e6aeb8" officeooo:paragraph-rsid="00e6aeb8"/>
    </style:style>
    <style:style style:name="P240" style:family="paragraph" style:parent-style-name="Text_20_body" style:list-style-name="L1">
      <style:paragraph-properties fo:margin-top="0in" fo:margin-bottom="0in" style:contextual-spacing="false"/>
      <style:text-properties style:font-name="arial"/>
    </style:style>
    <style:style style:name="P241" style:family="paragraph" style:parent-style-name="Text_20_body" style:list-style-name="L6">
      <style:text-properties style:font-name="arial"/>
    </style:style>
    <style:style style:name="P242" style:family="paragraph" style:parent-style-name="Text_20_body" style:list-style-name="L7">
      <style:text-properties style:font-name="arial"/>
    </style:style>
    <style:style style:name="P243" style:family="paragraph" style:parent-style-name="Text_20_body" style:list-style-name="L9">
      <style:text-properties style:font-name="arial"/>
    </style:style>
    <style:style style:name="P244" style:family="paragraph" style:parent-style-name="Text_20_body" style:list-style-name="L11">
      <style:paragraph-properties fo:margin-top="0in" fo:margin-bottom="0in" style:contextual-spacing="false"/>
      <style:text-properties style:font-name="arial"/>
    </style:style>
    <style:style style:name="P245" style:family="paragraph" style:parent-style-name="Text_20_body" style:list-style-name="L12">
      <style:paragraph-properties fo:margin-top="0in" fo:margin-bottom="0in" style:contextual-spacing="false"/>
      <style:text-properties style:font-name="arial"/>
    </style:style>
    <style:style style:name="P246" style:family="paragraph" style:parent-style-name="Text_20_body" style:list-style-name="L13">
      <style:text-properties style:font-name="arial"/>
    </style:style>
    <style:style style:name="P247" style:family="paragraph" style:parent-style-name="Text_20_body" style:list-style-name="L17">
      <style:text-properties style:font-name="arial"/>
    </style:style>
    <style:style style:name="P248" style:family="paragraph" style:parent-style-name="Text_20_body" style:list-style-name="L2">
      <style:paragraph-properties fo:margin-top="0in" fo:margin-bottom="0in" style:contextual-spacing="false"/>
    </style:style>
    <style:style style:name="P249" style:family="paragraph" style:parent-style-name="Text_20_body" style:list-style-name="L3">
      <style:paragraph-properties fo:margin-top="0in" fo:margin-bottom="0in" style:contextual-spacing="false"/>
    </style:style>
    <style:style style:name="P250" style:family="paragraph" style:parent-style-name="Text_20_body" style:list-style-name="L4"/>
    <style:style style:name="P251" style:family="paragraph" style:parent-style-name="Text_20_body" style:list-style-name="L5"/>
    <style:style style:name="P252" style:family="paragraph" style:parent-style-name="Text_20_body" style:list-style-name="L6"/>
    <style:style style:name="P253" style:family="paragraph" style:parent-style-name="Text_20_body" style:list-style-name="L6">
      <style:paragraph-properties fo:margin-top="0in" fo:margin-bottom="0in" style:contextual-spacing="false"/>
    </style:style>
    <style:style style:name="P254" style:family="paragraph" style:parent-style-name="Text_20_body" style:list-style-name="L7"/>
    <style:style style:name="P255" style:family="paragraph" style:parent-style-name="Text_20_body" style:list-style-name="L7">
      <style:paragraph-properties fo:margin-top="0in" fo:margin-bottom="0in" style:contextual-spacing="false"/>
    </style:style>
    <style:style style:name="P256" style:family="paragraph" style:parent-style-name="Text_20_body" style:list-style-name="L8"/>
    <style:style style:name="P257" style:family="paragraph" style:parent-style-name="Text_20_body" style:list-style-name="L9"/>
    <style:style style:name="P258" style:family="paragraph" style:parent-style-name="Text_20_body" style:list-style-name="L10"/>
    <style:style style:name="P259" style:family="paragraph" style:parent-style-name="Text_20_body" style:list-style-name="L10">
      <style:paragraph-properties fo:margin-top="0in" fo:margin-bottom="0in" style:contextual-spacing="false"/>
    </style:style>
    <style:style style:name="P260" style:family="paragraph" style:parent-style-name="Text_20_body" style:list-style-name="L11"/>
    <style:style style:name="P261" style:family="paragraph" style:parent-style-name="Text_20_body" style:list-style-name="L11">
      <style:paragraph-properties fo:margin-top="0in" fo:margin-bottom="0in" style:contextual-spacing="false"/>
    </style:style>
    <style:style style:name="P262" style:family="paragraph" style:parent-style-name="Text_20_body" style:list-style-name="L12"/>
    <style:style style:name="P263" style:family="paragraph" style:parent-style-name="Text_20_body" style:list-style-name="L13"/>
    <style:style style:name="P264" style:family="paragraph" style:parent-style-name="Text_20_body" style:list-style-name="L14"/>
    <style:style style:name="P265" style:family="paragraph" style:parent-style-name="Text_20_body" style:list-style-name="L15"/>
    <style:style style:name="P266" style:family="paragraph" style:parent-style-name="Text_20_body" style:list-style-name="L15">
      <style:paragraph-properties fo:margin-top="0in" fo:margin-bottom="0in" style:contextual-spacing="false"/>
    </style:style>
    <style:style style:name="P267" style:family="paragraph" style:parent-style-name="Text_20_body" style:list-style-name="L16"/>
    <style:style style:name="P268" style:family="paragraph" style:parent-style-name="Text_20_body" style:list-style-name="L16">
      <style:paragraph-properties fo:margin-top="0in" fo:margin-bottom="0in" style:contextual-spacing="false"/>
    </style:style>
    <style:style style:name="P269" style:family="paragraph" style:parent-style-name="Text_20_body" style:list-style-name="L17"/>
    <style:style style:name="P270" style:family="paragraph" style:parent-style-name="Text_20_body" style:list-style-name="L17">
      <style:paragraph-properties fo:margin-top="0in" fo:margin-bottom="0in" style:contextual-spacing="false"/>
    </style:style>
    <style:style style:name="P271" style:family="paragraph" style:parent-style-name="Text_20_body" style:list-style-name="L18"/>
    <style:style style:name="P272" style:family="paragraph" style:parent-style-name="Text_20_body" style:list-style-name="L18">
      <style:paragraph-properties fo:margin-top="0in" fo:margin-bottom="0in" style:contextual-spacing="false"/>
    </style:style>
    <style:style style:name="P273" style:family="paragraph" style:parent-style-name="Text_20_body" style:list-style-name="L19"/>
    <style:style style:name="P274" style:family="paragraph" style:parent-style-name="Text_20_body" style:list-style-name="L19">
      <style:paragraph-properties fo:margin-top="0in" fo:margin-bottom="0in" style:contextual-spacing="false"/>
    </style:style>
    <style:style style:name="P275" style:family="paragraph" style:parent-style-name="Text_20_body" style:list-style-name="L20"/>
    <style:style style:name="P276" style:family="paragraph" style:parent-style-name="Text_20_body" style:list-style-name="L20">
      <style:paragraph-properties fo:margin-top="0in" fo:margin-bottom="0in" style:contextual-spacing="false"/>
    </style:style>
    <style:style style:name="P277" style:family="paragraph" style:parent-style-name="Text_20_body" style:list-style-name="L21"/>
    <style:style style:name="P278" style:family="paragraph" style:parent-style-name="Text_20_body" style:list-style-name="L21">
      <style:paragraph-properties fo:margin-top="0in" fo:margin-bottom="0in" style:contextual-spacing="false"/>
    </style:style>
    <style:style style:name="P279" style:family="paragraph" style:parent-style-name="Text_20_body" style:list-style-name="L22"/>
    <style:style style:name="P280" style:family="paragraph" style:parent-style-name="Text_20_body" style:list-style-name="L22">
      <style:paragraph-properties fo:margin-top="0in" fo:margin-bottom="0in" style:contextual-spacing="false"/>
    </style:style>
    <style:style style:name="P281" style:family="paragraph" style:parent-style-name="Text_20_body" style:list-style-name="L23"/>
    <style:style style:name="P282" style:family="paragraph" style:parent-style-name="Text_20_body" style:list-style-name="L23">
      <style:paragraph-properties fo:margin-top="0in" fo:margin-bottom="0in" style:contextual-spacing="false"/>
    </style:style>
    <style:style style:name="P283" style:family="paragraph" style:parent-style-name="Text_20_body" style:list-style-name="L24"/>
    <style:style style:name="P284" style:family="paragraph" style:parent-style-name="Text_20_body" style:list-style-name="L24">
      <style:paragraph-properties fo:margin-top="0in" fo:margin-bottom="0in" style:contextual-spacing="false"/>
    </style:style>
    <style:style style:name="P285" style:family="paragraph" style:parent-style-name="Text_20_body" style:list-style-name="L25"/>
    <style:style style:name="P286" style:family="paragraph" style:parent-style-name="Text_20_body" style:list-style-name="L25">
      <style:paragraph-properties fo:margin-top="0in" fo:margin-bottom="0in" style:contextual-spacing="false"/>
    </style:style>
    <style:style style:name="P287" style:family="paragraph" style:parent-style-name="Text_20_body" style:list-style-name="L26"/>
    <style:style style:name="P288" style:family="paragraph" style:parent-style-name="Text_20_body" style:list-style-name="L27"/>
    <style:style style:name="P289" style:family="paragraph" style:parent-style-name="Text_20_body" style:list-style-name="L27">
      <style:paragraph-properties fo:margin-top="0in" fo:margin-bottom="0in" style:contextual-spacing="false"/>
    </style:style>
    <style:style style:name="P290" style:family="paragraph" style:parent-style-name="Text_20_body" style:list-style-name="L28"/>
    <style:style style:name="P291" style:family="paragraph" style:parent-style-name="Text_20_body" style:list-style-name="L28">
      <style:paragraph-properties fo:margin-top="0in" fo:margin-bottom="0in" style:contextual-spacing="false"/>
    </style:style>
    <style:style style:name="P292" style:family="paragraph" style:parent-style-name="Text_20_body" style:list-style-name="L29"/>
    <style:style style:name="P293" style:family="paragraph" style:parent-style-name="Text_20_body" style:list-style-name="L29">
      <style:paragraph-properties fo:margin-top="0in" fo:margin-bottom="0in" style:contextual-spacing="false"/>
    </style:style>
    <style:style style:name="P294" style:family="paragraph" style:parent-style-name="Text_20_body" style:list-style-name="L30"/>
    <style:style style:name="P295" style:family="paragraph" style:parent-style-name="Text_20_body" style:list-style-name="L30">
      <style:paragraph-properties fo:margin-top="0in" fo:margin-bottom="0in" style:contextual-spacing="false"/>
    </style:style>
    <style:style style:name="P296" style:family="paragraph" style:parent-style-name="Text_20_body" style:list-style-name="L31"/>
    <style:style style:name="P297" style:family="paragraph" style:parent-style-name="Text_20_body" style:list-style-name="L31">
      <style:paragraph-properties fo:margin-top="0in" fo:margin-bottom="0in" style:contextual-spacing="false"/>
    </style:style>
    <style:style style:name="P298" style:family="paragraph" style:parent-style-name="Text_20_body" style:list-style-name="L32"/>
    <style:style style:name="P299" style:family="paragraph" style:parent-style-name="Text_20_body" style:list-style-name="L32">
      <style:paragraph-properties fo:margin-top="0in" fo:margin-bottom="0in" style:contextual-spacing="false"/>
    </style:style>
    <style:style style:name="P300" style:family="paragraph" style:parent-style-name="Text_20_body" style:list-style-name="L33"/>
    <style:style style:name="P301" style:family="paragraph" style:parent-style-name="Text_20_body" style:list-style-name="L33">
      <style:paragraph-properties fo:margin-top="0in" fo:margin-bottom="0in" style:contextual-spacing="false"/>
    </style:style>
    <style:style style:name="P302" style:family="paragraph" style:parent-style-name="Text_20_body" style:list-style-name="L34"/>
    <style:style style:name="P303" style:family="paragraph" style:parent-style-name="Text_20_body" style:list-style-name="L35"/>
    <style:style style:name="P304" style:family="paragraph" style:parent-style-name="Text_20_body" style:list-style-name="L35">
      <style:paragraph-properties fo:margin-top="0in" fo:margin-bottom="0in" style:contextual-spacing="false"/>
    </style:style>
    <style:style style:name="P305" style:family="paragraph" style:parent-style-name="Text_20_body" style:list-style-name="L36"/>
    <style:style style:name="P306" style:family="paragraph" style:parent-style-name="Text_20_body" style:list-style-name="L37"/>
    <style:style style:name="P307" style:family="paragraph" style:parent-style-name="Text_20_body" style:list-style-name="L37">
      <style:paragraph-properties fo:margin-top="0in" fo:margin-bottom="0in" style:contextual-spacing="false"/>
    </style:style>
    <style:style style:name="P308" style:family="paragraph" style:parent-style-name="Text_20_body" style:list-style-name="L38"/>
    <style:style style:name="P309" style:family="paragraph" style:parent-style-name="Text_20_body" style:list-style-name="L39"/>
    <style:style style:name="P310" style:family="paragraph" style:parent-style-name="Text_20_body" style:list-style-name="L39">
      <style:paragraph-properties fo:margin-top="0in" fo:margin-bottom="0in" style:contextual-spacing="false"/>
    </style:style>
    <style:style style:name="P311" style:family="paragraph" style:parent-style-name="Text_20_body">
      <style:paragraph-properties fo:margin-top="0in" fo:margin-bottom="0in" style:contextual-spacing="false"/>
      <style:text-properties fo:color="#000000" loext:opacity="100%" style:font-name="Aptos" fo:font-size="12pt"/>
    </style:style>
    <style:style style:name="P312"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31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officeooo:rsid="00e4274b"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officeooo:rsid="00e4274b"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style:font-size-asian="10pt" style:font-style-asian="normal"/>
    </style:style>
    <style:style style:name="T33" style:family="text">
      <style:text-properties fo:color="#a9b7c6" loext:opacity="100%" fo:font-size="10pt" fo:font-style="normal" style:font-size-asian="10pt" style:font-style-asian="normal"/>
    </style:style>
    <style:style style:name="T34" style:family="text">
      <style:text-properties fo:color="#a9b7c6" loext:opacity="100%" fo:font-size="10pt" style:font-size-asian="10pt"/>
    </style:style>
    <style:style style:name="T35" style:family="text">
      <style:text-properties fo:color="#c77dbb" loext:opacity="100%" style:font-name="JetBrains Mono" fo:font-size="10pt" fo:font-style="normal" fo:font-weight="normal" style:font-size-asian="10pt" style:font-style-asian="normal" style:font-weight-asian="normal"/>
    </style:style>
    <style:style style:name="T36" style:family="text">
      <style:text-properties fo:color="#c77dbb" loext:opacity="100%" style:font-name="JetBrains Mono" fo:font-size="10pt" fo:font-style="normal" fo:font-weight="normal" officeooo:rsid="004bb73a" style:font-size-asian="10pt" style:font-style-asian="normal" style:font-weight-asian="normal"/>
    </style:style>
    <style:style style:name="T37"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8" style:family="text">
      <style:text-properties fo:color="#c77dbb" loext:opacity="100%" style:font-name="JetBrains Mono" fo:font-size="10pt" fo:font-style="normal" style:font-size-asian="10pt" style:font-style-asian="normal"/>
    </style:style>
    <style:style style:name="T39" style:family="text">
      <style:text-properties fo:color="#c77dbb" loext:opacity="100%" fo:font-size="10pt" fo:font-style="normal" style:font-size-asian="10pt" style:font-style-asian="normal"/>
    </style:style>
    <style:style style:name="T40" style:family="text">
      <style:text-properties fo:color="#c77dbb" loext:opacity="100%" fo:font-size="10pt" style:font-size-asian="10pt"/>
    </style:style>
    <style:style style:name="T41" style:family="text">
      <style:text-properties fo:color="#56a8f5" loext:opacity="100%" style:font-name="JetBrains Mono" fo:font-size="10pt" fo:font-style="normal" fo:font-weight="normal" style:font-size-asian="10pt" style:font-style-asian="normal" style:font-weight-asian="normal"/>
    </style:style>
    <style:style style:name="T42" style:family="text">
      <style:text-properties fo:color="#56a8f5" loext:opacity="100%" style:font-name="JetBrains Mono" fo:font-size="10pt" fo:font-style="normal" fo:font-weight="normal" officeooo:rsid="0053547b" style:font-size-asian="10pt" style:font-style-asian="normal" style:font-weight-asian="normal"/>
    </style:style>
    <style:style style:name="T43" style:family="text">
      <style:text-properties fo:color="#56a8f5" loext:opacity="100%" style:font-name="JetBrains Mono" fo:font-size="10pt" fo:font-style="normal" fo:font-weight="normal" officeooo:rsid="00e4274b" style:font-size-asian="10pt" style:font-style-asian="normal" style:font-weight-asian="normal"/>
    </style:style>
    <style:style style:name="T44" style:family="text">
      <style:text-properties fo:color="#56a8f5" loext:opacity="100%" style:font-name="JetBrains Mono" fo:font-size="10pt" fo:font-style="normal" style:font-size-asian="10pt" style:font-style-asian="normal"/>
    </style:style>
    <style:style style:name="T45" style:family="text">
      <style:text-properties fo:color="#56a8f5" loext:opacity="100%" fo:font-size="10pt" fo:font-style="normal" style:font-size-asian="10pt" style:font-style-asian="normal"/>
    </style:style>
    <style:style style:name="T46" style:family="text">
      <style:text-properties fo:color="#56a8f5" loext:opacity="100%" fo:font-size="10pt" fo:font-style="normal" fo:font-weight="normal" style:font-size-asian="10pt" style:font-style-asian="normal" style:font-weight-asian="normal"/>
    </style:style>
    <style:style style:name="T47" style:family="text">
      <style:text-properties fo:color="#56a8f5" loext:opacity="100%" fo:font-size="10pt" style:font-size-asian="10pt"/>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color="#7a7e85" loext:opacity="100%" style:font-name="JetBrains Mono" fo:font-size="10pt" fo:font-style="normal" fo:font-weight="normal" officeooo:rsid="0053547b" style:font-size-asian="10pt" style:font-style-asian="normal" style:font-weight-asian="normal"/>
    </style:style>
    <style:style style:name="T50" style:family="text">
      <style:text-properties fo:color="#7a7e85" loext:opacity="100%" style:font-name="JetBrains Mono" fo:font-size="10pt" fo:font-style="normal" fo:font-weight="normal" officeooo:rsid="00e4274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000000" loext:opacity="100%" style:font-name="Aptos" fo:font-size="12pt"/>
    </style:style>
    <style:style style:name="T63" style:family="text">
      <style:text-properties fo:color="#000000" loext:opacity="100%" style:font-name="Aptos" fo:font-size="12pt" fo:font-weight="bold"/>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fo:font-size="10pt" fo:font-style="normal" style:font-size-asian="10pt" style:font-style-asian="normal"/>
    </style:style>
    <style:style style:name="T70" style:family="text">
      <style:text-properties fo:color="#bababa" loext:opacity="100%" style:font-name="JetBrains Mono" fo:font-size="10pt" fo:font-style="normal" fo:font-weight="normal" style:font-size-asian="10pt" style:font-style-asian="normal" style:font-weight-asian="normal"/>
    </style:style>
    <style:style style:name="T71" style:family="text">
      <style:text-properties fo:color="#bababa" loext:opacity="100%" fo:font-size="10pt" fo:font-style="normal" style:font-size-asian="10pt" style:font-style-asian="normal"/>
    </style:style>
    <style:style style:name="T72" style:family="text">
      <style:text-properties officeooo:rsid="0037a74b"/>
    </style:style>
    <style:style style:name="T73" style:family="text">
      <style:text-properties fo:font-style="italic"/>
    </style:style>
    <style:style style:name="T74" style:family="text">
      <style:text-properties fo:font-style="italic" style:font-style-asian="italic" style:font-style-complex="italic"/>
    </style:style>
    <style:style style:name="T75" style:family="text">
      <style:text-properties fo:font-style="italic" officeooo:rsid="00f207af" style:font-style-asian="italic" style:font-style-complex="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fo:font-weight="bold" officeooo:rsid="00f37174" style:font-weight-asian="bold" style:font-weight-complex="bold"/>
    </style:style>
    <style:style style:name="T87" style:family="text">
      <style:text-properties fo:font-weight="bold" officeooo:rsid="00f05dc4" style:font-weight-asian="bold" style:font-weight-complex="bold"/>
    </style:style>
    <style:style style:name="T88" style:family="text">
      <style:text-properties officeooo:rsid="0053df1e"/>
    </style:style>
    <style:style style:name="T89" style:family="text">
      <style:text-properties officeooo:rsid="00542a94"/>
    </style:style>
    <style:style style:name="T90" style:family="text">
      <style:text-properties officeooo:rsid="005e3ff0"/>
    </style:style>
    <style:style style:name="T91" style:family="text">
      <style:text-properties officeooo:rsid="0060804e"/>
    </style:style>
    <style:style style:name="T92" style:family="text">
      <style:text-properties fo:color="#57aaf7" loext:opacity="100%" style:font-name="JetBrains Mono" fo:font-size="10pt" fo:font-style="italic" fo:font-weight="normal" style:font-size-asian="10pt" style:font-style-asian="italic" style:font-weight-asian="normal"/>
    </style:style>
    <style:style style:name="T93"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4" style:family="text">
      <style:text-properties fo:color="#57aaf7" loext:opacity="100%" style:font-name="JetBrains Mono" fo:font-size="10pt" fo:font-style="italic" style:font-size-asian="10pt" style:font-style-asian="italic"/>
    </style:style>
    <style:style style:name="T95"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6" style:family="text">
      <style:text-properties officeooo:rsid="00647d40"/>
    </style:style>
    <style:style style:name="T97" style:family="text">
      <style:text-properties officeooo:rsid="0076bf88"/>
    </style:style>
    <style:style style:name="T98" style:family="text">
      <style:text-properties officeooo:rsid="00799c64"/>
    </style:style>
    <style:style style:name="T99" style:family="text">
      <style:text-properties officeooo:rsid="007a834b"/>
    </style:style>
    <style:style style:name="T100" style:family="text">
      <style:text-properties officeooo:rsid="007dc38c"/>
    </style:style>
    <style:style style:name="T101" style:family="text">
      <style:text-properties officeooo:rsid="008039ee"/>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officeooo:rsid="0088faef"/>
    </style:style>
    <style:style style:name="T104" style:family="text">
      <style:text-properties officeooo:rsid="008c1674"/>
    </style:style>
    <style:style style:name="T105" style:family="text">
      <style:text-properties officeooo:rsid="008c5dca"/>
    </style:style>
    <style:style style:name="T106" style:family="text">
      <style:text-properties officeooo:rsid="008cca11"/>
    </style:style>
    <style:style style:name="T107" style:family="text">
      <style:text-properties officeooo:rsid="008ea058"/>
    </style:style>
    <style:style style:name="T108" style:family="text">
      <style:text-properties officeooo:rsid="0092c199"/>
    </style:style>
    <style:style style:name="T109" style:family="text">
      <style:text-properties officeooo:rsid="0094502d"/>
    </style:style>
    <style:style style:name="T110" style:family="text">
      <style:text-properties officeooo:rsid="00955442"/>
    </style:style>
    <style:style style:name="T111" style:family="text">
      <style:text-properties officeooo:rsid="0096ad3c"/>
    </style:style>
    <style:style style:name="T112" style:family="text">
      <style:text-properties officeooo:rsid="009a8b46"/>
    </style:style>
    <style:style style:name="T113" style:family="text">
      <style:text-properties officeooo:rsid="009ba355"/>
    </style:style>
    <style:style style:name="T114" style:family="text">
      <style:text-properties officeooo:rsid="00a37e9b"/>
    </style:style>
    <style:style style:name="T115" style:family="text">
      <style:text-properties officeooo:rsid="00a42ab9"/>
    </style:style>
    <style:style style:name="T116" style:family="text">
      <style:text-properties officeooo:rsid="00a75406"/>
    </style:style>
    <style:style style:name="T117" style:family="text">
      <style:text-properties officeooo:rsid="00a88cfd"/>
    </style:style>
    <style:style style:name="T118" style:family="text">
      <style:text-properties fo:color="#c9211e" loext:opacity="100%" fo:font-weight="bold" style:font-weight-asian="bold" style:font-weight-complex="bold"/>
    </style:style>
    <style:style style:name="T119" style:family="text">
      <style:text-properties officeooo:rsid="00bc08e3"/>
    </style:style>
    <style:style style:name="T120" style:family="text">
      <style:text-properties officeooo:rsid="00c2be0e"/>
    </style:style>
    <style:style style:name="T121" style:family="text">
      <style:text-properties officeooo:rsid="00c4630a"/>
    </style:style>
    <style:style style:name="T122" style:family="text">
      <style:text-properties officeooo:rsid="00cb8097"/>
    </style:style>
    <style:style style:name="T123" style:family="text">
      <style:text-properties officeooo:rsid="00d3e88a"/>
    </style:style>
    <style:style style:name="T124" style:family="text">
      <style:text-properties officeooo:rsid="00db4112"/>
    </style:style>
    <style:style style:name="T125" style:family="text">
      <style:text-properties officeooo:rsid="00e4274b"/>
    </style:style>
    <style:style style:name="T126" style:family="text">
      <style:text-properties officeooo:rsid="00e7a78b"/>
    </style:style>
    <style:style style:name="T127" style:family="text">
      <style:text-properties officeooo:rsid="00e94239"/>
    </style:style>
    <style:style style:name="T128" style:family="text">
      <style:text-properties officeooo:rsid="00eee42a"/>
    </style:style>
    <style:style style:name="T129" style:family="text">
      <style:text-properties officeooo:rsid="00efcb27"/>
    </style:style>
    <style:style style:name="T130" style:family="text">
      <style:text-properties officeooo:rsid="00f05dc4"/>
    </style:style>
    <style:style style:name="T131" style:family="text">
      <style:text-properties officeooo:rsid="00f207af"/>
    </style:style>
    <style:style style:name="T132" style:family="text">
      <style:text-properties officeooo:rsid="00f3717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0"><text:a xlink:type="simple" xlink:href="#__RefHeading___Toc2346_3394150493" text:style-name="Index_20_Link" text:visited-style-name="Index_20_Link">Produktions-System<text:tab/>3</text:a></text:p>
          <text:p text:style-name="P200"><text:a xlink:type="simple" xlink:href="#__RefHeading___Toc2348_3394150493" text:style-name="Index_20_Link" text:visited-style-name="Index_20_Link">Backend:<text:tab/>3</text:a></text:p>
          <text:p text:style-name="P201"><text:a xlink:type="simple" xlink:href="#__RefHeading___Toc60929_3296530384" text:style-name="Index_20_Link" text:visited-style-name="Index_20_Link">GitHub:<text:tab/>3</text:a></text:p>
          <text:p text:style-name="P200"><text:a xlink:type="simple" xlink:href="#__RefHeading___Toc2350_3394150493" text:style-name="Index_20_Link" text:visited-style-name="Index_20_Link">Produktionsserver<text:tab/>4</text:a></text:p>
          <text:p text:style-name="P201"><text:a xlink:type="simple" xlink:href="#__RefHeading___Toc8058_3394150493" text:style-name="Index_20_Link" text:visited-style-name="Index_20_Link">Apache config:<text:tab/>4</text:a></text:p>
          <text:p text:style-name="P200"><text:a xlink:type="simple" xlink:href="#__RefHeading___Toc2352_3394150493" text:style-name="Index_20_Link" text:visited-style-name="Index_20_Link">Vuetify<text:tab/>8</text:a></text:p>
          <text:p text:style-name="P200"><text:a xlink:type="simple" xlink:href="#__RefHeading___Toc2354_3394150493" text:style-name="Index_20_Link" text:visited-style-name="Index_20_Link">Vuex-Store<text:tab/>8</text:a></text:p>
          <text:p text:style-name="P201"><text:a xlink:type="simple" xlink:href="#__RefHeading___Toc2356_3394150493" text:style-name="Index_20_Link" text:visited-style-name="Index_20_Link">Variable Anzahl an Textfeldern genieren, wie z.B. beim erfassen der externenID<text:tab/>9</text:a></text:p>
          <text:p text:style-name="P202"><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202"><text:a xlink:type="simple" xlink:href="#__RefHeading___Toc2360_3394150493" text:style-name="Index_20_Link" text:visited-style-name="Index_20_Link">Codeanalyse Schritt für Schritt<text:tab/>10</text:a></text:p>
          <text:p text:style-name="P203"><text:a xlink:type="simple" xlink:href="#__RefHeading___Toc2362_3394150493" text:style-name="Index_20_Link" text:visited-style-name="Index_20_Link">1. Überprüfung, ob textInventarNummern kürzer ist als dialogFormFields<text:tab/>10</text:a></text:p>
          <text:p text:style-name="P203"><text:a xlink:type="simple" xlink:href="#__RefHeading___Toc2364_3394150493" text:style-name="Index_20_Link" text:visited-style-name="Index_20_Link">1.1 Wenn ja, fehlende Elemente hinzufügen<text:tab/>10</text:a></text:p>
          <text:p text:style-name="P203"><text:a xlink:type="simple" xlink:href="#__RefHeading___Toc2366_3394150493" text:style-name="Index_20_Link" text:visited-style-name="Index_20_Link">2. Überprüfung, ob textInventarNummern länger ist als dialogFormFields<text:tab/>11</text:a></text:p>
          <text:p text:style-name="P203"><text:a xlink:type="simple" xlink:href="#__RefHeading___Toc2368_3394150493" text:style-name="Index_20_Link" text:visited-style-name="Index_20_Link">3. Was passiert, wenn die Längen gleich sind?<text:tab/>11</text:a></text:p>
          <text:p text:style-name="P202"><text:a xlink:type="simple" xlink:href="#__RefHeading___Toc2370_3394150493" text:style-name="Index_20_Link" text:visited-style-name="Index_20_Link">Warum ist diese Anpassung notwendig?<text:tab/>11</text:a></text:p>
          <text:p text:style-name="P202"><text:a xlink:type="simple" xlink:href="#__RefHeading___Toc2372_3394150493" text:style-name="Index_20_Link" text:visited-style-name="Index_20_Link">Beispiel zur Veranschaulichung<text:tab/>12</text:a></text:p>
          <text:p text:style-name="P203"><text:a xlink:type="simple" xlink:href="#__RefHeading___Toc2374_3394150493" text:style-name="Index_20_Link" text:visited-style-name="Index_20_Link">Szenario 1: Array ist zu kurz<text:tab/>12</text:a></text:p>
          <text:p text:style-name="P203"><text:a xlink:type="simple" xlink:href="#__RefHeading___Toc2376_3394150493" text:style-name="Index_20_Link" text:visited-style-name="Index_20_Link">Szenario 2: Array ist zu lang<text:tab/>12</text:a></text:p>
          <text:p text:style-name="P203"><text:a xlink:type="simple" xlink:href="#__RefHeading___Toc2378_3394150493" text:style-name="Index_20_Link" text:visited-style-name="Index_20_Link">Szenario 3: Array hat die richtige Länge<text:tab/>13</text:a></text:p>
          <text:p text:style-name="P202"><text:a xlink:type="simple" xlink:href="#__RefHeading___Toc2380_3394150493" text:style-name="Index_20_Link" text:visited-style-name="Index_20_Link">Zusammenfassung<text:tab/>13</text:a></text:p>
          <text:p text:style-name="P202"><text:a xlink:type="simple" xlink:href="#__RefHeading___Toc2382_3394150493" text:style-name="Index_20_Link" text:visited-style-name="Index_20_Link">Weitere Hinweise<text:tab/>13</text:a></text:p>
          <text:p text:style-name="P201"><text:a xlink:type="simple" xlink:href="#__RefHeading___Toc2384_3394150493" text:style-name="Index_20_Link" text:visited-style-name="Index_20_Link">Flexbox<text:tab/>14</text:a></text:p>
          <text:p text:style-name="P201"><text:a xlink:type="simple" xlink:href="#__RefHeading___Toc2386_3394150493" text:style-name="Index_20_Link" text:visited-style-name="Index_20_Link">Steuerung der Farben für die Fortschrifttsanzeige (Stepper) im Leihvorgang:<text:tab/>14</text:a></text:p>
          <text:p text:style-name="P202"><text:a xlink:type="simple" xlink:href="#__RefHeading___Toc2388_3394150493" text:style-name="Index_20_Link" text:visited-style-name="Index_20_Link">Schlussfolgerung<text:tab/>16</text:a></text:p>
          <text:p text:style-name="P202"><text:a xlink:type="simple" xlink:href="#__RefHeading___Toc2390_3394150493" text:style-name="Index_20_Link" text:visited-style-name="Index_20_Link">Lösungsschritte<text:tab/>16</text:a></text:p>
          <text:p text:style-name="P202"><text:a xlink:type="simple" xlink:href="#__RefHeading___Toc2392_3394150493" text:style-name="Index_20_Link" text:visited-style-name="Index_20_Link">Erklärung des Codes<text:tab/>17</text:a></text:p>
          <text:p text:style-name="P202"><text:a xlink:type="simple" xlink:href="#__RefHeading___Toc2394_3394150493" text:style-name="Index_20_Link" text:visited-style-name="Index_20_Link">Wichtige Hinweise<text:tab/>17</text:a></text:p>
          <text:p text:style-name="P202"><text:a xlink:type="simple" xlink:href="#__RefHeading___Toc2396_3394150493" text:style-name="Index_20_Link" text:visited-style-name="Index_20_Link">Zusammenfassung<text:tab/>18</text:a></text:p>
          <text:p text:style-name="P204"><text:a xlink:type="simple" xlink:href="#__RefHeading___Toc2398_3394150493" text:style-name="Index_20_Link" text:visited-style-name="Index_20_Link">You said:<text:tab/>18</text:a></text:p>
          <text:p text:style-name="P205"><text:a xlink:type="simple" xlink:href="#__RefHeading___Toc2400_3394150493" text:style-name="Index_20_Link" text:visited-style-name="Index_20_Link">ChatGPT said:<text:tab/>19</text:a></text:p>
          <text:p text:style-name="P202"><text:a xlink:type="simple" xlink:href="#__RefHeading___Toc2402_3394150493" text:style-name="Index_20_Link" text:visited-style-name="Index_20_Link">Hintergrund<text:tab/>19</text:a></text:p>
          <text:p text:style-name="P202"><text:a xlink:type="simple" xlink:href="#__RefHeading___Toc2404_3394150493" text:style-name="Index_20_Link" text:visited-style-name="Index_20_Link">Warum greifen wir auf das erste Element zu?<text:tab/>19</text:a></text:p>
          <text:p text:style-name="P202"><text:a xlink:type="simple" xlink:href="#__RefHeading___Toc2406_3394150493" text:style-name="Index_20_Link" text:visited-style-name="Index_20_Link">Beispiel<text:tab/>19</text:a></text:p>
          <text:p text:style-name="P202"><text:a xlink:type="simple" xlink:href="#__RefHeading___Toc2408_3394150493" text:style-name="Index_20_Link" text:visited-style-name="Index_20_Link">Zusammenfassung<text:tab/>20</text:a></text:p>
          <text:p text:style-name="P201"><text:a xlink:type="simple" xlink:href="#__RefHeading___Toc2410_3394150493" text:style-name="Index_20_Link" text:visited-style-name="Index_20_Link">Änderung der Anzeige ExterneInventarNummer als v-badge<text:tab/>20</text:a></text:p>
          <text:p text:style-name="P200"><text:a xlink:type="simple" xlink:href="#__RefHeading___Toc2412_3394150493" text:style-name="Index_20_Link" text:visited-style-name="Index_20_Link">Backend<text:tab/>21</text:a></text:p>
          <text:p text:style-name="P201"><text:a xlink:type="simple" xlink:href="#__RefHeading___Toc2414_3394150493" text:style-name="Index_20_Link" text:visited-style-name="Index_20_Link">Sicherheit des Backend:<text:tab/>21</text:a></text:p>
          <text:p text:style-name="P201"><text:a xlink:type="simple" xlink:href="#__RefHeading___Toc948265_3394150493" text:style-name="Index_20_Link" text:visited-style-name="Index_20_Link">artikelAbrufen() im Backend und Abfrageaufbau abhängig von den Parametern des Frontend<text:tab/>22</text:a></text:p>
          <text:p text:style-name="P201"><text:a xlink:type="simple" xlink:href="#__RefHeading___Toc13466_2902930553" text:style-name="Index_20_Link" text:visited-style-name="Index_20_Link">Klasse Lager für zentrale Buchungsvorgänge im Lager<text:tab/>24</text:a></text:p>
          <text:p text:style-name="P200"><text:a xlink:type="simple" xlink:href="#__RefHeading___Toc2416_3394150493" text:style-name="Index_20_Link" text:visited-style-name="Index_20_Link">Datenbank<text:tab/>26</text:a></text:p>
          <text:p text:style-name="P201"><text:a xlink:type="simple" xlink:href="#__RefHeading___Toc12288_3394150493" text:style-name="Index_20_Link" text:visited-style-name="Index_20_Link">Inventarbuchungen<text:tab/>26</text:a></text:p>
          <text:p text:style-name="P202"><text:a xlink:type="simple" xlink:href="#__RefHeading___Toc36506_3394150493" text:style-name="Index_20_Link" text:visited-style-name="Index_20_Link">Aufbau Leihvorgänge im Backend für die Verwaltung abrufen (/leihvorgaenge):<text:tab/>26</text:a></text:p>
          <text:p text:style-name="P201"><text:a xlink:type="simple" xlink:href="#__RefHeading___Toc374183_3394150493" text:style-name="Index_20_Link" text:visited-style-name="Index_20_Link">DialogRuecknahme und wie die Daten an den Dialog übergeben werden:<text:tab/>27</text:a></text:p>
          <text:p text:style-name="P201"><text:a xlink:type="simple" xlink:href="#__RefHeading___Toc13468_2902930553" text:style-name="Index_20_Link" text:visited-style-name="Index_20_Link">Alternative für die Datenübergabe von einer Komponente zu einer anderen, ohne vuex-Store<text:tab/>28</text:a></text:p>
          <text:p text:style-name="P201"><text:a xlink:type="simple" xlink:href="#__RefHeading___Toc374185_3394150493" text:style-name="Index_20_Link" text:visited-style-name="Index_20_Link">v-select mit Backenddaten füllen (einzeilig)<text:tab/>28</text:a></text:p>
          <text:p text:style-name="P201"><text:a xlink:type="simple" xlink:href="#__RefHeading___Toc374185_33941504931" text:style-name="Index_20_Link" text:visited-style-name="Index_20_Link">v-select mit Backenddaten füllen (zweizeilig)<text:tab/>29</text:a></text:p>
          <text:p text:style-name="P201"><text:a xlink:type="simple" xlink:href="#__RefHeading___Toc428531_3394150493" text:style-name="Index_20_Link" text:visited-style-name="Index_20_Link">v-expansions-panels anzeigen von Elemente nur wenn expansions expanded ist:<text:tab/>30</text:a></text:p>
          <text:p text:style-name="P201"><text:a xlink:type="simple" xlink:href="#__RefHeading___Toc719453_3394150493" text:style-name="Index_20_Link" text:visited-style-name="Index_20_Link">v-checkbox is checked prüfen:<text:tab/>30</text:a></text:p>
          <text:p text:style-name="P201"><text:a xlink:type="simple" xlink:href="#__RefHeading___Toc719455_3394150493" text:style-name="Index_20_Link" text:visited-style-name="Index_20_Link">v-checkbox standardmäßig checken<text:tab/>31</text:a></text:p>
          <text:p text:style-name="P201"><text:a xlink:type="simple" xlink:href="#__RefHeading___Toc750791_3394150493" text:style-name="Index_20_Link" text:visited-style-name="Index_20_Link">reactive() vs. Ref() und .value<text:tab/>33</text:a></text:p>
          <text:p text:style-name="P201"><text:soft-page-break/><text:a xlink:type="simple" xlink:href="#__RefHeading___Toc948267_3394150493" text:style-name="Index_20_Link" text:visited-style-name="Index_20_Link">undefined mit if abfangen<text:tab/>33</text:a></text:p>
          <text:p text:style-name="P201"><text:a xlink:type="simple" xlink:href="#__RefHeading___Toc1067081_3394150493" text:style-name="Index_20_Link" text:visited-style-name="Index_20_Link">v-if<text:tab/>33</text:a></text:p>
          <text:p text:style-name="P201"><text:a xlink:type="simple" xlink:href="#__RefHeading___Toc1067083_3394150493" text:style-name="Index_20_Link" text:visited-style-name="Index_20_Link">Bedingte Formatierung, v-icon Anzeige oder Farbe abhängig von Werten<text:tab/>33</text:a></text:p>
          <text:p text:style-name="P201"><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201"><text:a xlink:type="simple" xlink:href="#__RefHeading___Toc1685223_3394150493" text:style-name="Index_20_Link" text:visited-style-name="Index_20_Link">vue Suchfunktion spezifisch innerhalb einer idMitglied<text:tab/>34</text:a></text:p>
          <text:p text:style-name="P201"><text:a xlink:type="simple" xlink:href="#__RefHeading___Toc1685223_33941504931" text:style-name="Index_20_Link" text:visited-style-name="Index_20_Link">vue Suchfunktion allgemeine Suchfunktion<text:tab/>35</text:a></text:p>
          <text:p text:style-name="P201"><text:a xlink:type="simple" xlink:href="#__RefHeading___Toc1685225_3394150493" text:style-name="Index_20_Link" text:visited-style-name="Index_20_Link">v-textfield x für löschen im Suchfeld einfügen<text:tab/>36</text:a></text:p>
          <text:p text:style-name="P201"><text:a xlink:type="simple" xlink:href="#__RefHeading___Toc1685227_3394150493" text:style-name="Index_20_Link" text:visited-style-name="Index_20_Link">Datum von der Datenbank in deutsches Format ohne Uhrzeit wandeln<text:tab/>36</text:a></text:p>
          <text:p text:style-name="P201"><text:a xlink:type="simple" xlink:href="#__RefHeading___Toc1685229_3394150493" text:style-name="Index_20_Link" text:visited-style-name="Index_20_Link">Anzeigen von v-Elementen abhängig von einer bestimmten Bedingung, z.B. eines Status<text:tab/>36</text:a></text:p>
          <text:p text:style-name="P201"><text:a xlink:type="simple" xlink:href="#__RefHeading___Toc1685231_3394150493" text:style-name="Index_20_Link" text:visited-style-name="Index_20_Link">Mapping der Daten aus dem Backen im Fronted, Umbennung der Spalten im Frontend-Entwicklung<text:tab/>37</text:a></text:p>
          <text:p text:style-name="P201"><text:a xlink:type="simple" xlink:href="#__RefHeading___Toc1685233_3394150493" text:style-name="Index_20_Link" text:visited-style-name="Index_20_Link">Export von Funktionen js6 (Frontend)<text:tab/>38</text:a></text:p>
          <text:p text:style-name="P201"><text:a xlink:type="simple" xlink:href="#__RefHeading___Toc1685235_3394150493" text:style-name="Index_20_Link" text:visited-style-name="Index_20_Link">Reaktivität eines Objektes über zwei Komponenten sicherstellen<text:tab/>38</text:a></text:p>
          <text:p text:style-name="P201"><text:a xlink:type="simple" xlink:href="#__RefHeading___Toc1801581_3394150493" text:style-name="Index_20_Link" text:visited-style-name="Index_20_Link">DialogNummerAendern.vue öffnen einer Dialog Komponente mit vuex-Store:<text:tab/>40</text:a></text:p>
          <text:p text:style-name="P201"><text:a xlink:type="simple" xlink:href="#__RefHeading___Toc35315_2902930553" text:style-name="Index_20_Link" text:visited-style-name="Index_20_Link">LeihvergangVerwalten Datenabruf und Datenverarbeitung Übersicht<text:tab/>41</text:a></text:p>
          <text:p text:style-name="P201"><text:a xlink:type="simple" xlink:href="#__RefHeading___Toc31313_2578173521" text:style-name="Index_20_Link" text:visited-style-name="Index_20_Link">cartItems Inhalt Warenkorb, Speichertort vuex-Store<text:tab/>44</text:a></text:p>
          <text:p text:style-name="P201"><text:a xlink:type="simple" xlink:href="#__RefHeading___Toc31315_2578173521" text:style-name="Index_20_Link" text:visited-style-name="Index_20_Link">Daten auslesen oder prüfen aus einem Array, wie z.B. cartItems aus dem vuex-Store<text:tab/>45</text:a></text:p>
          <text:p text:style-name="P201"><text:a xlink:type="simple" xlink:href="#__RefHeading___Toc31317_2578173521" text:style-name="Index_20_Link" text:visited-style-name="Index_20_Link">DialogExterneNummer.vue Besonderheit v-select<text:tab/>45</text:a></text:p>
          <text:p text:style-name="P202"><text:a xlink:type="simple" xlink:href="#__RefHeading___Toc60931_3296530384" text:style-name="Index_20_Link" text:visited-style-name="Index_20_Link">Besonderheit, wenn ein Element im v-select ausgewählt wurde, ist es in den anderen v-select nicht mehr auswählbar:<text:tab/>45</text:a></text:p>
          <text:p text:style-name="P202"><text:a xlink:type="simple" xlink:href="#__RefHeading___Toc60933_3296530384" text:style-name="Index_20_Link" text:visited-style-name="Index_20_Link">Übersicht<text:tab/>45</text:a></text:p>
          <text:p text:style-name="P202"><text:a xlink:type="simple" xlink:href="#__RefHeading___Toc60935_3296530384" text:style-name="Index_20_Link" text:visited-style-name="Index_20_Link">Kontext<text:tab/>46</text:a></text:p>
          <text:p text:style-name="P202"><text:a xlink:type="simple" xlink:href="#__RefHeading___Toc60937_3296530384" text:style-name="Index_20_Link" text:visited-style-name="Index_20_Link">Funktion im Detail<text:tab/>46</text:a></text:p>
          <text:p text:style-name="P203"><text:a xlink:type="simple" xlink:href="#__RefHeading___Toc60939_3296530384" text:style-name="Index_20_Link" text:visited-style-name="Index_20_Link">1. Funktionsdeklaration<text:tab/>46</text:a></text:p>
          <text:p text:style-name="P203"><text:a xlink:type="simple" xlink:href="#__RefHeading___Toc60941_3296530384" text:style-name="Index_20_Link" text:visited-style-name="Index_20_Link">2. Ermitteln der bereits ausgewählten IDs<text:tab/>46</text:a></text:p>
          <text:p text:style-name="P203"><text:a xlink:type="simple" xlink:href="#__RefHeading___Toc60943_3296530384" text:style-name="Index_20_Link" text:visited-style-name="Index_20_Link">3. Filtern der verfügbaren Optionen<text:tab/>47</text:a></text:p>
          <text:p text:style-name="P202"><text:a xlink:type="simple" xlink:href="#__RefHeading___Toc60945_3296530384" text:style-name="Index_20_Link" text:visited-style-name="Index_20_Link">Zusammenfassung der Funktion<text:tab/>48</text:a></text:p>
          <text:p text:style-name="P202"><text:a xlink:type="simple" xlink:href="#__RefHeading___Toc60947_3296530384" text:style-name="Index_20_Link" text:visited-style-name="Index_20_Link">Verwendung im Template<text:tab/>49</text:a></text:p>
          <text:p text:style-name="P202"><text:a xlink:type="simple" xlink:href="#__RefHeading___Toc60949_3296530384" text:style-name="Index_20_Link" text:visited-style-name="Index_20_Link">Warum ist das wichtig?<text:tab/>49</text:a></text:p>
          <text:p text:style-name="P202"><text:a xlink:type="simple" xlink:href="#__RefHeading___Toc60951_3296530384" text:style-name="Index_20_Link" text:visited-style-name="Index_20_Link">Wichtige Aspekte<text:tab/>49</text:a></text:p>
          <text:p text:style-name="P202"><text:a xlink:type="simple" xlink:href="#__RefHeading___Toc60953_3296530384" text:style-name="Index_20_Link" text:visited-style-name="Index_20_Link">Mögliche Erweiterungen<text:tab/>50</text:a></text:p>
          <text:p text:style-name="P202"><text:a xlink:type="simple" xlink:href="#__RefHeading___Toc60955_3296530384" text:style-name="Index_20_Link" text:visited-style-name="Index_20_Link">Zusammenfassendes Beispiel<text:tab/>50</text:a></text:p>
          <text:p text:style-name="P202"><text:a xlink:type="simple" xlink:href="#__RefHeading___Toc60957_3296530384" text:style-name="Index_20_Link" text:visited-style-name="Index_20_Link">Fazit<text:tab/>50</text:a></text:p>
          <text:p text:style-name="P201"><text:a xlink:type="simple" xlink:href="#__RefHeading___Toc60959_3296530384" text:style-name="Index_20_Link" text:visited-style-name="Index_20_Link">Array erzeugen um die externeID (ExterneInventarNummer) an das Backend zu senden:<text:tab/>51</text:a></text:p>
          <text:p text:style-name="P201"><text:a xlink:type="simple" xlink:href="#__RefHeading___Toc60961_3296530384" text:style-name="Index_20_Link" text:visited-style-name="Index_20_Link">Vuex-Store showDialogExterneInventarNummer Inhalt:<text:tab/>51</text:a></text:p>
          <text:p text:style-name="P201"><text:a xlink:type="simple" xlink:href="#__RefHeading___Toc60963_3296530384" text:style-name="Index_20_Link" text:visited-style-name="Index_20_Link">Vuex-Store showDialogArtikelTausch:<text:tab/>51</text:a></text:p>
          <text:p text:style-name="P201"><text:a xlink:type="simple" xlink:href="#__RefHeading___Toc60965_3296530384" text:style-name="Index_20_Link" text:visited-style-name="Index_20_Link">Vuex-Store showDialogRuecknahmeArtikel:<text:tab/>52</text:a></text:p>
          <text:p text:style-name="P201"><text:a xlink:type="simple" xlink:href="#__RefHeading___Toc60967_3296530384" text:style-name="Index_20_Link" text:visited-style-name="Index_20_Link">Vuex-Store showDialogRuecknahmeArtikel:<text:tab/>52</text:a></text:p>
          <text:p text:style-name="P201"><text:a xlink:type="simple" xlink:href="#__RefHeading___Toc60969_3296530384" text:style-name="Index_20_Link" text:visited-style-name="Index_20_Link">v-select und v-textfield Design-Varianten<text:tab/>53</text:a></text:p>
          <text:p text:style-name="P201"><text:a xlink:type="simple" xlink:href="#__RefHeading___Toc60971_3296530384" text:style-name="Index_20_Link" text:visited-style-name="Index_20_Link">v-select Design-Varianten<text:tab/>53</text:a></text:p>
          <text:p text:style-name="P201"><text:a xlink:type="simple" xlink:href="#__RefHeading___Toc148091_4000665473" text:style-name="Index_20_Link" text:visited-style-name="Index_20_Link">v-Dialog zur Verwendung als ‚ToolTip‘ Ersatz.<text:tab/>53</text:a></text:p>
          <text:p text:style-name="P201"><text:a xlink:type="simple" xlink:href="#__RefHeading___Toc148093_4000665473" text:style-name="Index_20_Link" text:visited-style-name="Index_20_Link">Globale Notification via Snackbar an User ausgeben:<text:tab/>55</text:a></text:p>
          <text:p text:style-name="P201"><text:a xlink:type="simple" xlink:href="#__RefHeading___Toc148095_4000665473" text:style-name="Index_20_Link" text:visited-style-name="Index_20_Link">console.log im Frontend in der Produktions wird standardmäßig unterdrückt<text:tab/>55</text:a></text:p>
          <text:p text:style-name="P200"><text:a xlink:type="simple" xlink:href="#__RefHeading___Toc148097_4000665473" text:style-name="Index_20_Link" text:visited-style-name="Index_20_Link">Abrechnungslogik<text:tab/>56</text:a></text:p>
          <text:p text:style-name="P201"><text:a xlink:type="simple" xlink:href="#__RefHeading___Toc148099_4000665473" text:style-name="Index_20_Link" text:visited-style-name="Index_20_Link">Abrechnung im Backend<text:tab/>56</text:a></text:p>
          <text:p text:style-name="P201"><text:a xlink:type="simple" xlink:href="#__RefHeading___Toc153677_4000665473" text:style-name="Index_20_Link" text:visited-style-name="Index_20_Link">Abrechnung im Frontend<text:tab/>58</text:a></text:p>
        </text:index-body>
      </text:table-of-content>
      <text:h text:style-name="P206" text:outline-level="1"/>
      <text:p text:style-name="P2"/>
      <text:h text:style-name="P206" text:outline-level="1"><text:soft-page-break/></text:h>
      <text:h text:style-name="P206" text:outline-level="1"/>
      <text:h text:style-name="P206" text:outline-level="1"/>
      <text:h text:style-name="P206"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07"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42995202" text:style-name="L1">
        <text:list-item>
          <text:p text:style-name="P240">Klicke oben rechts auf dein Profilbild und wähle "Settings" aus.</text:p>
        </text:list-item>
      </text:list>
      <text:list xml:id="list3695494347" text:style-name="L2">
        <text:list-item>
          <text:p text:style-name="P248"><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2245810453" text:style-name="L3">
        <text:list-item>
          <text:p text:style-name="P249"><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646395107" text:style-name="L4">
        <text:list-item>
          <text:p text:style-name="P250"><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208"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08"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5">Kann aber auch über:</text:p>
      <text:p text:style-name="P75">&lt;script setup&gt;</text:p>
      <text:p text:style-name="P75">import {useDisplay} from "vuetify";</text:p>
      <text:p text:style-name="P75">const { smAndUp } = useDisplay();</text:p>
      <text:p text:style-name="P76"><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5"/>
      <text:h text:style-name="P208"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39">plugins</text:span><text:span text:style-name="T27">: [</text:span><text:line-break/><text:span text:style-name="T27"> <text:s text:c="3"/></text:span><text:span text:style-name="T45">createPersistedState</text:span><text:span text:style-name="T27">({</text:span><text:line-break/><text:span text:style-name="T27"> <text:s text:c="7"/></text:span><text:span text:style-name="T39">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39">storage</text:span><text:span text:style-name="T27">: </text:span><text:span text:style-name="T56">window</text:span><text:span text:style-name="T27">.</text:span><text:span text:style-name="T39">sessionStorage</text:span><text:span text:style-name="T27">, </text:span><text:span text:style-name="T52">// Verwendung von sessionStorage statt localStorage</text:span><text:line-break/><text:span text:style-name="T52"> <text:s text:c="3"/></text:span><text:span text:style-name="T27">}),</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3">existingItem</text:span><text:span text:style-name="T27">.</text:span><text:span text:style-name="T33">externeID</text:span><text:span text:style-name="T27">.</text:span><text:span text:style-name="T45">push</text:span><text:span text:style-name="T27">(value.</text:span><text:span text:style-name="T33">externeID</text:span><text:span text:style-name="T27">.</text:span><text:span text:style-name="T39">value</text:span><text:span text:style-name="T27">);</text:span><text:line-break/></text:p>
      <text:p text:style-name="P62"/>
      <text:p text:style-name="P62"/>
      <text:h text:style-name="P209" text:outline-level="2"><text:bookmark-start text:name="__RefHeading___Toc2356_3394150493"/>Variable Anzahl an Textfeldern genieren, wie z.B. beim erfassen der externenID<text:bookmark-end text:name="__RefHeading___Toc2356_3394150493"/></text:h>
      <text:h text:style-name="P209" text:outline-level="2"/>
      <text:p text:style-name="P64">Dazu muss das Array initalisert werden:</text:p>
      <text:p text:style-name="P33"><text:span text:style-name="T18">const </text:span><text:span text:style-name="T33">idArtikel </text:span><text:span text:style-name="T27">= computed(()=&gt; </text:span><text:span text:style-name="T56">store</text:span><text:span text:style-name="T27">.</text:span><text:span text:style-name="T39">getters</text:span><text:span text:style-name="T27">.</text:span><text:span text:style-name="T39">getShowDialogExterneInventarNummer</text:span><text:span text:style-name="T27">.</text:span><text:span text:style-name="T39">idArtikel</text:span><text:span text:style-name="T27">)</text:span><text:line-break/><text:span text:style-name="T18">const </text:span><text:span text:style-name="T33">textInventarNummern </text:span><text:span text:style-name="T27">= ref([]);</text:span></text:p>
      <text:p text:style-name="P140"/>
      <text:p text:style-name="P33"><text:span text:style-name="T27">watch(</text:span><text:line-break/><text:span text:style-name="T27"> <text:s text:c="3"/>() =&gt; </text:span><text:span text:style-name="T33">showDialog</text:span><text:span text:style-name="T27">.</text:span><text:span text:style-name="T39">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2">// Dialog wird geöffnet</text:span><text:line-break/><text:span text:style-name="T52"> <text:s text:c="7"/></text:span><text:span text:style-name="T33">textInventarNummern</text:span><text:span text:style-name="T27">.</text:span><text:span text:style-name="T39">value </text:span><text:span text:style-name="T27">= [...</text:span><text:span text:style-name="T56">store</text:span><text:span text:style-name="T27">.</text:span><text:span text:style-name="T39">getters</text:span><text:span text:style-name="T27">.</text:span><text:span text:style-name="T39">getExterneNummernForArtikel</text:span><text:span text:style-name="T27">(</text:span><text:span text:style-name="T33">idArtikel</text:span><text:span text:style-name="T27">.</text:span><text:span text:style-name="T39">value</text:span><text:span text:style-name="T27">)];</text:span><text:line-break/><text:line-break/><text:span text:style-name="T27"> <text:s text:c="7"/></text:span><text:span text:style-name="T52">// Anpassung der Länge von textInventarNummern</text:span><text:line-break/><text:span text:style-name="T52"> <text:s text:c="7"/></text:span><text:span text:style-name="T18">if </text:span><text:span text:style-name="T27">(</text:span><text:span text:style-name="T33">textInventarNummern</text:span><text:span text:style-name="T27">.</text:span><text:span text:style-name="T39">value</text:span><text:span text:style-name="T27">.</text:span><text:span text:style-name="T39">length </text:span><text:span text:style-name="T27">&lt; </text:span><text:span text:style-name="T33">dialogFormFields</text:span><text:span text:style-name="T27">.</text:span><text:span text:style-name="T39">value</text:span><text:span text:style-name="T27">) {</text:span><text:line-break/><text:span text:style-name="T27"> <text:s text:c="9"/></text:span><text:span text:style-name="T18">const </text:span><text:span text:style-name="T33">differenz </text:span><text:span text:style-name="T27">= </text:span><text:span text:style-name="T33">dialogFormFields</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39">length</text:span><text:span text:style-name="T27">;</text:span><text:line-break/><text:span text:style-name="T27"> <text:s text:c="9"/></text:span><text:span text:style-name="T33">textInventarNummern</text:span><text:span text:style-name="T27">.</text:span><text:span text:style-name="T39">value</text:span><text:span text:style-name="T27">.</text:span><text:span text:style-name="T45">push</text:span><text:span text:style-name="T27">(...</text:span><text:span text:style-name="T56">Array</text:span><text:span text:style-name="T27">(</text:span><text:span text:style-name="T33">differenz</text:span><text:span text:style-name="T27">).</text:span><text:span text:style-name="T45">fill</text:span><text:span text:style-name="T27">(</text:span><text:span text:style-name="T2">''</text:span><text:span text:style-name="T27">));</text:span><text:line-break/><text:span text:style-name="T27"> <text:s text:c="7"/>} </text:span><text:span text:style-name="T18">else if </text:span><text:span text:style-name="T27">(</text:span><text:span text:style-name="T33">textInventarNummern</text:span><text:span text:style-name="T27">.</text:span><text:span text:style-name="T39">value</text:span><text:span text:style-name="T27">.</text:span><text:span text:style-name="T39">length </text:span><text:span text:style-name="T27">&gt; </text:span><text:span text:style-name="T33">dialogFormFields</text:span><text:span text:style-name="T27">.</text:span><text:span text:style-name="T39">value</text:span><text:span text:style-name="T27">) {</text:span><text:line-break/><text:span text:style-name="T27"> <text:s text:c="9"/></text:span><text:span text:style-name="T33">textInventarNummern</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45">slice</text:span><text:span text:style-name="T27">(</text:span><text:span text:style-name="T66">0</text:span><text:span text:style-name="T27">, </text:span><text:span text:style-name="T33">dialogFormFields</text:span><text:span text:style-name="T27">.</text:span><text:span text:style-name="T39">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39">immediate</text:span><text:span text:style-name="T27">: </text:span><text:span text:style-name="T18">true </text:span><text:span text:style-name="T27">}</text:span><text:line-break/><text:span text:style-name="T27">);</text:span></text:p>
      <text:p text:style-name="P64"/>
      <text:p text:style-name="P64"/>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text:span><text:soft-page-break/><text:span text:style-name="T76">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7"><text:span text:style-name="Source_20_Text"><text:span text:style-name="T76">// Anpassung der Länge von textInventarNummern</text:span></text:span></text:p>
      <text:p text:style-name="P77"><text:span text:style-name="Source_20_Text"><text:span text:style-name="T76">if (textInventarNummern.value.length &lt; dialogFormFields.value) {</text:span></text:span></text:p>
      <text:p text:style-name="P77"><text:span text:style-name="Source_20_Text"><text:span text:style-name="T76"><text:s text:c="2"/>const differenz = dialogFormFields.value - textInventarNummern.value.length;</text:span></text:span></text:p>
      <text:p text:style-name="P77"><text:span text:style-name="Source_20_Text"><text:span text:style-name="T76"><text:s text:c="2"/>textInventarNummern.value.push(...Array(differenz).fill(''));</text:span></text:span></text:p>
      <text:p text:style-name="P77"><text:span text:style-name="Source_20_Text"><text:span text:style-name="T76">} else if (textInventarNummern.value.length &gt; dialogFormFields.value) {</text:span></text:span></text:p>
      <text:p text:style-name="P77"><text:span text:style-name="Source_20_Text"><text:span text:style-name="T76"><text:s text:c="2"/>textInventarNummern.value = textInventarNummern.value.slice(0, dialogFormFields.value);</text:span></text:span></text:p>
      <text:p text:style-name="P78"><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7"><text:span text:style-name="Source_20_Text"><text:span text:style-name="T76">if (textInventarNummern.value.length &lt; dialogFormFields.value) {</text:span></text:span></text:p>
      <text:p text:style-name="P77"><text:span text:style-name="Source_20_Text"><text:span text:style-name="T76"><text:s text:c="2"/>// ...</text:span></text:span></text:p>
      <text:p text:style-name="P78"><text:span text:style-name="Source_20_Text"><text:span text:style-name="T76">}</text:span></text:span></text:p>
      <text:list xml:id="list3987120661" text:style-name="L5">
        <text:list-item>
          <text:p text:style-name="P251"><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7"><text:span text:style-name="Source_20_Text"><text:span text:style-name="T76">const differenz = dialogFormFields.value - textInventarNummern.value.length;</text:span></text:span></text:p>
      <text:p text:style-name="P78"><text:span text:style-name="Source_20_Text"><text:span text:style-name="T76">textInventarNummern.value.push(...Array(differenz).fill(''));</text:span></text:span></text:p>
      <text:list xml:id="list240989118" text:style-name="L6">
        <text:list-item>
          <text:p text:style-name="P252"><text:span text:style-name="Strong_20_Emphasis"><text:span text:style-name="T76">Berechnung der Differenz:</text:span></text:span></text:p>
          <text:list>
            <text:list-item>
              <text:p text:style-name="P252"><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52"><text:span text:style-name="Strong_20_Emphasis"><text:span text:style-name="T76">Beispiel:</text:span></text:span></text:p>
              <text:list>
                <text:list-item>
                  <text:p text:style-name="P252"><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52"><text:span text:style-name="T76">Dann ist </text:span><text:span text:style-name="Source_20_Text"><text:span text:style-name="T76">differenz = 5 - 3 = 2</text:span></text:span><text:span text:style-name="T76">.</text:span></text:p>
                </text:list-item>
              </text:list>
            </text:list-item>
          </text:list>
        </text:list-item>
        <text:list-item>
          <text:p text:style-name="P252"><text:span text:style-name="Strong_20_Emphasis"><text:span text:style-name="T76">Hinzufügen der fehlenden Elemente:</text:span></text:span></text:p>
          <text:list>
            <text:list-item>
              <text:p text:style-name="P252"><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53"><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52"><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53"><text:soft-page-break/><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52"><text:span text:style-name="Strong_20_Emphasis"><text:span text:style-name="T76">Ergebnis:</text:span></text:span></text:p>
              <text:list>
                <text:list-item>
                  <text:p text:style-name="P253"><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52"><text:span text:style-name="Strong_20_Emphasis"><text:span text:style-name="T76">Warum wird das gemacht?</text:span></text:span></text:p>
          <text:list>
            <text:list-item>
              <text:p text:style-name="P24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7"><text:span text:style-name="Source_20_Text"><text:span text:style-name="T76">else if (textInventarNummern.value.length &gt; dialogFormFields.value) {</text:span></text:span></text:p>
      <text:p text:style-name="P77"><text:span text:style-name="Source_20_Text"><text:span text:style-name="T76"><text:s text:c="2"/>textInventarNummern.value = textInventarNummern.value.slice(0, dialogFormFields.value);</text:span></text:span></text:p>
      <text:p text:style-name="P78"><text:span text:style-name="Source_20_Text"><text:span text:style-name="T76">}</text:span></text:span></text:p>
      <text:list xml:id="list719174041" text:style-name="L7">
        <text:list-item>
          <text:p text:style-name="P254"><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54"><text:span text:style-name="Strong_20_Emphasis"><text:span text:style-name="T76">Wenn ja, überschüssige Elemente entfernen:</text:span></text:span></text:p>
          <text:list>
            <text:list-item>
              <text:p text:style-name="P254"><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54"><text:span text:style-name="Strong_20_Emphasis"><text:span text:style-name="T76">Beispiel:</text:span></text:span></text:p>
              <text:list>
                <text:list-item>
                  <text:p text:style-name="P254"><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54"><text:span text:style-name="Source_20_Text"><text:span text:style-name="T76">textInventarNummern.value.slice(0, 3)</text:span></text:span><text:span text:style-name="T76"> ergibt ein Array mit den ersten 3 Elementen.</text:span></text:p>
                </text:list-item>
              </text:list>
            </text:list-item>
            <text:list-item>
              <text:p text:style-name="P254"><text:span text:style-name="Strong_20_Emphasis"><text:span text:style-name="T76">Ergebnis:</text:span></text:span></text:p>
              <text:list>
                <text:list-item>
                  <text:p text:style-name="P255"><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54"><text:span text:style-name="Strong_20_Emphasis"><text:span text:style-name="T76">Warum wird das gemacht?</text:span></text:span></text:p>
          <text:list>
            <text:list-item>
              <text:p text:style-name="P24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3055815541" text:style-name="L8">
        <text:list-item>
          <text:p text:style-name="P256"><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62458098" text:style-name="L9">
        <text:list-item>
          <text:p text:style-name="P257"><text:span text:style-name="Strong_20_Emphasis"><text:span text:style-name="T76">Konsistenz zwischen Daten und Darstellung:</text:span></text:span></text:p>
          <text:list>
            <text:list-item>
              <text:p text:style-name="P257"><text:soft-page-break/><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43">Wenn die Anzahl der Eingabefelder sich ändert (z. B. weil der Benutzer die Menge anpasst), muss das Array entsprechend angepasst werden.</text:p>
            </text:list-item>
          </text:list>
        </text:list-item>
        <text:list-item>
          <text:p text:style-name="P257"><text:span text:style-name="Strong_20_Emphasis"><text:span text:style-name="T76">Vermeidung von Fehlern:</text:span></text:span></text:p>
          <text:list>
            <text:list-item>
              <text:p text:style-name="P257"><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4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717863693" text:style-name="L10">
        <text:list-item>
          <text:p text:style-name="P258"><text:span text:style-name="Strong_20_Emphasis"><text:span text:style-name="T76">Anfangszustand:</text:span></text:span></text:p>
          <text:list>
            <text:list-item>
              <text:p text:style-name="P258"><text:span text:style-name="Source_20_Text"><text:span text:style-name="T76">dialogFormFields.value</text:span></text:span><text:span text:style-name="T76"> = 4</text:span></text:p>
            </text:list-item>
            <text:list-item>
              <text:p text:style-name="P258"><text:span text:style-name="Source_20_Text"><text:span text:style-name="T76">textInventarNummern.value</text:span></text:span><text:span text:style-name="T76"> = ['ID1', 'ID2']</text:span></text:p>
            </text:list-item>
          </text:list>
        </text:list-item>
        <text:list-item>
          <text:p text:style-name="P258"><text:span text:style-name="Strong_20_Emphasis"><text:span text:style-name="T76">Berechnung:</text:span></text:span></text:p>
          <text:list>
            <text:list-item>
              <text:p text:style-name="P258"><text:span text:style-name="Source_20_Text"><text:span text:style-name="T76">textInventarNummern.value.length</text:span></text:span><text:span text:style-name="T76"> = 2</text:span></text:p>
            </text:list-item>
            <text:list-item>
              <text:p text:style-name="P258"><text:span text:style-name="Source_20_Text"><text:span text:style-name="T76">differenz</text:span></text:span><text:span text:style-name="T76"> = 4 - 2 = 2</text:span></text:p>
            </text:list-item>
          </text:list>
        </text:list-item>
        <text:list-item>
          <text:p text:style-name="P258"><text:span text:style-name="Strong_20_Emphasis"><text:span text:style-name="T76">Aktion:</text:span></text:span></text:p>
          <text:list>
            <text:list-item>
              <text:p text:style-name="P259"><text:span text:style-name="T76">Füge 2 leere Strings hinzu: </text:span><text:span text:style-name="Source_20_Text"><text:span text:style-name="T76">['', '']</text:span></text:span></text:p>
            </text:list-item>
          </text:list>
        </text:list-item>
        <text:list-item>
          <text:p text:style-name="P258"><text:span text:style-name="Strong_20_Emphasis"><text:span text:style-name="T76">Ergebnis:</text:span></text:span></text:p>
          <text:list>
            <text:list-item>
              <text:p text:style-name="P258"><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2144521712" text:style-name="L11">
        <text:list-item>
          <text:p text:style-name="P260"><text:span text:style-name="Strong_20_Emphasis"><text:span text:style-name="T76">Anfangszustand:</text:span></text:span></text:p>
          <text:list>
            <text:list-item>
              <text:p text:style-name="P260"><text:span text:style-name="Source_20_Text"><text:span text:style-name="T76">dialogFormFields.value</text:span></text:span><text:span text:style-name="T76"> = 3</text:span></text:p>
            </text:list-item>
            <text:list-item>
              <text:p text:style-name="P260"><text:span text:style-name="Source_20_Text"><text:span text:style-name="T76">textInventarNummern.value</text:span></text:span><text:span text:style-name="T76"> = ['ID1', 'ID2', 'ID3', 'ID4']</text:span></text:p>
            </text:list-item>
          </text:list>
        </text:list-item>
        <text:list-item>
          <text:p text:style-name="P260"><text:span text:style-name="Strong_20_Emphasis"><text:span text:style-name="T76">Berechnung:</text:span></text:span></text:p>
          <text:list>
            <text:list-item>
              <text:p text:style-name="P261"><text:span text:style-name="Source_20_Text"><text:span text:style-name="T76">textInventarNummern.value.length</text:span></text:span><text:span text:style-name="T76"> = 4</text:span></text:p>
            </text:list-item>
          </text:list>
        </text:list-item>
        <text:list-item>
          <text:p text:style-name="P260"><text:span text:style-name="Strong_20_Emphasis"><text:span text:style-name="T76">Aktion:</text:span></text:span></text:p>
          <text:list>
            <text:list-item>
              <text:p text:style-name="P244">Schneide das Array auf die ersten 3 Elemente zu.</text:p>
            </text:list-item>
          </text:list>
        </text:list-item>
        <text:list-item>
          <text:p text:style-name="P260"><text:span text:style-name="Strong_20_Emphasis"><text:span text:style-name="T76">Ergebnis:</text:span></text:span></text:p>
          <text:list>
            <text:list-item>
              <text:p text:style-name="P260"><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oft-page-break/><text:span text:style-name="Strong_20_Emphasis"><text:span text:style-name="T76">Szenario 3: Array hat die richtige Länge</text:span></text:span><text:bookmark-end text:name="__RefHeading___Toc2378_3394150493"/></text:h>
      <text:list xml:id="list3888164128" text:style-name="L12">
        <text:list-item>
          <text:p text:style-name="P262"><text:span text:style-name="Strong_20_Emphasis"><text:span text:style-name="T76">Anfangszustand:</text:span></text:span></text:p>
          <text:list>
            <text:list-item>
              <text:p text:style-name="P262"><text:span text:style-name="Source_20_Text"><text:span text:style-name="T76">dialogFormFields.value</text:span></text:span><text:span text:style-name="T76"> = 3</text:span></text:p>
            </text:list-item>
            <text:list-item>
              <text:p text:style-name="P262"><text:span text:style-name="Source_20_Text"><text:span text:style-name="T76">textInventarNummern.value</text:span></text:span><text:span text:style-name="T76"> = ['ID1', 'ID2', 'ID3']</text:span></text:p>
            </text:list-item>
          </text:list>
        </text:list-item>
        <text:list-item>
          <text:p text:style-name="P262"><text:span text:style-name="Strong_20_Emphasis"><text:span text:style-name="T76">Aktion:</text:span></text:span></text:p>
          <text:list>
            <text:list-item>
              <text:p text:style-name="P245">Keine Anpassung notwendig.</text:p>
            </text:list-item>
          </text:list>
        </text:list-item>
        <text:list-item>
          <text:p text:style-name="P262"><text:span text:style-name="Strong_20_Emphasis"><text:span text:style-name="T76">Ergebnis:</text:span></text:span></text:p>
          <text:list>
            <text:list-item>
              <text:p text:style-name="P262"><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241234936" text:style-name="L13">
        <text:list-item>
          <text:p text:style-name="P263"><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63"><text:span text:style-name="Strong_20_Emphasis"><text:span text:style-name="T76">Warum ist das wichtig?</text:span></text:span></text:p>
          <text:list>
            <text:list-item>
              <text:p text:style-name="P246">Damit jedes Eingabefeld im Dialog korrekt mit einem Element im Array verknüpft ist.</text:p>
            </text:list-item>
            <text:list-item>
              <text:p text:style-name="P246">Um Fehler und Inkonsistenzen zu vermeiden.</text:p>
            </text:list-item>
          </text:list>
        </text:list-item>
        <text:list-item>
          <text:p text:style-name="P263"><text:span text:style-name="Strong_20_Emphasis"><text:span text:style-name="T76">Wie funktioniert der Code?</text:span></text:span></text:p>
          <text:list>
            <text:list-item>
              <text:p text:style-name="P263"><text:span text:style-name="Strong_20_Emphasis"><text:span text:style-name="T76">Wenn das Array zu kurz ist:</text:span></text:span><text:span text:style-name="T76"> Fehlende Elemente hinzufügen, indem leere Strings angehängt werden.</text:span></text:p>
            </text:list-item>
            <text:list-item>
              <text:p text:style-name="P263"><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3670140616" text:style-name="L14">
        <text:list-item>
          <text:p text:style-name="P264"><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64"><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64"><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5"/>
      <text:p text:style-name="P62"/>
      <text:p text:style-name="P69"/>
      <text:p text:style-name="P69"><text:soft-page-break/></text:p>
      <text:p text:style-name="P69"/>
      <text:p text:style-name="P69"/>
      <text:p text:style-name="P69"/>
      <text:p text:style-name="P69"/>
      <text:p text:style-name="P69"/>
      <text:h text:style-name="P209"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69">&lt;v-card </text:span><text:span text:style-name="T71">class</text:span><text:span text:style-name="T2">="d-flex mb-4 bg-transparent rounded-0"</text:span><text:span text:style-name="T69">&gt;</text:span><text:line-break/><text:span text:style-name="T69"> <text:s/>&lt;v-chip</text:span><text:line-break/><text:span text:style-name="T69"> <text:s text:c="5"/></text:span><text:span text:style-name="T71">class</text:span><text:span text:style-name="T2">="flex-grow-1 vChipStep rounded-0 mr-1"</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1-circle" </text:span><text:span text:style-name="T71">start</text:span><text:span text:style-name="T69">&gt;&lt;/v-icon&gt;</text:span><text:line-break/><text:span text:style-name="T69"> <text:s text:c="3"/></text:span><text:span text:style-name="T27">Mitglied auswählen</text:span><text:line-break/><text:span text:style-name="T27"> <text:s/></text:span><text:span text:style-name="T69">&lt;/v-chip&gt;</text:span><text:line-break/><text:span text:style-name="T69"> <text:s/>&lt;v-chip</text:span><text:line-break/><text:span text:style-name="T69"> <text:s text:c="5"/></text:span><text:span text:style-name="T71">class</text:span><text:span text:style-name="T2">="flex-grow-1 vChipStep rounded-0 mr-1"</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2-circle" </text:span><text:span text:style-name="T71">start</text:span><text:span text:style-name="T69">&gt;&lt;/v-icon&gt;</text:span><text:line-break/><text:span text:style-name="T69"> <text:s text:c="3"/></text:span><text:span text:style-name="T27">Artikel auswählen</text:span><text:line-break/><text:span text:style-name="T27"> <text:s/></text:span><text:span text:style-name="T69">&lt;/v-chip&gt;</text:span><text:line-break/><text:span text:style-name="T69"> <text:s/>&lt;v-chip</text:span><text:line-break/><text:span text:style-name="T69"> <text:s text:c="5"/></text:span><text:span text:style-name="T71">class</text:span><text:span text:style-name="T2">="flex-grow-1 vChipStep rounded-0"</text:span><text:line-break/><text:span text:style-name="T2"> <text:s text:c="5"/></text:span><text:span text:style-name="T71">color</text:span><text:span text:style-name="T2">="primary"</text:span><text:line-break/><text:span text:style-name="T2"> <text:s/></text:span><text:span text:style-name="T69">&gt;</text:span><text:line-break/><text:span text:style-name="T69"> <text:s text:c="3"/>&lt;v-icon </text:span><text:span text:style-name="T71">icon</text:span><text:span text:style-name="T2">="mdi-numeric-3-circle" </text:span><text:span text:style-name="T71">start</text:span><text:span text:style-name="T69">&gt;&lt;/v-icon&gt;</text:span><text:line-break/><text:span text:style-name="T69"> <text:s text:c="3"/></text:span><text:span text:style-name="T27">Vorgang buchen</text:span><text:line-break/><text:span text:style-name="T27"> <text:s/></text:span><text:span text:style-name="T69">&lt;/v-chip&gt;</text:span><text:line-break/><text:span text:style-name="T69">&lt;/v-card&gt;</text:span></text:p>
      <text:p text:style-name="P34"/>
      <text:h text:style-name="P209"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7"><text:span text:style-name="Source_20_Text"><text:span text:style-name="T76">const currentPage = ref(0);</text:span></text:span></text:p>
      <text:p text:style-name="P77"><text:span text:style-name="Source_20_Text"><text:span text:style-name="T76">const btnText = ref('Artikel wählen &gt;&gt;');</text:span></text:span></text:p>
      <text:p text:style-name="P78"><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7"><text:span text:style-name="Source_20_Text"><text:span text:style-name="T76">function updateUI() {</text:span></text:span></text:p>
      <text:p text:style-name="P77"><text:span text:style-name="Source_20_Text"><text:span text:style-name="T76"><text:s text:c="2"/>// Update Chip Colors</text:span></text:span></text:p>
      <text:p text:style-name="P77"><text:soft-page-break/><text:span text:style-name="Source_20_Text"><text:span text:style-name="T76"><text:s text:c="2"/>vChipColors.value = ['default', 'default', 'default'];</text:span></text:span></text:p>
      <text:p text:style-name="P77"><text:span text:style-name="Source_20_Text"><text:span text:style-name="T76"><text:s text:c="2"/>vChipColors.value[currentPage.value] = 'primary';</text:span></text:span></text:p>
      <text:p text:style-name="P7"/>
      <text:p text:style-name="P77"><text:span text:style-name="Source_20_Text"><text:span text:style-name="T76"><text:s text:c="2"/>// Update Button Text</text:span></text:span></text:p>
      <text:p text:style-name="P77"><text:span text:style-name="Source_20_Text"><text:span text:style-name="T76"><text:s text:c="2"/>if (currentPage.value === 0) {</text:span></text:span></text:p>
      <text:p text:style-name="P77"><text:span text:style-name="Source_20_Text"><text:span text:style-name="T76"><text:s text:c="4"/>btnText.value = 'Artikel wählen &gt;&gt;';</text:span></text:span></text:p>
      <text:p text:style-name="P77"><text:span text:style-name="Source_20_Text"><text:span text:style-name="T76"><text:s text:c="2"/>} else if (currentPage.value === 1) {</text:span></text:span></text:p>
      <text:p text:style-name="P77"><text:span text:style-name="Source_20_Text"><text:span text:style-name="T76"><text:s text:c="4"/>btnText.value = 'zur Übersicht &gt;&gt;';</text:span></text:span></text:p>
      <text:p text:style-name="P77"><text:span text:style-name="Source_20_Text"><text:span text:style-name="T76"><text:s text:c="2"/>} else if (currentPage.value === 2) {</text:span></text:span></text:p>
      <text:p text:style-name="P77"><text:span text:style-name="Source_20_Text"><text:span text:style-name="T76"><text:s text:c="4"/>btnText.value = 'Vorgang buchen &gt;&gt;';</text:span></text:span></text:p>
      <text:p text:style-name="P77"><text:span text:style-name="Source_20_Text"><text:span text:style-name="T76"><text:s text:c="2"/>}</text:span></text:span></text:p>
      <text:p text:style-name="P77"><text:span text:style-name="Source_20_Text"><text:span text:style-name="T76"><text:s text:c="2"/>console.log('currentPage', currentPage.value);</text:span></text:span></text:p>
      <text:p text:style-name="P77"><text:span text:style-name="Source_20_Text"><text:span text:style-name="T76">}</text:span></text:span></text:p>
      <text:p text:style-name="P7"/>
      <text:p text:style-name="P77"><text:span text:style-name="Source_20_Text"><text:span text:style-name="T76">async function nextPage() {</text:span></text:span></text:p>
      <text:p text:style-name="P77"><text:span text:style-name="Source_20_Text"><text:span text:style-name="T76"><text:s text:c="2"/>if (currentPage.value === 2) {</text:span></text:span></text:p>
      <text:p text:style-name="P77"><text:span text:style-name="Source_20_Text"><text:span text:style-name="T76"><text:s text:c="4"/>await leihvorgangBuchen();</text:span></text:span></text:p>
      <text:p text:style-name="P77"><text:span text:style-name="Source_20_Text"><text:span text:style-name="T76"><text:s text:c="2"/>} else {</text:span></text:span></text:p>
      <text:p text:style-name="P77"><text:span text:style-name="Source_20_Text"><text:span text:style-name="T76"><text:s text:c="4"/>currentPage.value += 1;</text:span></text:span></text:p>
      <text:p text:style-name="P77"><text:span text:style-name="Source_20_Text"><text:span text:style-name="T76"><text:s text:c="4"/>updateUI();</text:span></text:span></text:p>
      <text:p text:style-name="P77"><text:span text:style-name="Source_20_Text"><text:span text:style-name="T76"><text:s text:c="2"/>}</text:span></text:span></text:p>
      <text:p text:style-name="P77"><text:span text:style-name="Source_20_Text"><text:span text:style-name="T76">}</text:span></text:span></text:p>
      <text:p text:style-name="P7"/>
      <text:p text:style-name="P77"><text:span text:style-name="Source_20_Text"><text:span text:style-name="T76">function previousPage() {</text:span></text:span></text:p>
      <text:p text:style-name="P77"><text:span text:style-name="Source_20_Text"><text:span text:style-name="T76"><text:s text:c="2"/>if (currentPage.value &gt; 0) {</text:span></text:span></text:p>
      <text:p text:style-name="P77"><text:span text:style-name="Source_20_Text"><text:span text:style-name="T76"><text:s text:c="4"/>currentPage.value--;</text:span></text:span></text:p>
      <text:p text:style-name="P77"><text:span text:style-name="Source_20_Text"><text:span text:style-name="T76"><text:s text:c="4"/>updateUI();</text:span></text:span></text:p>
      <text:p text:style-name="P77"><text:span text:style-name="Source_20_Text"><text:span text:style-name="T76"><text:s text:c="2"/>}</text:span></text:span></text:p>
      <text:p text:style-name="P78"><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7"><text:span text:style-name="Source_20_Text"><text:span text:style-name="T76">onMounted(() =&gt; {</text:span></text:span></text:p>
      <text:p text:style-name="P77"><text:span text:style-name="Source_20_Text"><text:span text:style-name="T76"><text:s text:c="2"/>updateUI();</text:span></text:span></text:p>
      <text:p text:style-name="P78"><text:span text:style-name="Source_20_Text"><text:span text:style-name="T76">});</text:span></text:span></text:p>
      <text:p text:style-name="Text_20_body"><text:span text:style-name="Strong_20_Emphasis"><text:span text:style-name="T76">Template:</text:span></text:span></text:p>
      <text:p text:style-name="P6">html</text:p>
      <text:p text:style-name="P6">Copy code</text:p>
      <text:p text:style-name="P77"><text:span text:style-name="Source_20_Text"><text:span text:style-name="T76">&lt;v-chip :color="vChipColors[0]" ...&gt; &lt;!-- Schritt 1 --&gt;</text:span></text:span></text:p>
      <text:p text:style-name="P77"><text:span text:style-name="Source_20_Text"><text:span text:style-name="T76"><text:s text:c="2"/>&lt;v-icon icon="mdi-numeric-1-circle" start&gt;&lt;/v-icon&gt;</text:span></text:span></text:p>
      <text:p text:style-name="P77"><text:span text:style-name="Source_20_Text"><text:span text:style-name="T76"><text:s text:c="2"/>Mitglied auswählen</text:span></text:span></text:p>
      <text:p text:style-name="P77"><text:span text:style-name="Source_20_Text"><text:span text:style-name="T76">&lt;/v-chip&gt;</text:span></text:span></text:p>
      <text:p text:style-name="P77"><text:span text:style-name="Source_20_Text"><text:span text:style-name="T76">&lt;v-chip :color="vChipColors[1]" ...&gt; &lt;!-- Schritt 2 --&gt;</text:span></text:span></text:p>
      <text:p text:style-name="P77"><text:span text:style-name="Source_20_Text"><text:span text:style-name="T76"><text:s text:c="2"/>&lt;v-icon icon="mdi-numeric-2-circle" start&gt;&lt;/v-icon&gt;</text:span></text:span></text:p>
      <text:p text:style-name="P77"><text:span text:style-name="Source_20_Text"><text:span text:style-name="T76"><text:s text:c="2"/>Artikel auswählen</text:span></text:span></text:p>
      <text:p text:style-name="P77"><text:span text:style-name="Source_20_Text"><text:span text:style-name="T76">&lt;/v-chip&gt;</text:span></text:span></text:p>
      <text:p text:style-name="P77"><text:span text:style-name="Source_20_Text"><text:span text:style-name="T76">&lt;v-chip :color="vChipColors[2]" ...&gt; &lt;!-- Schritt 3 --&gt;</text:span></text:span></text:p>
      <text:p text:style-name="P77"><text:span text:style-name="Source_20_Text"><text:span text:style-name="T76"><text:s text:c="2"/>&lt;v-icon icon="mdi-numeric-3-circle" start&gt;&lt;/v-icon&gt;</text:span></text:span></text:p>
      <text:p text:style-name="P77"><text:span text:style-name="Source_20_Text"><text:span text:style-name="T76"><text:s text:c="2"/>Vorgang buchen</text:span></text:span></text:p>
      <text:p text:style-name="P78"><text:span text:style-name="Source_20_Text"><text:span text:style-name="T76">&lt;/v-chip&gt;</text:span></text:span></text:p>
      <text:p text:style-name="P5"/>
      <text:h text:style-name="Heading_20_3" text:outline-level="3"><text:bookmark-start text:name="__RefHeading___Toc2388_3394150493"/><text:soft-page-break/><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1">Vuex-Store getters</text:p>
      <text:p text:style-name="P72">getExterneNummernCount<text:span text:style-name="T72">()</text:span></text:p>
      <text:p text:style-name="P62"/>
      <text:p text:style-name="P74"><text:span text:style-name="T102">Das Problem in Ihrem Code entsteht durch den Zugriff auf </text:span><text:span text:style-name="Source_20_Text"><text:span text:style-name="T77">existingItem.externeID.length</text:span></text:span><text:span text:style-name="T102">, da </text:span><text:span text:style-name="Source_20_Text"><text:span text:style-name="T77">existingItem</text:span></text:span><text:span text:style-name="T102"> ein Array von </text:span><text:span text:style-name="Source_20_Text"><text:span text:style-name="T77">cartItem</text:span></text:span><text:span text:style-name="T102">-Objekten ist. Nach der </text:span><text:span text:style-name="Source_20_Text"><text:span text:style-name="T77">filter</text:span></text:span><text:span text:style-name="T102">-Operation bleibt </text:span><text:span text:style-name="Source_20_Text"><text:span text:style-name="T77">existingItem</text:span></text:span><text:span text:style-name="T102"> ein </text:span><text:span text:style-name="Strong_20_Emphasis"><text:span text:style-name="T102">Array</text:span></text:span><text:span text:style-name="T102">, das eine oder mehrere Instanzen von </text:span><text:span text:style-name="Source_20_Text"><text:span text:style-name="T77">cartItem</text:span></text:span><text:span text:style-name="T102"> enthält. Sie können also nicht direkt auf </text:span><text:span text:style-name="Source_20_Text"><text:span text:style-name="T77">existingItem.externeID</text:span></text:span><text:span text:style-name="T102"> zugreifen, da </text:span><text:span text:style-name="Source_20_Text"><text:span text:style-name="T77">existingItem</text:span></text:span><text:span text:style-name="T102"> keine direkte Eigenschaft </text:span><text:span text:style-name="Source_20_Text"><text:span text:style-name="T77">externeID</text:span></text:span><text:span text:style-name="T102"> hat, sondern mehrere Objekte enthält, die diese Eigenschaft haben.</text:span></text:p>
      <text:p text:style-name="P16">Ich erkläre Ihnen, wie Sie das Problem lösen und Ihre gewünschten Schritte erreichen:</text:p>
      <text:list xml:id="list3287168996" text:style-name="L15">
        <text:list-item>
          <text:p text:style-name="P266"><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66"><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65"><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2758015429" text:style-name="L16">
        <text:list-item>
          <text:p text:style-name="P268"><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68"><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67"><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7"><text:span text:style-name="Source_20_Text"><text:span text:style-name="T76">getExterneNummernCount: (state) =&gt; (idArtikel) =&gt; {</text:span></text:span></text:p>
      <text:p text:style-name="P77"><text:span text:style-name="Source_20_Text"><text:span text:style-name="T76"><text:s text:c="2"/>// Filtert cartItems nach dem passenden IDInventarArtikel</text:span></text:span></text:p>
      <text:p text:style-name="P77"><text:span text:style-name="Source_20_Text"><text:span text:style-name="T76"><text:s text:c="2"/>const existingItems = state.cartItems.filter((cartItem) =&gt;</text:span></text:span></text:p>
      <text:p text:style-name="P77"><text:span text:style-name="Source_20_Text"><text:span text:style-name="T76"><text:s text:c="4"/>cartItem.IDInventarArtikel === idArtikel</text:span></text:span></text:p>
      <text:p text:style-name="P77"><text:span text:style-name="Source_20_Text"><text:span text:style-name="T76"><text:s text:c="2"/>);</text:span></text:span></text:p>
      <text:p text:style-name="P7"/>
      <text:p text:style-name="P77"><text:span text:style-name="Source_20_Text"><text:span text:style-name="T76"><text:s text:c="2"/>// Falls kein passendes Item gefunden wird, geben wir 0 zurück</text:span></text:span></text:p>
      <text:p text:style-name="P77"><text:span text:style-name="Source_20_Text"><text:span text:style-name="T76"><text:s text:c="2"/>if (existingItems.length === 0) {</text:span></text:span></text:p>
      <text:p text:style-name="P77"><text:span text:style-name="Source_20_Text"><text:span text:style-name="T76"><text:s text:c="4"/>return 0;</text:span></text:span></text:p>
      <text:p text:style-name="P77"><text:span text:style-name="Source_20_Text"><text:span text:style-name="T76"><text:s text:c="2"/>}</text:span></text:span></text:p>
      <text:p text:style-name="P7"/>
      <text:p text:style-name="P77"><text:span text:style-name="Source_20_Text"><text:span text:style-name="T76"><text:s text:c="2"/>// Wir nehmen das erste gefundene Item, da IDInventarArtikel eindeutig sein sollte</text:span></text:span></text:p>
      <text:p text:style-name="P77"><text:span text:style-name="Source_20_Text"><text:span text:style-name="T76"><text:s text:c="2"/>const existingItem = existingItems[0];</text:span></text:span></text:p>
      <text:p text:style-name="P7"/>
      <text:p text:style-name="P77"><text:span text:style-name="Source_20_Text"><text:span text:style-name="T76"><text:s text:c="2"/>// Bereinigen des externeID-Arrays, um leere Werte zu entfernen</text:span></text:span></text:p>
      <text:p text:style-name="P77"><text:span text:style-name="Source_20_Text"><text:span text:style-name="T76"><text:s text:c="2"/>const cleanedExterneID = existingItem.externeID.filter(</text:span></text:span></text:p>
      <text:p text:style-name="P77"><text:span text:style-name="Source_20_Text"><text:span text:style-name="T76"><text:s text:c="4"/>(id) =&gt; id !== '' &amp;&amp; id !== null &amp;&amp; id !== undefined</text:span></text:span></text:p>
      <text:p text:style-name="P77"><text:span text:style-name="Source_20_Text"><text:span text:style-name="T76"><text:s text:c="2"/>);</text:span></text:span></text:p>
      <text:p text:style-name="P7"/>
      <text:p text:style-name="P77"><text:soft-page-break/><text:span text:style-name="Source_20_Text"><text:span text:style-name="T76"><text:s text:c="2"/>// Rückgabe der Länge des bereinigten Arrays</text:span></text:span></text:p>
      <text:p text:style-name="P77"><text:span text:style-name="Source_20_Text"><text:span text:style-name="T76"><text:s text:c="2"/>return cleanedExterneID.length;</text:span></text:span></text:p>
      <text:p text:style-name="P78"><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3783291579" text:style-name="L17">
        <text:list-item>
          <text:p text:style-name="P269"><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217">javascript</text:p>
          <text:p text:style-name="P217">Copy code</text:p>
          <text:p text:style-name="P215"><text:span text:style-name="Source_20_Text"><text:span text:style-name="T76">const existingItems = state.cartItems.filter((cartItem) =&gt;</text:span></text:span></text:p>
          <text:p text:style-name="P215"><text:span text:style-name="Source_20_Text"><text:span text:style-name="T76"><text:s text:c="2"/>cartItem.IDInventarArtikel === idArtikel</text:span></text:span></text:p>
          <text:p text:style-name="P216"><text:span text:style-name="Source_20_Text"><text:span text:style-name="T76">);</text:span></text:span></text:p>
          <text:list>
            <text:list-item>
              <text:p text:style-name="P270"><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70"><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69"><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217">javascript</text:p>
          <text:p text:style-name="P217">Copy code</text:p>
          <text:p text:style-name="P215"><text:span text:style-name="Source_20_Text"><text:span text:style-name="T76">if (existingItems.length === 0) {</text:span></text:span></text:p>
          <text:p text:style-name="P215"><text:span text:style-name="Source_20_Text"><text:span text:style-name="T76"><text:s text:c="2"/>return 0;</text:span></text:span></text:p>
          <text:p text:style-name="P216"><text:span text:style-name="Source_20_Text"><text:span text:style-name="T76">}</text:span></text:span></text:p>
          <text:list>
            <text:list-item>
              <text:p text:style-name="P270"><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69"><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217">javascript</text:p>
          <text:p text:style-name="P217">Copy code</text:p>
          <text:p text:style-name="P215"><text:span text:style-name="Source_20_Text"><text:span text:style-name="T76">const existingItem = existingItems[0];</text:span></text:span></text:p>
          <text:p text:style-name="P215"><text:span text:style-name="Source_20_Text"><text:span text:style-name="T76">const cleanedExterneID = existingItem.externeID.filter(</text:span></text:span></text:p>
          <text:p text:style-name="P215"><text:span text:style-name="Source_20_Text"><text:span text:style-name="T76"><text:s text:c="2"/>(id) =&gt; id !== '' &amp;&amp; id !== null &amp;&amp; id !== undefined</text:span></text:span></text:p>
          <text:p text:style-name="P216"><text:span text:style-name="Source_20_Text"><text:span text:style-name="T76">);</text:span></text:span></text:p>
          <text:list>
            <text:list-item>
              <text:p text:style-name="P270"><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70"><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69"><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217">javascript</text:p>
          <text:p text:style-name="P217">Copy code</text:p>
          <text:p text:style-name="P216"><text:span text:style-name="Source_20_Text"><text:span text:style-name="T76">return cleanedExterneID.length;</text:span></text:span></text:p>
          <text:list>
            <text:list-item>
              <text:p text:style-name="P24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179838528" text:style-name="L18">
        <text:list-item>
          <text:p text:style-name="P272"><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72"><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71"><text:soft-page-break/><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7"><text:span text:style-name="Source_20_Text"><text:span text:style-name="T76">getExterneNummernCount: (state) =&gt; (idArtikel) =&gt; {</text:span></text:span></text:p>
      <text:p text:style-name="P77"><text:span text:style-name="Source_20_Text"><text:span text:style-name="T76"><text:s text:c="2"/>// Filtert cartItems nach dem passenden IDInventarArtikel</text:span></text:span></text:p>
      <text:p text:style-name="P77"><text:span text:style-name="Source_20_Text"><text:span text:style-name="T76"><text:s text:c="2"/>const existingItems = state.cartItems.filter((cartItem) =&gt;</text:span></text:span></text:p>
      <text:p text:style-name="P77"><text:span text:style-name="Source_20_Text"><text:span text:style-name="T76"><text:s text:c="4"/>cartItem.IDInventarArtikel === idArtikel</text:span></text:span></text:p>
      <text:p text:style-name="P77"><text:span text:style-name="Source_20_Text"><text:span text:style-name="T76"><text:s text:c="2"/>);</text:span></text:span></text:p>
      <text:p text:style-name="P7"/>
      <text:p text:style-name="P77"><text:span text:style-name="Source_20_Text"><text:span text:style-name="T76"><text:s text:c="2"/>// Falls kein passendes Item gefunden wird, geben wir 0 zurück</text:span></text:span></text:p>
      <text:p text:style-name="P77"><text:span text:style-name="Source_20_Text"><text:span text:style-name="T76"><text:s text:c="2"/>if (existingItems.length === 0) {</text:span></text:span></text:p>
      <text:p text:style-name="P77"><text:span text:style-name="Source_20_Text"><text:span text:style-name="T76"><text:s text:c="4"/>return 0;</text:span></text:span></text:p>
      <text:p text:style-name="P77"><text:span text:style-name="Source_20_Text"><text:span text:style-name="T76"><text:s text:c="2"/>}</text:span></text:span></text:p>
      <text:p text:style-name="P7"/>
      <text:p text:style-name="P77"><text:span text:style-name="Source_20_Text"><text:span text:style-name="T76"><text:s text:c="2"/>// Bereinigen und Summieren der Länge der externen IDs aller passenden Items</text:span></text:span></text:p>
      <text:p text:style-name="P77"><text:span text:style-name="Source_20_Text"><text:span text:style-name="T76"><text:s text:c="2"/>return existingItems.reduce((acc, cartItem) =&gt; {</text:span></text:span></text:p>
      <text:p text:style-name="P77"><text:span text:style-name="Source_20_Text"><text:span text:style-name="T76"><text:s text:c="4"/>const cleanedExterneID = cartItem.externeID.filter(</text:span></text:span></text:p>
      <text:p text:style-name="P77"><text:span text:style-name="Source_20_Text"><text:span text:style-name="T76"><text:s text:c="6"/>(id) =&gt; id !== '' &amp;&amp; id !== null &amp;&amp; id !== undefined</text:span></text:span></text:p>
      <text:p text:style-name="P77"><text:span text:style-name="Source_20_Text"><text:span text:style-name="T76"><text:s text:c="4"/>);</text:span></text:span></text:p>
      <text:p text:style-name="P77"><text:span text:style-name="Source_20_Text"><text:span text:style-name="T76"><text:s text:c="4"/>return acc + cleanedExterneID.length;</text:span></text:span></text:p>
      <text:p text:style-name="P77"><text:span text:style-name="Source_20_Text"><text:span text:style-name="T76"><text:s text:c="2"/>}, 0);</text:span></text:span></text:p>
      <text:p text:style-name="P78"><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996581842" text:style-name="L19">
        <text:list-item>
          <text:p text:style-name="P274"><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74"><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74"><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73"><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8"><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3914109593" text:style-name="L20">
        <text:list-item>
          <text:p text:style-name="P276"><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75"><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7"><text:span text:style-name="Source_20_Text"><text:span text:style-name="T76">const cartItems = [</text:span></text:span></text:p>
      <text:p text:style-name="P77"><text:span text:style-name="Source_20_Text"><text:span text:style-name="T76"><text:s text:c="2"/>{ IDInventarArtikel: 1, ArtikelBezeichnung: 'Artikel A', externeID: ['123'] },</text:span></text:span></text:p>
      <text:p text:style-name="P77"><text:span text:style-name="Source_20_Text"><text:span text:style-name="T76"><text:s text:c="2"/>{ IDInventarArtikel: 2, ArtikelBezeichnung: 'Artikel B', externeID: ['456'] },</text:span></text:span></text:p>
      <text:p text:style-name="P78"><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7"><text:span text:style-name="Source_20_Text"><text:span text:style-name="T76">const existingItems = cartItems.filter(</text:span></text:span></text:p>
      <text:p text:style-name="P77"><text:span text:style-name="Source_20_Text"><text:span text:style-name="T76"><text:s text:c="2"/>(cartItem) =&gt; cartItem.IDInventarArtikel === 1</text:span></text:span></text:p>
      <text:p text:style-name="P78"><text:span text:style-name="Source_20_Text"><text:span text:style-name="T76">);</text:span></text:span></text:p>
      <text:p text:style-name="P16">Ergibt dies:</text:p>
      <text:p text:style-name="P6">javascript</text:p>
      <text:p text:style-name="P6">Copy code</text:p>
      <text:p text:style-name="P77"><text:span text:style-name="Source_20_Text"><text:span text:style-name="T76">existingItems = [</text:span></text:span></text:p>
      <text:p text:style-name="P77"><text:soft-page-break/><text:span text:style-name="Source_20_Text"><text:span text:style-name="T76"><text:s text:c="2"/>{ IDInventarArtikel: 1, ArtikelBezeichnung: 'Artikel A', externeID: ['123'] }</text:span></text:span></text:p>
      <text:p text:style-name="P78"><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8"><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8"><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2936385921" text:style-name="L21">
        <text:list-item>
          <text:p text:style-name="P278"><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78"><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77"><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4"/>
      <text:h text:style-name="P209"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4">cartItems</text:span><text:span text:style-name="T28">.</text:span><text:span text:style-name="T40">value</text:span><text:span text:style-name="T28">.</text:span><text:span text:style-name="T47">forEach</text:span><text:span text:style-name="T28">(item =&gt; {</text:span><text:line-break/><text:span text:style-name="T28"> <text:s text:c="3"/></text:span><text:span text:style-name="T19">const </text:span><text:span text:style-name="T34">menge </text:span><text:span text:style-name="T28">= item.</text:span><text:span text:style-name="T40">Menge</text:span><text:line-break/><text:span text:style-name="T40"> <text:s text:c="3"/></text:span><text:span text:style-name="T19">const </text:span><text:span text:style-name="T34">externeIDCount </text:span><text:span text:style-name="T28">= </text:span><text:span text:style-name="T56">store</text:span><text:span text:style-name="T28">.</text:span><text:span text:style-name="T40">getters</text:span><text:span text:style-name="T28">.</text:span><text:span text:style-name="T40">getExterneNummernCount</text:span><text:span text:style-name="T28">(item.</text:span><text:span text:style-name="T40">IDInventarArtikel</text:span><text:span text:style-name="T28">);</text:span><text:line-break/><text:line-break/><text:span text:style-name="T28"> <text:s text:c="3"/></text:span><text:span text:style-name="T19">if</text:span><text:span text:style-name="T28">(</text:span><text:span text:style-name="T34">menge </text:span><text:span text:style-name="T28">&lt; </text:span><text:span text:style-name="T34">externeIDCount</text:span><text:span text:style-name="T28">){</text:span><text:line-break/><text:span text:style-name="T28"> <text:s text:c="5"/></text:span><text:span text:style-name="T56">console</text:span><text:span text:style-name="T28">.</text:span><text:span text:style-name="T47">log</text:span><text:span text:style-name="T28">(</text:span><text:span text:style-name="T3">'menge &lt; externeIDCount'</text:span><text:span text:style-name="T28">, </text:span><text:span text:style-name="T34">menge</text:span><text:span text:style-name="T28">, </text:span><text:span text:style-name="T34">externeIDCount</text:span><text:span text:style-name="T28">);</text:span><text:line-break/><text:span text:style-name="T28"> <text:s text:c="5"/></text:span><text:span text:style-name="T56">store</text:span><text:span text:style-name="T28">.</text:span><text:span text:style-name="T40">dispatch</text:span><text:span text:style-name="T28">(</text:span><text:span text:style-name="T3">'setExterneInventarNummerToCartItem'</text:span><text:span text:style-name="T28">, {</text:span><text:span text:style-name="T40">idArtikel</text:span><text:span text:style-name="T28">: item.</text:span><text:span text:style-name="T40">IDInventarArtikel</text:span><text:span text:style-name="T28">, </text:span><text:soft-page-break/><text:span text:style-name="T40">correctionInventarNummerCount</text:span><text:span text:style-name="T28">: item.</text:span><text:span text:style-name="T40">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6">setExterneInventarNummerToCartItem</text:span></text:p>
      <text:p text:style-name="P141"/>
      <text:p text:style-name="P55"><text:span text:style-name="T19">if </text:span><text:span text:style-name="T28">(</text:span><text:span text:style-name="T34">existingItem </text:span><text:span text:style-name="T28">&amp;&amp; value.</text:span><text:span text:style-name="T40">correctionInventarNummerCount </text:span><text:span text:style-name="T28">!== </text:span><text:span text:style-name="T19">undefined </text:span><text:span text:style-name="T28">&amp;&amp; value.</text:span><text:span text:style-name="T40">correctionInventarNummerCount </text:span><text:span text:style-name="T28">!== </text:span><text:span text:style-name="T3">''</text:span><text:span text:style-name="T28">) {</text:span><text:line-break/><text:span text:style-name="T28"> <text:s text:c="3"/></text:span><text:span text:style-name="T19">const </text:span><text:span text:style-name="T34">correctionCartItems </text:span><text:span text:style-name="T28">= [];</text:span><text:line-break/><text:span text:style-name="T28"> <text:s text:c="3"/></text:span><text:span text:style-name="T34">correctionCartItems</text:span><text:span text:style-name="T28">.</text:span><text:span text:style-name="T47">push</text:span><text:span text:style-name="T28">(...</text:span><text:span text:style-name="T34">existingItem</text:span><text:span text:style-name="T28">.</text:span><text:span text:style-name="T40">externeID</text:span><text:span text:style-name="T28">);</text:span><text:line-break/><text:span text:style-name="T28"> <text:s text:c="3"/></text:span><text:span text:style-name="T34">existingItem</text:span><text:span text:style-name="T28">.</text:span><text:span text:style-name="T40">externeID </text:span><text:span text:style-name="T28">= [];</text:span><text:line-break/><text:span text:style-name="T28"> <text:s text:c="3"/></text:span><text:span text:style-name="T19">for</text:span><text:span text:style-name="T28">(</text:span><text:span text:style-name="T19">let </text:span><text:span text:style-name="T34">i </text:span><text:span text:style-name="T28">= </text:span><text:span text:style-name="T67">0</text:span><text:span text:style-name="T28">; </text:span><text:span text:style-name="T34">i </text:span><text:span text:style-name="T28">&lt; value.</text:span><text:span text:style-name="T40">correctionInventarNummerCount</text:span><text:span text:style-name="T28">; </text:span><text:span text:style-name="T34">i</text:span><text:span text:style-name="T28">++){</text:span><text:line-break/><text:span text:style-name="T28"> <text:s text:c="7"/></text:span><text:span text:style-name="T34">existingItem</text:span><text:span text:style-name="T28">.</text:span><text:span text:style-name="T40">externeID</text:span><text:span text:style-name="T28">.</text:span><text:span text:style-name="T47">push</text:span><text:span text:style-name="T28">(</text:span><text:span text:style-name="T34">correctionCartItems</text:span><text:span text:style-name="T28">[</text:span><text:span text:style-name="T34">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208" text:outline-level="1"><text:bookmark-start text:name="__RefHeading___Toc2412_3394150493"/>Backend<text:bookmark-end text:name="__RefHeading___Toc2412_3394150493"/></text:h>
      <text:h text:style-name="P209" text:outline-level="2"><text:bookmark-start text:name="__RefHeading___Toc2414_3394150493"/>Sicherheit des Backend:<text:bookmark-end text:name="__RefHeading___Toc2414_3394150493"/></text:h>
      <text:p text:style-name="P59">CORS in app.js:</text:p>
      <text:p text:style-name="P57"><text:span text:style-name="T34">app</text:span><text:span text:style-name="T28">.</text:span><text:span text:style-name="T40">use</text:span><text:span text:style-name="T28">(</text:span><text:span text:style-name="T47">cors</text:span><text:span text:style-name="T28">({</text:span><text:line-break/><text:span text:style-name="T28"> <text:s text:c="3"/></text:span><text:span text:style-name="T40">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221">JWS (Jason-Web-Token) muss das mittelfristige Ziel sein, um nicht nur den Benutzer zu authentifizieren, sondern generell das Backend abzusichern!</text:p>
      <text:p text:style-name="P223"/>
      <text:p text:style-name="P222">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0">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91">a</text:span>rtikelAbrufen<text:span text:style-name="T91">()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2">countAbfrageKirterium </text:span><text:span text:style-name="T26">= </text:span><text:span text:style-name="T8">' '</text:span><text:line-break/><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5">0</text:span><text:span text:style-name="T26">) {</text:span><text:line-break/><text:span text:style-name="T26"> <text:s text:c="3"/></text:span><text:span text:style-name="T32">countAbfrageKirterium </text:span><text:span text:style-name="T26">= </text:span><text:span text:style-name="T8">` AND IDinventarBuchungenPositionenStatus IN (</text:span><text:span text:style-name="T26">${</text:span><text:span text:style-name="T32">IDinventarBuchungenPositionenStatus</text:span><text:span text:style-name="T26">}</text:span><text:span text:style-name="T8">)`</text:span><text:line-break/><text:span text:style-name="T26">}</text:span></text:p>
      <text:p text:style-name="P37"/>
      <text:p text:style-name="P42"><text:span text:style-name="T17">let </text:span><text:span text:style-name="T32">sql </text:span><text:span text:style-name="T26">= </text:span><text:span text:style-name="T8">`SELECT</text:span><text:line-break/><text:span text:style-name="T8"> <text:s text:c="18"/>kg.</text:span><text:span text:style-name="T38">Konfektionsgroesse</text:span><text:span text:style-name="T8">,</text:span><text:line-break/><text:span text:style-name="T8"> <text:s text:c="18"/>ia.</text:span><text:span text:style-name="T38">Bildpfad</text:span><text:span text:style-name="T8">,</text:span><text:line-break/><text:span text:style-name="T8"> <text:s text:c="18"/>ia.</text:span><text:span text:style-name="T38">ArtikelBezeichnung</text:span><text:span text:style-name="T8">,</text:span><text:line-break/><text:span text:style-name="T8"> <text:s text:c="18"/>ibp.</text:span><text:span text:style-name="T38">Menge</text:span><text:span text:style-name="T8">,</text:span><text:line-break/><text:span text:style-name="T8"> <text:s text:c="18"/>farbe.</text:span><text:span text:style-name="T38">Bezeichnung</text:span><text:span text:style-name="T8"> AS Farbe,</text:span><text:line-break/><text:span text:style-name="T8"> <text:s text:c="18"/>ibp.</text:span><text:span text:style-name="T38">externeInventarNummer</text:span><text:span text:style-name="T8">,</text:span><text:line-break/><text:span text:style-name="T8"> <text:s text:c="18"/>ibp.</text:span><text:span text:style-name="T38">Preis</text:span><text:span text:style-name="T8">,</text:span><text:line-break/><text:span text:style-name="T8"> <text:s text:c="18"/>ibp.</text:span><text:span text:style-name="T38">IDinventarBuchungenPositionen</text:span><text:span text:style-name="T8">,</text:span><text:line-break/><text:soft-page-break/><text:span text:style-name="T8"> <text:s text:c="18"/>ibps.</text:span><text:span text:style-name="T38">Bezeichnung</text:span><text:span text:style-name="T8"> AS StatusBezeichnung,</text:span><text:line-break/><text:span text:style-name="T8"> <text:s text:c="18"/>ibp.</text:span><text:span text:style-name="T38">IDinventarBuchungenPositionenStatus</text:span><text:span text:style-name="T8">,</text:span><text:line-break/><text:span text:style-name="T8"> <text:s text:c="18"/>ibp.</text:span><text:span text:style-name="T38">StatusDatum</text:span><text:span text:style-name="T8">,</text:span><text:line-break/><text:span text:style-name="T8"> <text:s text:c="18"/>iz.</text:span><text:span text:style-name="T38">Bezeichnung</text:span><text:span text:style-name="T8"> AS ZustandBezeichnung,</text:span><text:line-break/><text:span text:style-name="T8"> <text:s text:c="18"/>ibp.</text:span><text:span text:style-name="T38">Bemerkung</text:span><text:span text:style-name="T8">,</text:span><text:line-break/><text:span text:style-name="T8"> <text:s text:c="18"/>GesamtPreisInfo.</text:span><text:span text:style-name="T38">GesamtPreis</text:span><text:span text:style-name="T8">,</text:span><text:line-break/><text:span text:style-name="T8"> <text:s text:c="18"/>AnzahlPositionenInfo.</text:span><text:span text:style-name="T38">AnzahlPositionen</text:span><text:line-break/><text:span text:style-name="T8"> <text:s text:c="15"/>FROM inventarBuchungen ib</text:span><text:line-break/><text:span text:style-name="T8"> <text:s text:c="14"/>INNER JOIN inventarBuchungenPositionen ibp ON ib.</text:span><text:span text:style-name="T38">IDInventarBuchungen</text:span><text:span text:style-name="T8"> = ibp.</text:span><text:span text:style-name="T38">IDInventarBuchungen</text:span><text:line-break/><text:span text:style-name="T8"> <text:s text:c="14"/>INNER JOIN inventarArtikel ia ON ibp.</text:span><text:span text:style-name="T38">IDInventarArtikel</text:span><text:span text:style-name="T8"> = ia.</text:span><text:span text:style-name="T38">IDInventarArtikel</text:span><text:line-break/><text:span text:style-name="T8"> <text:s text:c="14"/>INNER JOIN konfektionsGroesse kg ON ia.</text:span><text:span text:style-name="T38">IDKonfektionsgroesse</text:span><text:span text:style-name="T8"> = kg.</text:span><text:span text:style-name="T38">IDKonfektionsgroesse</text:span><text:line-break/><text:span text:style-name="T8"> <text:s text:c="14"/>INNER JOIN farbe ON ia.</text:span><text:span text:style-name="T38">IDFarbe</text:span><text:span text:style-name="T8"> = farbe.</text:span><text:span text:style-name="T38">IDFarbe</text:span><text:line-break/><text:span text:style-name="T8"> <text:s text:c="14"/>INNER JOIN inventarBuchungenPositionenStatus ibps ON ibp.</text:span><text:span text:style-name="T38">IDinventarBuchungenPositionenStatus</text:span><text:span text:style-name="T8"> = ibps.</text:span><text:span text:style-name="T38">IDinventarBuchungenPositionenStatus</text:span><text:line-break/><text:span text:style-name="T8"> <text:s text:c="14"/>LEFT JOIN inventarZustand iz ON ibp.</text:span><text:span text:style-name="T38">IDInventarZustand</text:span><text:span text:style-name="T8"> = iz.</text:span><text:span text:style-name="T38">IDInventarZustand</text:span><text:line-break/><text:span text:style-name="T8"> <text:s text:c="14"/>CROSS JOIN </text:span><text:line-break/><text:span text:style-name="T8"> <text:s text:c="14"/>(</text:span><text:line-break/><text:span text:style-name="T8"> <text:s text:c="15"/>SELECT </text:span><text:span text:style-name="T94">SUM</text:span><text:span text:style-name="T8">(ibp2.</text:span><text:span text:style-name="T38">Preis</text:span><text:span text:style-name="T8">) AS GesamtPreis</text:span><text:line-break/><text:span text:style-name="T8"> <text:s text:c="15"/>FROM inventarBuchungenPositionen ibp2</text:span><text:line-break/><text:span text:style-name="T8"> <text:s text:c="15"/>INNER JOIN inventarBuchungen ib2 ON ib2.</text:span><text:span text:style-name="T38">IDInventarBuchungen</text:span><text:span text:style-name="T8"> = ibp2.</text:span><text:span text:style-name="T38">IDInventarBuchungen</text:span><text:line-break/><text:span text:style-name="T8"> <text:s text:c="15"/>WHERE</text:span><text:line-break/><text:span text:style-name="T8"> <text:s text:c="18"/>ib2.</text:span><text:span text:style-name="T38">IDMitglied</text:span><text:span text:style-name="T8"> = ?</text:span></text:p>
      <text:p text:style-name="P121"><text:span text:style-name="T5"><text:tab/> <text:s text:c="6"/></text:span><text:span text:style-name="T23">${</text:span><text:span text:style-name="T31">countAbfrageKirterium</text:span><text:span text:style-name="T23">}</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93">COUNT</text:span><text:span text:style-name="T5">(</text:span><text:span text:style-name="T95">*</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7">IDInventarBuchungen</text:span><text:span text:style-name="T5"> = ibp2.</text:span><text:span text:style-name="T37">IDInventarBuchungen</text:span><text:span text:style-name="T61"><text:line-break/></text:span><text:span text:style-name="T5"> <text:s text:c="15"/>WHERE</text:span><text:span text:style-name="T61"><text:line-break/></text:span><text:span text:style-name="T5"> <text:s text:c="18"/>ib2.</text:span><text:span text:style-name="T37">IDMitglied</text:span><text:span text:style-name="T5"> = ?</text:span><text:span text:style-name="T61"><text:line-break/></text:span><text:span text:style-name="T5"> <text:s text:c="19"/></text:span><text:span text:style-name="T23">${</text:span><text:span text:style-name="T31">countAbfrageKirterium</text:span><text:span text:style-name="T23">}</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7">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5">0</text:span><text:span text:style-name="T26">) {</text:span><text:line-break/><text:span text:style-name="T26"> <text:s text:c="3"/></text:span><text:span text:style-name="T32">sql </text:span><text:span text:style-name="T26">+= </text:span><text:span text:style-name="T8">` AND IDinventarBuchungenPositionenStatus IN (</text:span><text:span text:style-name="T26">${</text:span><text:span text:style-name="T32">IDinventarBuchungenPositionenStatus</text:span><text:span text:style-name="T26">}</text:span><text:span text:style-name="T8">) </text:span><text:span text:style-name="T26">${</text:span><text:span text:style-name="T32">orderBy</text:span><text:span text:style-name="T26">}</text:span><text:span text:style-name="T8">`</text:span><text:line-break/><text:span text:style-name="T26">}</text:span><text:span text:style-name="T17">else</text:span><text:span text:style-name="T26">{</text:span><text:line-break/><text:span text:style-name="T26"> <text:s text:c="3"/></text:span><text:span text:style-name="T32">sql </text:span><text:span text:style-name="T26">+= </text:span><text:span text:style-name="T32">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44">leihvorgangArtikel</text:span><text:span text:style-name="T26">(idMitglied, filters = {}) {</text:span><text:line-break/><text:span text:style-name="T26"> <text:s text:c="3"/></text:span><text:span text:style-name="T55">console</text:span><text:span text:style-name="T26">.</text:span><text:span text:style-name="T44">log</text:span><text:span text:style-name="T26">(</text:span><text:span text:style-name="T8">'leihvorgangverwalten idMitglied: '</text:span><text:span text:style-name="T26">, idMitglied);</text:span><text:line-break/><text:span text:style-name="T26"> <text:s text:c="3"/></text:span><text:span text:style-name="T17">return </text:span><text:span text:style-name="T55">Api</text:span><text:span text:style-name="T26">.</text:span><text:span text:style-name="T44">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38">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2">IDinventarBuchungenPositionenStatus </text:span><text:span text:style-name="T26">} = req.</text:span><text:span text:style-name="T38">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38">exports </text:span><text:span text:style-name="T26">= Lager;</text:span></text:p>
      <text:p text:style-name="P19"/>
      <text:p text:style-name="P19">Hierzu die Klasse einbinden:</text:p>
      <text:p text:style-name="P18"><text:span text:style-name="T15">const </text:span><text:span text:style-name="T20">Lager = </text:span><text:span text:style-name="T54">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1">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38">connection </text:span><text:span text:style-name="T26">= connection;</text:span><text:line-break/><text:span text:style-name="T26"> <text:s text:c="3"/>}</text:span><text:line-break/><text:line-break/><text:span text:style-name="T26"> <text:s text:c="3"/></text:span><text:span text:style-name="T17">async </text:span><text:span text:style-name="T44">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Buchungen ist leer'</text:span><text:span text:style-name="T26">);</text:span><text:line-break/><text:span text:style-name="T26"> <text:s text:c="11"/></text:span><text:span text:style-name="T17">throw new </text:span><text:span text:style-name="T44">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Benutzer ist leer'</text:span><text:span text:style-name="T26">);</text:span><text:line-break/><text:span text:style-name="T26"> <text:s text:c="11"/></text:span><text:span text:style-name="T17">throw new </text:span><text:span text:style-name="T44">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LagerAktivitaet ist leer'</text:span><text:span text:style-name="T26">);</text:span><text:line-break/><text:span text:style-name="T26"> <text:s text:c="11"/></text:span><text:span text:style-name="T17">throw new </text:span><text:span text:style-name="T44">Error</text:span><text:span text:style-name="T26">(</text:span><text:span text:style-name="T8">'idLagerAktivitaet ist leer'</text:span><text:span text:style-name="T26">);</text:span><text:line-break/><text:span text:style-name="T26"> <text:s text:c="7"/>}</text:span><text:line-break/><text:soft-pag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5">console</text:span><text:span text:style-name="T26">.</text:span><text:span text:style-name="T44">log</text:span><text:span text:style-name="T26">(</text:span><text:span text:style-name="T8">'veraenderungBestand falscher Wert'</text:span><text:span text:style-name="T26">);</text:span><text:line-break/><text:span text:style-name="T26"> <text:s text:c="11"/></text:span><text:span text:style-name="T17">throw new </text:span><text:span text:style-name="T44">Error</text:span><text:span text:style-name="T26">(</text:span><text:span text:style-name="T8">'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line-break/><text:span text:style-name="T51"> <text:s text:c="7"/></text:span><text:span text:style-name="T17">try</text:span><text:span text:style-name="T26">{</text:span><text:line-break/><text:span text:style-name="T26"> <text:s text:c="11"/></text:span><text:span text:style-name="T17">let </text:span><text:span text:style-name="T32">sql </text:span><text:span text:style-name="T26">= </text:span><text:span text:style-name="T8">`INSERT INTO lagerBuchungen </text:span><text:line-break/><text:span text:style-name="T8"> <text:s text:c="17"/>(</text:span><text:span text:style-name="T38">IDInventarBuchungen</text:span><text:span text:style-name="T8">, </text:span><text:span text:style-name="T38">IDInventarArtikel</text:span><text:span text:style-name="T8">, </text:span><text:span text:style-name="T38">IDBenutzer</text:span><text:span text:style-name="T8">, </text:span><text:span text:style-name="T38">IDLagerAktivitaet</text:span><text:span text:style-name="T8">, </text:span><text:span text:style-name="T38">VeränderungBestand</text:span><text:span text:style-name="T8">) </text:span><text:line-break/><text:span text:style-name="T8"> <text:s text:c="17"/>VALUES (?, ?, ?, ?, ?)`</text:span><text:line-break/><text:line-break/><text:span text:style-name="T8">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5">console</text:span><text:span text:style-name="T26">.</text:span><text:span text:style-name="T44">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4">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menge ist leer'</text:span><text:span text:style-name="T26">);</text:span><text:line-break/><text:span text:style-name="T26"> <text:s text:c="11"/></text:span><text:span text:style-name="T17">throw new </text:span><text:span text:style-name="T44">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2">sql </text:span><text:span text:style-name="T26">= </text:span><text:span text:style-name="T8">`UPDATE lager SET </text:span><text:span text:style-name="T38">Bestand</text:span><text:span text:style-name="T8"> = </text:span><text:span text:style-name="T38">Bestand</text:span><text:span text:style-name="T8"> + ? WHERE </text:span><text:span text:style-name="T38">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line-break/><text:span text:style-name="T26"> <text:s text:c="3"/>}</text:span><text:line-break/><text:line-break/><text:line-break/><text:span text:style-name="T26">}</text:span><text:line-break/><text:line-break/><text:span text:style-name="T55">module</text:span><text:span text:style-name="T26">.</text:span><text:span text:style-name="T38">exports </text:span><text:span text:style-name="T26">= Lager;</text:span></text:p>
      <text:p text:style-name="P48"/>
      <text:h text:style-name="P208"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3">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3">inventarBuchungen</text:span> zwingend geändert werden muss, da die verliehene Artikel in der <text:span text:style-name="T58">inventarBuchungenPositionen</text:span><text:span text:style-name="T57"> verwaltet werden. </text:span></text:p>
      <text:p text:style-name="P73"/>
      <text:p text:style-name="P9">Die Tabelle <text:span text:style-name="T73">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3">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8"/>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6">Allerdings sehe ich hier Probleme bei der Performance der Anwendung.</text:p>
      <text:p text:style-name="P82">Deshalb werden beim Aufruf der Seite /leihvorgangverwalten nur die nötigsten Daten abgebrufen:</text:p>
      <text:p text:style-name="Standard"/>
      <text:p text:style-name="P80">Die offenen Leihvorgänge nach Mitglieder abrufen:</text:p>
      <text:p text:style-name="P81"><text:span text:style-name="T48">//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oft-pag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0"/>
      <text:p text:style-name="P80">Mit klick auf das expansion Element werden die verliehene Artikel abgerufen:</text:p>
      <text:p text:style-name="Standard"/>
      <text:p text:style-name="P79"><text:span text:style-name="T48">// Mit Klick auf eines der Mitglieder werden die verliehene Artikel je Mitglied abgerufen</text:span><text:line-break/><text:span text:style-name="T15">async function </text:span><text:span text:style-name="T41">expansionForLeihvorgang</text:span><text:span text:style-name="T20">(member) {</text:span><text:line-break/><text:span text:style-name="T20"> <text:s/></text:span><text:span text:style-name="T15">if </text:span><text:span text:style-name="T20">(!member.</text:span><text:span text:style-name="T35">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member.</text:span><text:span text:style-name="T35">easyVereinMitglied_id</text:span><text:span text:style-name="T20">);</text:span><text:line-break/><text:span text:style-name="T20"> <text:s text:c="5"/>member.</text:span><text:span text:style-name="T35">leihvorgaengeArtikelDetails </text:span><text:span text:style-name="T20">= </text:span><text:span text:style-name="T30">response</text:span><text:span text:style-name="T20">.</text:span><text:span text:style-name="T35">data</text:span><text:span text:style-name="T20">;</text:span><text:line-break/><text:span text:style-name="T20"> <text:s text:c="5"/>member.</text:span><text:span text:style-name="T35">dataLoaded </text:span><text:span text:style-name="T20">= </text:span><text:span text:style-name="T15">true</text:span><text:span text:style-name="T20">;</text:span><text:line-break/><text:span text:style-name="T20"> <text:s text:c="5"/></text:span><text:span text:style-name="T48">//Der Gesamtpreis kommt auch über die Abfrage, wird aber in ein separates Element des Objekte member geschrieben</text:span><text:line-break/><text:span text:style-name="T48"> <text:s text:c="5"/></text:span><text:span text:style-name="T20">member.</text:span><text:span text:style-name="T35">gesamtPreis </text:span><text:span text:style-name="T20">= member.</text:span><text:span text:style-name="T35">leihvorgaengeArtikelDetails</text:span><text:span text:style-name="T20">[</text:span><text:span text:style-name="T64">0</text:span><text:span text:style-name="T20">].inventarBuchungenPositionen_GesamtPreis</text:span><text:line-break/><text:span text:style-name="T20"> <text:s text:c="5"/>member.</text:span><text:span text:style-name="T35">anzahlArtikel </text:span><text:span text:style-name="T20">= member.</text:span><text:span text:style-name="T35">leihvorgaengeArtikelDetails</text:span><text:span text:style-name="T20">[</text:span><text:span text:style-name="T64">0</text:span><text:span text:style-name="T20">].inventarBuchungenPositionen_Count</text:span><text:line-break/><text:span text:style-name="T20"> <text:s text:c="5"/></text:span><text:span text:style-name="T54">console</text:span><text:span text:style-name="T20">.</text:span><text:span text:style-name="T41">log</text:span><text:span text:style-name="T20">(</text:span><text:span text:style-name="T4">`Leihvorgänge für Mitglied </text:span><text:span text:style-name="T20">${member.</text:span><text:span text:style-name="T35">easyVereinMitglied_id</text:span><text:span text:style-name="T20">}</text:span><text:span text:style-name="T4"> erfolgreich`</text:span><text:span text:style-name="T20">, member.</text:span><text:span text:style-name="T35">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4">console</text:span><text:span text:style-name="T20">.</text:span><text:span text:style-name="T41">log</text:span><text:span text:style-name="T20">(</text:span><text:span text:style-name="T4">`Abruf der Daten für Mitglied </text:span><text:span text:style-name="T20">${member.</text:span><text:span text:style-name="T35">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3"><text:span text:style-name="T81">Hierbei ist zu beachten, dass die Daten beim Backend nur einmal abgerufen werden. Dies wird</text:span><text:span text:style-name="T36"> </text:span>durch member.dataLoaded <text:span text:style-name="T82">sichergestellt. Sollten die Daten erneute vom Backend abgerufen werden müssen, muss der Wert in member.dataLoaded = false gesetzt werden.</text:span></text:p>
      <text:p text:style-name="P83"/>
      <text:h text:style-name="Heading_20_2" text:outline-level="2"><text:bookmark-start text:name="__RefHeading___Toc374183_3394150493"/>DialogRuecknahme und wie die Daten an den Dialog übergeben werden:<text:bookmark-end text:name="__RefHeading___Toc374183_3394150493"/></text:h>
      <text:p text:style-name="P84">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4"/>
      <text:p text:style-name="P85"><text:span text:style-name="T35">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64">0</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line-break/><text:span text:style-name="T20">},</text:span></text:p>
      <text:p text:style-name="P84"/>
      <text:p text:style-name="P84">WICHTIG ist, dass geprüft wird ob das übergebene Objekt leere Werte enthält, wenn z.B. keine artikelDetails übergeben werden müssen, muss dies geprüft werden. Sonst werden die Werte überschrieben bzw. geleert.</text:p>
      <text:p text:style-name="P86"><text:span text:style-name="T42">setShowDialogRuecknahmeArtikel</text:span><text:span text:style-name="T21">(state, value){</text:span><text:span text:style-name="T84"><text:line-break/></text:span><text:span text:style-name="T21"> <text:s text:c="3"/></text:span><text:span text:style-name="T49">//Wird ein Artikel zurückgegeben, wird dieser hier gespeichert</text:span><text:span text:style-name="T84"><text:line-break/></text:span><text:soft-page-break/><text:span text:style-name="T49"> <text:s text:c="3"/>//damit dieser im Hauptformular LeihvorgangVerwalten verarbeitet werden kann</text:span><text:span text:style-name="T84"><text:line-break/><text:line-break/></text:span><text:span text:style-name="T20">state.</text:span><text:span text:style-name="T35">showDialogRuecknahmeArtikel</text:span><text:span text:style-name="T20">.</text:span><text:span text:style-name="T35">showDialog </text:span><text:span text:style-name="T20">= value.</text:span><text:span text:style-name="T35">showDialog</text:span><text:line-break/><text:line-break/><text:span text:style-name="T15">if</text:span><text:span text:style-name="T20">(value.</text:span><text:span text:style-name="T35">IDinventarBuchungenPositionen </text:span><text:span text:style-name="T20">!== </text:span><text:span text:style-name="T4">'' </text:span><text:span text:style-name="T20">&amp;&amp; value.</text:span><text:span text:style-name="T35">IDinventarBuchungenPositionen </text:span><text:span text:style-name="T20">&gt; </text:span><text:span text:style-name="T64">0</text:span><text:span text:style-name="T20">){</text:span><text:line-break/><text:span text:style-name="T20"> <text:s text:c="3"/>state.</text:span><text:span text:style-name="T35">showDialogRuecknahmeArtikel</text:span><text:span text:style-name="T20">.</text:span><text:span text:style-name="T35">IDinventarBuchungenPositionen </text:span><text:span text:style-name="T20">= value.</text:span><text:span text:style-name="T35">IDinventarBuchungenPositionen</text:span><text:span text:style-name="T20">;</text:span><text:line-break/><text:span text:style-name="T20">}</text:span><text:line-break/><text:span text:style-name="T15">if</text:span><text:span text:style-name="T20">(value.</text:span><text:span text:style-name="T35">bemerkung</text:span><text:span text:style-name="T20">.</text:span><text:span text:style-name="T35">length </text:span><text:span text:style-name="T20">&gt; </text:span><text:span text:style-name="T64">0 </text:span><text:span text:style-name="T20">&amp;&amp; value.</text:span><text:span text:style-name="T35">bemerkung </text:span><text:span text:style-name="T20">!== </text:span><text:span text:style-name="T4">''</text:span><text:span text:style-name="T20">){</text:span><text:line-break/><text:span text:style-name="T20"> <text:s text:c="2"/>state.</text:span><text:span text:style-name="T35">showDialogRuecknahmeArtikel</text:span><text:span text:style-name="T20">.</text:span><text:span text:style-name="T35">bemerkung </text:span><text:span text:style-name="T20">= value.</text:span><text:span text:style-name="T35">bemerkung</text:span><text:span text:style-name="T20">;</text:span><text:line-break/><text:span text:style-name="T20">}</text:span><text:line-break/><text:span text:style-name="T15">if </text:span><text:span text:style-name="T20">(value.</text:span><text:span text:style-name="T35">artikelDetails </text:span><text:span text:style-name="T20">&amp;&amp; </text:span><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4">0</text:span><text:span text:style-name="T20">) {</text:span><text:line-break/><text:span text:style-name="T20"> <text:s text:c="3"/>state.</text:span><text:span text:style-name="T35">showDialogRuecknahmeArtikel</text:span><text:span text:style-name="T20">.</text:span><text:span text:style-name="T35">artikelDetails </text:span><text:span text:style-name="T20">= value.</text:span><text:span text:style-name="T35">artikelDetails</text:span><text:span text:style-name="T20">;</text:span><text:line-break/><text:span text:style-name="T20">}</text:span><text:line-break/><text:span text:style-name="T15">if</text:span><text:span text:style-name="T20">(value.</text:span><text:span text:style-name="T35">artikelZustand</text:span><text:span text:style-name="T20">.</text:span><text:span text:style-name="T35">length </text:span><text:span text:style-name="T20">&gt; </text:span><text:span text:style-name="T64">0 </text:span><text:span text:style-name="T20">&amp;&amp; value.</text:span><text:span text:style-name="T35">artikelZustand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artikelZustand </text:span><text:span text:style-name="T20">= value.</text:span><text:span text:style-name="T35">artikelZustand</text:span><text:span text:style-name="T20">;</text:span><text:line-break/><text:span text:style-name="T20">}</text:span><text:line-break/><text:span text:style-name="T15">if</text:span><text:span text:style-name="T20">(value.</text:span><text:span text:style-name="T35">memberName</text:span><text:span text:style-name="T20">.</text:span><text:span text:style-name="T35">length </text:span><text:span text:style-name="T20">&gt; </text:span><text:span text:style-name="T64">0 </text:span><text:span text:style-name="T20">&amp;&amp; value.</text:span><text:span text:style-name="T35">memberName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memberName </text:span><text:span text:style-name="T20">= value.</text:span><text:span text:style-name="T35">memberName</text:span><text:span text:style-name="T20">;</text:span><text:line-break/><text:span text:style-name="T20">}</text:span></text:p>
      <text:p text:style-name="P84"/>
      <text:p text:style-name="P84">Besonderheit: <text:s/><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4">0</text:span></text:p>
      <text:p text:style-name="P84">Hiermit kann geprüft werden ob ein Objekt {} ein Elemente enthält oder nicht.!</text:p>
      <text:p text:style-name="P84"/>
      <text:h text:style-name="Heading_20_2" text:outline-level="2"><text:bookmark-start text:name="__RefHeading___Toc13468_2902930553"/>Alternative für die Datenübergabe von einer Komponente zu einer anderen, <text:span text:style-name="T101">ohne vuex-Store</text:span><text:bookmark-end text:name="__RefHeading___Toc13468_2902930553"/></text:h>
      <text:p text:style-name="P134">Die Komponente die die Daten entgegen nimmt, das entsprechende Objekt in props definieren:</text:p>
      <text:p text:style-name="P134"/>
      <text:p text:style-name="P135"><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line-break/><text:span text:style-name="T20">})</text:span></text:p>
      <text:p text:style-name="P134"/>
      <text:p text:style-name="P134">In der Komponente die übergibt ein Objekt definieren z.B.</text:p>
      <text:p text:style-name="P134"/>
      <text:p text:style-name="P135"><text:span text:style-name="T15">const </text:span><text:span text:style-name="T30">member </text:span><text:span text:style-name="T20">= ref({});</text:span></text:p>
      <text:p text:style-name="P134"/>
      <text:p text:style-name="P134">An die gewünschte Komponente übergeben:</text:p>
      <text:p text:style-name="P135"><text:span text:style-name="T68">&lt;DialogArtikelTausch </text:span><text:span text:style-name="T70">:member</text:span><text:span text:style-name="T4">="</text:span><text:span text:style-name="T35">selectedMember</text:span><text:span text:style-name="T4">"</text:span><text:span text:style-name="T68">/&gt;</text:span></text:p>
      <text:p text:style-name="P84"/>
      <text:p text:style-name="P134">Innerhalb der übergebenen Komponenten kann dann wie folgt darauf zugegriffen werden</text:p>
      <text:p text:style-name="P134"/>
      <text:p text:style-name="P135"><text:span text:style-name="T54">console</text:span><text:span text:style-name="T20">.</text:span><text:span text:style-name="T41">log</text:span><text:span text:style-name="T20">(</text:span><text:span text:style-name="T4">'member'</text:span><text:span text:style-name="T20">,</text:span><text:span text:style-name="T30">props</text:span><text:span text:style-name="T20">.</text:span><text:span text:style-name="T35">member</text:span><text:span text:style-name="T20">);</text:span></text:p>
      <text:p text:style-name="P134"/>
      <text:h text:style-name="Heading_20_2" text:outline-level="2"><text:bookmark-start text:name="__RefHeading___Toc374185_3394150493"/><text:span text:style-name="T89">v</text:span>-select <text:span text:style-name="T88">mit Backenddaten füllen </text:span><text:span text:style-name="T100">(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70">:items</text:span><text:span text:style-name="T4">="</text:span><text:span text:style-name="T35">stateItems</text:span><text:span text:style-name="T4">"</text:span><text:line-break/><text:span text:style-name="T70">:item-title</text:span><text:span text:style-name="T4">="</text:span><text:span text:style-name="T20">pr =&gt; pr.Bezeichnung</text:span><text:span text:style-name="T4">"</text:span><text:line-break/><text:span text:style-name="T70">: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0">v-model</text:span><text:span text:style-name="T4">="</text:span><text:span text:style-name="T35">selectedItem</text:span><text:span text:style-name="T4">"</text:span><text:line-break/><text:span text:style-name="T4"> <text:s text:c="3"/></text:span><text:span text:style-name="T70">:items</text:span><text:span text:style-name="T4">="</text:span><text:span text:style-name="T35">stateItems</text:span><text:span text:style-name="T4">"</text:span><text:line-break/><text:span text:style-name="T4"> <text:s text:c="3"/></text:span><text:span text:style-name="T70">:item-title</text:span><text:span text:style-name="T4">="</text:span><text:span text:style-name="T20">pr =&gt; pr.Bezeichnung</text:span><text:span text:style-name="T4">"</text:span><text:line-break/><text:span text:style-name="T4"> <text:s text:c="3"/></text:span><text:span text:style-name="T70">:item-value</text:span><text:span text:style-name="T4">="</text:span><text:span text:style-name="T20">pr =&gt; pr.IDInventarZustand</text:span><text:span text:style-name="T4">"</text:span><text:line-break/><text:span text:style-name="T4"> <text:s text:c="3"/></text:span><text:span text:style-name="T70">label</text:span><text:span text:style-name="T4">="Bitte den Zustand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68">&gt;&lt;/v-select&gt;</text:span><text:line-break/></text:p>
      <text:p text:style-name="P25"/>
      <text:p text:style-name="Standard">ODER</text:p>
      <text:p text:style-name="P174">Wenn kein Objekt an das v-model übergeben werden soll/muss, dann dieses Vorgehensweise verwenden: auf das „return-object“ verzichten, und <text:s/>title und value wie hier aufführen ohne :</text:p>
      <text:p text:style-name="P174">item-title="ExterneNummer" <text:s/></text:p>
      <text:p text:style-name="P174">item-value="ID"</text:p>
      <text:p text:style-name="P173"><text:span text:style-name="T29"><text:s text:c="2"/></text:span><text:span text:style-name="T68">&lt;v-select</text:span><text:line-break/><text:span text:style-name="T68"> <text:s text:c="3"/></text:span><text:span text:style-name="T70">v-for</text:span><text:span text:style-name="T4">="</text:span><text:span text:style-name="T30">i </text:span><text:span text:style-name="T15">in </text:span><text:span text:style-name="T35">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5">textInventarNummern</text:span><text:span text:style-name="T20">[</text:span><text:span text:style-name="T30">i </text:span><text:span text:style-name="T20">- </text:span><text:span text:style-name="T64">1</text:span><text:span text:style-name="T20">]</text:span><text:span text:style-name="T4">"</text:span><text:line-break/><text:span text:style-name="T4"> <text:s text:c="3"/></text:span><text:span text:style-name="T70">:items</text:span><text:span text:style-name="T4">="</text:span><text:span text:style-name="T35">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text:span><text:span text:style-name="T6">ID</text:span><text:span text:style-name="T4">"</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8">&gt;&lt;/v-select&gt;</text:span></text:p>
      <text:p text:style-name="P172"/>
      <text:h text:style-name="P210" text:outline-level="2"><text:bookmark-start text:name="__RefHeading___Toc374185_33941504931"/><text:span text:style-name="T89">v</text:span>-select <text:span text:style-name="T88">mit Backenddaten füllen </text:span><text:span text:style-name="T100">(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48">//Aufbereitung fürs Select mit Subtitle</text:span><text:line-break/><text:span text:style-name="T15">function </text:span><text:span text:style-name="T41">itemProbs</text:span><text:span text:style-name="T20">(stateItemsArtikel){</text:span><text:line-break/><text:span text:style-name="T20"> <text:s/></text:span><text:span text:style-name="T15">return </text:span><text:span text:style-name="T20">{</text:span><text:line-break/><text:span text:style-name="T20"> <text:s text:c="3"/></text:span><text:span text:style-name="T35">title</text:span><text:span text:style-name="T20">: </text:span><text:span text:style-name="T4">`</text:span><text:line-break/><text:span text:style-name="T4"> <text:s text:c="13"/>Bestand: </text:span><text:span text:style-name="T20">${</text:span><text:span text:style-name="T41">parseInt</text:span><text:span text:style-name="T20">(stateItemsArtikel.</text:span><text:span text:style-name="T35">Bestand</text:span><text:span text:style-name="T20">.</text:span><text:span text:style-name="T41">toString</text:span><text:span text:style-name="T20">())}</text:span><text:line-break/><text:span text:style-name="T4"> <text:s text:c="13"/>Farbe: </text:span><text:span text:style-name="T20">${stateItemsArtikel.</text:span><text:span text:style-name="T35">Farbe</text:span><text:span text:style-name="T20">}</text:span><text:line-break/><text:span text:style-name="T4"> <text:s text:c="13"/>Größe: </text:span><text:span text:style-name="T20">${stateItemsArtikel.</text:span><text:span text:style-name="T35">Konfektionsgroesse</text:span><text:span text:style-name="T20">}</text:span><text:line-break/><text:span text:style-name="T4"> <text:s text:c="13"/>Preis: </text:span><text:span text:style-name="T20">${ </text:span><text:span text:style-name="T54">Math</text:span><text:span text:style-name="T20">.</text:span><text:span text:style-name="T41">round</text:span><text:span text:style-name="T20">(((stateItemsArtikel.</text:span><text:span text:style-name="T35">Preis</text:span><text:span text:style-name="T20">) *</text:span><text:span text:style-name="T64">100</text:span><text:span text:style-name="T20">) /</text:span><text:span text:style-name="T64">100</text:span><text:span text:style-name="T20">).</text:span><text:span text:style-name="T41">toFixed</text:span><text:span text:style-name="T20">(</text:span><text:span text:style-name="T64">2</text:span><text:span text:style-name="T20">) }</text:span><text:span text:style-name="T4"> €</text:span><text:line-break/><text:span text:style-name="T4"> <text:s text:c="13"/>`</text:span><text:span text:style-name="T20">,</text:span><text:line-break/><text:span text:style-name="T20"> <text:s text:c="3"/></text:span><text:span text:style-name="T35">subtitle</text:span><text:span text:style-name="T20">: stateItemsArtikel.</text:span><text:span text:style-name="T35">ArtikelBezeichnung</text:span><text:span text:style-name="T20">,</text:span><text:line-break/><text:span text:style-name="T20"> <text:s text:c="3"/></text:span><text:span text:style-name="T35">disabled</text:span><text:span text:style-name="T20">: </text:span><text:span text:style-name="T41">parseInt</text:span><text:span text:style-name="T20">(stateItemsArtikel.</text:span><text:span text:style-name="T35">Bestand</text:span><text:span text:style-name="T20">.</text:span><text:span text:style-name="T41">toString</text:span><text:span text:style-name="T20">()) === </text:span><text:span text:style-name="T64">0</text:span><text:span text:style-name="T20">, </text:span><text:span text:style-name="T48">//Wenn Bestand 0 dann Eintrag disabled</text:span><text:line-break/><text:line-break/><text:soft-page-break/><text:line-break/><text:span text:style-name="T48"> <text:s/></text:span><text:span text:style-name="T20">}</text:span><text:line-break/><text:span text:style-name="T20">}</text:span></text:p>
      <text:p text:style-name="P131"/>
      <text:p text:style-name="P131">Das eigentliche v-select Element wie hier:</text:p>
      <text:p text:style-name="P132"><text:span text:style-name="T68">&lt;v-select</text:span><text:line-break/><text:span text:style-name="T68"> <text:s text:c="3"/></text:span><text:span text:style-name="T70">v-model</text:span><text:span text:style-name="T4">="</text:span><text:span text:style-name="T35">selectedItemNewChoose</text:span><text:span text:style-name="T4">"</text:span><text:line-break/><text:span text:style-name="T4"> <text:s text:c="3"/></text:span><text:span text:style-name="T70">:item-props</text:span><text:span text:style-name="T4">="</text:span><text:span text:style-name="T41">itemProbs</text:span><text:span text:style-name="T4">"</text:span><text:line-break/><text:span text:style-name="T4"> <text:s text:c="3"/></text:span><text:span text:style-name="T70">:items</text:span><text:span text:style-name="T4">="</text:span><text:span text:style-name="T35">stateItemsArtikel</text:span><text:span text:style-name="T4">"</text:span><text:line-break/><text:span text:style-name="T4"> <text:s text:c="3"/></text:span><text:span text:style-name="T70">label</text:span><text:span text:style-name="T4">="Bitte den neuen Artikel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70"> <text:s text:c="3"/></text:span><text:span text:style-name="T35">@update</text:span><text:span text:style-name="T70">:modelValue</text:span><text:span text:style-name="T4">="</text:span><text:span text:style-name="T41">handleSelectionChange</text:span><text:span text:style-name="T4">"</text:span><text:line-break/><text:span text:style-name="T68">&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7">1. Ein ref Element erzeugen</text:p>
      <text:p text:style-name="P88"><text:span text:style-name="T48">// Ref zur Verfolgung der erweiterten Panels</text:span><text:line-break/><text:span text:style-name="T15">const </text:span><text:span text:style-name="T30">expandedPanels </text:span><text:span text:style-name="T20">= ref([]);</text:span></text:p>
      <text:p text:style-name="P87"/>
      <text:p text:style-name="P87">2. Im v-expansion-panles integrieren</text:p>
      <text:p text:style-name="P88"><text:span text:style-name="T68">&lt;v-expansion-panels </text:span><text:span text:style-name="T70">v-model</text:span><text:span text:style-name="T4">="</text:span><text:span text:style-name="T35">expandedPanels</text:span><text:span text:style-name="T4">" </text:span><text:span text:style-name="T70">multiple</text:span><text:span text:style-name="T68">&gt;</text:span><text:line-break/></text:p>
      <text:p text:style-name="P87"/>
      <text:p text:style-name="P87">3. Gewünschtes Element an eine vorhande ID binden, WICHTIG, da sonst die Zuordnung nicht funktioniert!</text:p>
      <text:p text:style-name="P88"><text:span text:style-name="T48">&lt;!-- Checkbox wird nur angezeigt, wenn das Panel erweitert ist --&gt;</text:span><text:line-break/><text:span text:style-name="T68">&lt;v-checkbox </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span text:style-name="T68">&gt;</text:span><text:span text:style-name="T20">offene</text:span><text:span text:style-name="T68">&lt;/v-checkbox&gt;</text:span></text:p>
      <text:p text:style-name="P87"/>
      <text:p text:style-name="P87"/>
      <text:h text:style-name="Heading_20_2" text:outline-level="2"><text:bookmark-start text:name="__RefHeading___Toc719453_3394150493"/>v-checkbox is checked prüfen:<text:bookmark-end text:name="__RefHeading___Toc719453_3394150493"/></text:h>
      <text:p text:style-name="P89"/>
      <text:p text:style-name="P89">1. Ein ref Element erstellen</text:p>
      <text:p text:style-name="P90"><text:span text:style-name="T48">// Reaktives Objekt zur Verfolgung des Checkbox-Status</text:span><text:line-break/><text:span text:style-name="T15">const </text:span><text:span text:style-name="T30">checkedItems </text:span><text:span text:style-name="T20">= ref({}); </text:span><text:span text:style-name="T48">// { [ID]: Boolean }</text:span></text:p>
      <text:p text:style-name="P89"/>
      <text:p text:style-name="P89">2. v-model und event Listener @change hinzufügen. Hier ist wieder wichtig, dass eine ID übergeben wird bzw. das Objekt bei @change. In diesem Fall item</text:p>
      <text:p text:style-name="P90"><text:span text:style-name="T68">&lt;v-checkbox</text:span><text:line-break/><text:span text:style-name="T68"> <text:s text:c="3"/></text:span><text:span text:style-name="T70">color</text:span><text:span text:style-name="T4">="orange"</text:span><text:line-break/><text:span text:style-name="T4"> <text:s text:c="3"/></text:span><text:span text:style-name="T70">label</text:span><text:span text:style-name="T4">="ausgeliehen"</text:span><text:line-break/><text:span text:style-name="T4"> <text:s text:c="3"/></text:span><text:span text:style-name="T70">value</text:span><text:span text:style-name="T4">="orange"</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change</text:span><text:span text:style-name="T4">="</text:span><text:span text:style-name="T41">handleCheckboxChange</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checkbox&gt;</text:span></text:p>
      <text:p text:style-name="P89"/>
      <text:p text:style-name="P91">3. function zum behandlen des Events</text:p>
      <text:p text:style-name="P92"><text:soft-page-break/><text:span text:style-name="T15">function </text:span><text:span text:style-name="T41">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5">value</text:span><text:span text:style-name="T20">[item.</text:span><text:span text:style-name="T35">easyVereinMitglied_id</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nicht gecheckt'</text:span><text:span text:style-name="T20">)</text:span><text:line-break/><text:span text:style-name="T20"> <text:s/>}</text:span><text:line-break/><text:line-break/><text:span text:style-name="T20"> <text:s/></text:span><text:span text:style-name="T48">// Weitere Logik hier, z.B. API-Aufrufe</text:span><text:line-break/><text:span text:style-name="T20">}</text:span></text:p>
      <text:p text:style-name="P91"/>
      <text:p text:style-name="P93"><text:span text:style-name="T85">WICHTIG</text:span>: Da die checkboxen die gleiche ID erhalten <text:s text:c="12"/></text:p>
      <text:p text:style-name="P93">v-model="checkedItems[item.easyVereinMitglied_id]" reagieren diese quasi wie Radiobuttons. Wenn eines gecheckt ist, ist das andere unchecked. Durch Zuweisung abweichender ID’s z.B.</text:p>
      <text:p text:style-name="P93">v-model="checkedItems[item.easyVereinMitglied_id+2]" können beide Checkboxen unabhängig voneinander gecheckt werden.</text:p>
      <text:p text:style-name="P93"/>
      <text:h text:style-name="Heading_20_2" text:outline-level="2"><text:bookmark-start text:name="__RefHeading___Toc719455_3394150493"/>v-checkbox standardmäßig checken<text:bookmark-end text:name="__RefHeading___Toc719455_3394150493"/></text:h>
      <text:p text:style-name="P9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5"><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4"/>
      <text:p text:style-name="P94">Aufgerufen wird die Funktion in onMounted:</text:p>
      <text:p text:style-name="P95"><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oft-pag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1">initializeCheckedItems</text:span><text:span text:style-name="T20">() </text:span><text:span text:style-name="T48">//checkt die Checkbox ausgeliehen standardmäßig</text:span><text:line-break/><text:span text:style-name="T20">});</text:span></text:p>
      <text:p text:style-name="P94"/>
      <text:p text:style-name="P94"/>
      <text:p text:style-name="P96">Um den Status der checkbox zu ermitteln, bzw. auf ein @change Event zu reagieren, habe ich zwei function (entspricht auch dem v-model der jeweiligen checkbox) angelegt:</text:p>
      <text:p text:style-name="P97"><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1">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5">easyVereinMitglied_id</text:span><text:span text:style-name="T20">.</text:span><text:span text:style-name="T35">ausgeliehen</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35">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6"/>
      <text:p text:style-name="P96">Somit kann ich auf das jeweilige Event der jeweiligen Chechkox reagieren.</text:p>
      <text:p text:style-name="P96"><text:span text:style-name="T85">WICHTIG</text:span> ist, damit der Standardwert in der o.g. Funktion funktionert, darf value in der v-checkbox nicht gesetzt sein, sonst funktioniert das nicht!</text:p>
      <text:p text:style-name="P96"/>
      <text:p text:style-name="P97"><text:span text:style-name="T68">&lt;v-checkbox</text:span><text:line-break/><text:span text:style-name="T68"> <text:s text:c="3"/></text:span><text:span text:style-name="T70">class</text:span><text:span text:style-name="T4">="ml-3"</text:span><text:line-break/><text:span text:style-name="T4"> <text:s text:c="3"/></text:span><text:span text:style-name="T70">color</text:span><text:span text:style-name="T4">="orange"</text:span><text:line-break/><text:span text:style-name="T4"> <text:s text:c="3"/></text:span><text:span text:style-name="T70">label</text:span><text:span text:style-name="T4">="ausgeliehen"</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usgeliehen</text:span><text:span text:style-name="T4">"</text:span><text:line-break/><text:span text:style-name="T4"> <text:s text:c="3"/></text:span><text:span text:style-name="T70">@change</text:span><text:span text:style-name="T4">="</text:span><text:span text:style-name="T41">handleCheckboxAusgeliehen</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checkbox&gt;</text:span><text:line-break/><text:span text:style-name="T68">&lt;v-checkbox</text:span><text:line-break/><text:span text:style-name="T68"> <text:s text:c="3"/></text:span><text:span text:style-name="T70">color</text:span><text:span text:style-name="T4">="green"</text:span><text:line-break/><text:span text:style-name="T4"> <text:s text:c="3"/></text:span><text:span text:style-name="T70">label</text:span><text:span text:style-name="T4">="abgeschlossen"</text:span><text:line-break/><text:span text:style-name="T4"> <text:s text:c="3"/></text:span><text:span text:style-name="T70">hide-details</text:span><text:line-break/><text:span text:style-name="T70">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bgeschlossen</text:span><text:span text:style-name="T4">"</text:span><text:line-break/><text:span text:style-name="T4"> <text:s text:c="3"/></text:span><text:span text:style-name="T70">@change</text:span><text:span text:style-name="T4">="</text:span><text:span text:style-name="T41">handleCheckboxAbgeschlossen</text:span><text:span text:style-name="T20">(</text:span><text:span text:style-name="T30">item</text:span><text:span text:style-name="T20">)</text:span><text:span text:style-name="T4">"</text:span><text:line-break/><text:soft-pag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checkbox&gt;</text:span></text:p>
      <text:p text:style-name="P96"/>
      <text:p text:style-name="P96"/>
      <text:h text:style-name="Heading_20_2" text:outline-level="2"><text:bookmark-start text:name="__RefHeading___Toc750791_3394150493"/>reactive() <text:span text:style-name="T90">vs. Ref() und .value</text:span><text:bookmark-end text:name="__RefHeading___Toc750791_3394150493"/></text:h>
      <text:p text:style-name="P96"/>
      <text:p text:style-name="P98">Wird reactive() verwendet, muss auf .value verzichtet werden, mit ref() hingegen wird .value für den Zugriff benötigt</text:p>
      <text:p text:style-name="P96"/>
      <text:h text:style-name="Heading_20_2" text:outline-level="2"><text:bookmark-start text:name="__RefHeading___Toc948267_3394150493"/>undefined <text:span text:style-name="T96">mit if </text:span>abfangen<text:bookmark-end text:name="__RefHeading___Toc948267_3394150493"/></text:h>
      <text:p text:style-name="P100"><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5">length </text:span><text:span text:style-name="T20">&gt; </text:span><text:span text:style-name="T64">0</text:span><text:span text:style-name="T20">) {</text:span><text:line-break/>}</text:p>
      <text:p text:style-name="P99"/>
      <text:p text:style-name="P101">oder</text:p>
      <text:p text:style-name="P101"/>
      <text:p text:style-name="P102"><text:span text:style-name="T15">if</text:span><text:span text:style-name="T20">(value.</text:span><text:span text:style-name="T35">checkedStateAusgeliehen </text:span><text:span text:style-name="T20">!== </text:span><text:span text:style-name="T15">undefined</text:span><text:span text:style-name="T20">){</text:span><text:span text:style-name="T22">}</text:span></text:p>
      <text:p text:style-name="P101"/>
      <text:p text:style-name="P10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4">So kann abhängig von Werten Farbe oder icon festgelegt werden</text:p>
      <text:p text:style-name="P103"><text:span text:style-name="T68">&lt;v-icon</text:span><text:line-break/><text:span text:style-name="T68"> <text:s text:c="3"/></text:span><text:span text:style-name="T70">:color</text:span><text:span text:style-name="T4">="</text:span><text:span text:style-name="T30">itemArtikelDetails</text:span><text:span text:style-name="T20">.inventarBuchungenPositionen_IDinventarBuchungenPositionenStatus === </text:span><text:span text:style-name="T64">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5"/>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1">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5">showAusgeliehenAbgeschlossen</text:span><text:span text:style-name="T20">.</text:span><text:span text:style-name="T41">find</text:span><text:span text:style-name="T20">(</text:span><text:line-break/><text:soft-page-break/><text:span text:style-name="T20"> <text:s text:c="7"/>(item) =&gt; item.</text:span><text:span text:style-name="T35">idMitglied </text:span><text:span text:style-name="T20">=== value.</text:span><text:span text:style-name="T35">idMitglied</text:span><text:line-break/><text:span text:style-name="T35">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48">// Aktualisiere nur die übergebenen Eigenschaften</text:span><text:line-break/><text:span text:style-name="T48"> <text:s text:c="7"/></text:span><text:span text:style-name="T15">if </text:span><text:span text:style-name="T20">(value.</text:span><text:span text:style-name="T35">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usgeliehen </text:span><text:span text:style-name="T20">= value.</text:span><text:span text:style-name="T35">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5">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bgeschlossen </text:span><text:span text:style-name="T20">= value.</text:span><text:span text:style-name="T35">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48">// Füge ein neues Element mit Standardwerten hinzu</text:span><text:line-break/><text:span text:style-name="T48"> <text:s text:c="7"/></text:span><text:span text:style-name="T15">const </text:span><text:span text:style-name="T30">newItem </text:span><text:span text:style-name="T20">= {</text:span><text:line-break/><text:span text:style-name="T20"> <text:s text:c="11"/></text:span><text:span text:style-name="T35">idMitglied</text:span><text:span text:style-name="T20">: value.</text:span><text:span text:style-name="T35">idMitglied</text:span><text:span text:style-name="T20">,</text:span><text:line-break/><text:span text:style-name="T20"> <text:s text:c="11"/></text:span><text:span text:style-name="T35">checkedStateAusgeliehen</text:span><text:span text:style-name="T20">: value.</text:span><text:span text:style-name="T35">checkedStateAusgeliehen </text:span><text:span text:style-name="T20">!== </text:span><text:span text:style-name="T15">undefined </text:span><text:span text:style-name="T20">? value.</text:span><text:span text:style-name="T35">checkedStateAusgeliehen </text:span><text:span text:style-name="T20">: </text:span><text:span text:style-name="T15">true</text:span><text:span text:style-name="T20">, </text:span><text:span text:style-name="T48">// Standardwert</text:span><text:line-break/><text:span text:style-name="T48"> <text:s text:c="11"/></text:span><text:span text:style-name="T35">checkedStateAbgeschlossen</text:span><text:span text:style-name="T20">: value.</text:span><text:span text:style-name="T35">checkedStateAbgeschlossen </text:span><text:span text:style-name="T20">!== </text:span><text:span text:style-name="T15">undefined </text:span><text:span text:style-name="T20">? value.</text:span><text:span text:style-name="T35">checkedStateAbgeschlossen </text:span><text:span text:style-name="T20">: </text:span><text:span text:style-name="T15">false</text:span><text:span text:style-name="T20">, </text:span><text:span text:style-name="T48">// Standardwert</text:span><text:line-break/><text:span text:style-name="T48"> <text:s text:c="7"/></text:span><text:span text:style-name="T20">};</text:span><text:line-break/><text:span text:style-name="T20"> <text:s text:c="7"/>state.</text:span><text:span text:style-name="T35">showAusgeliehenAbgeschlossen</text:span><text:span text:style-name="T20">.</text:span><text:span text:style-name="T41">push</text:span><text:span text:style-name="T20">(</text:span><text:span text:style-name="T30">newItem</text:span><text:span text:style-name="T20">);</text:span><text:line-break/><text:span text:style-name="T20"> <text:s text:c="3"/>}</text:span><text:line-break/><text:line-break/><text:span text:style-name="T20"> <text:s text:c="3"/></text:span><text:span text:style-name="T54">console</text:span><text:span text:style-name="T20">.</text:span><text:span text:style-name="T41">log</text:span><text:span text:style-name="T20">(</text:span><text:span text:style-name="T4">'vuex state.showAusgeliehenAbgeschlossen'</text:span><text:span text:style-name="T20">, state.</text:span><text:span text:style-name="T35">showAusgeliehenAbgeschlossen</text:span><text:span text:style-name="T20">);</text:span><text:line-break/><text:span text:style-name="T20">},</text:span><text:line-break/></text:p>
      <text:p text:style-name="P106"/>
      <text:p text:style-name="P106">3. Action anlegen:</text:p>
      <text:p text:style-name="P107"><text:span text:style-name="T41">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6"/>
      <text:p text:style-name="P106">4. Getter anlegen, der die Daten eines bestimmten Mitglieds zurück gibt:</text:p>
      <text:p text:style-name="P107"><text:span text:style-name="T41">getShowAusgeliehenAbgeschlossen</text:span><text:span text:style-name="T20">: (state) =&gt; (idMitglied) =&gt; {</text:span><text:line-break/><text:span text:style-name="T20"> <text:s text:c="3"/></text:span><text:span text:style-name="T15">return </text:span><text:span text:style-name="T20">state.</text:span><text:span text:style-name="T35">showAusgeliehenAbgeschlossen</text:span><text:span text:style-name="T20">.</text:span><text:span text:style-name="T41">find</text:span><text:span text:style-name="T20">(</text:span><text:line-break/><text:span text:style-name="T20"> <text:s text:c="7"/>(item) =&gt; item.</text:span><text:span text:style-name="T35">idMitglied </text:span><text:span text:style-name="T20">=== idMitglied</text:span><text:line-break/><text:span text:style-name="T20"> <text:s text:c="3"/>);</text:span><text:line-break/><text:span text:style-name="T20">},</text:span></text:p>
      <text:p text:style-name="P106"/>
      <text:p text:style-name="P106">5. Abruf der Daten in z.B. einer Funktion</text:p>
      <text:p text:style-name="P107"><text:span text:style-name="T15">const </text:span><text:span text:style-name="T30">checkedAusgelieh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usgeliehen</text:span><text:line-break/><text:span text:style-name="T15">const </text:span><text:span text:style-name="T30">checkedAbgeschloss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103">ACHTUNG: hier wird ein Objekt benötigt</text:span></text:p>
      <text:p text:style-name="P110"><text:span text:style-name="T15">const </text:span><text:span text:style-name="T30">searchArtikels </text:span><text:span text:style-name="T20">= ref({});</text:span></text:p>
      <text:p text:style-name="P109"/>
      <text:p text:style-name="P109">2. Textfeld mit v-model daran binden und die idMitglieder an die Funktion übergeben</text:p>
      <text:p text:style-name="P110"><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p>
      <text:p text:style-name="P109"/>
      <text:p text:style-name="P110"><text:soft-page-break/><text:span text:style-name="T68">&lt;v-text-field</text:span><text:line-break/><text:span text:style-name="T68"> <text:s text:c="3"/></text:span><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loading</text:span><text:span text:style-name="T4">="</text:span><text:span text:style-name="T35">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hide-details</text:span><text:line-break/><text:span text:style-name="T70"> <text:s text:c="3"/>single-line</text:span><text:line-break/><text:span text:style-name="T70"> <text:s text:c="3"/>class</text:span><text:span text:style-name="T4">="ma-2"</text:span><text:line-break/><text:span text:style-name="T4"> <text:s text:c="3"/></text:span><text:span text:style-name="T70">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text-field&gt;</text:span></text:p>
      <text:p text:style-name="P109"/>
      <text:p text:style-name="P109">3. Suchfunktion programmieren</text:p>
      <text:p text:style-name="P110"><text:span text:style-name="T15">function </text:span><text:span text:style-name="T41">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5">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1">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48">// Wenn kein Suchbegriff eingegeben wurde, alle Artikel zurückgeben</text:span><text:line-break/><text:span text:style-name="T48"> <text:s text:c="3"/></text:span><text:span text:style-name="T15">return </text:span><text:span text:style-name="T20">item.</text:span><text:span text:style-name="T35">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5">leihvorgaengeArtikelDetails</text:span><text:span text:style-name="T20">.</text:span><text:span text:style-name="T41">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1">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1">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1">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1">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09"/>
      <text:p text:style-name="P109">4. Das entsprechende Element anpassen und nicht das vom Backend zurückgegeben Element verwenden, sondern dass das die Suchfunktion zurückliefert, verwenden:</text:p>
      <text:p text:style-name="P110"><text:span text:style-name="T68">&lt;v-list-item</text:span><text:line-break/><text:span text:style-name="T68"> <text:s text:c="3"/></text:span><text:span text:style-name="T70">v-for</text:span><text:span text:style-name="T4">="</text:span><text:span text:style-name="T20">(</text:span><text:span text:style-name="T30">itemArtikelDetails</text:span><text:span text:style-name="T20">) </text:span><text:span text:style-name="T15">in </text:span><text:span text:style-name="T41">filteredArtikelDetails</text:span><text:span text:style-name="T20">(</text:span><text:span text:style-name="T30">item</text:span><text:span text:style-name="T20">)</text:span><text:span text:style-name="T4">"</text:span><text:line-break/><text:span text:style-name="T4"> <text:s text:c="3"/></text:span><text:span text:style-name="T70">:key</text:span><text:span text:style-name="T4">="</text:span><text:span text:style-name="T30">itemArtikelDetails</text:span><text:span text:style-name="T20">.</text:span><text:span text:style-name="T35">IDinventarBuchungenPositionen</text:span><text:span text:style-name="T4">"</text:span><text:line-break/><text:span text:style-name="T4"> <text:s text:c="3"/></text:span><text:span text:style-name="T70">class</text:span><text:span text:style-name="T4">="mb-2 mt-2"</text:span><text:span text:style-name="T68">&gt;</text:span></text:p>
      <text:h text:style-name="P211" text:outline-level="2"><text:bookmark-start text:name="__RefHeading___Toc1685223_33941504931"/>vue Suchfunktion <text:span text:style-name="T103">allgemeine</text:span> <text:span text:style-name="T103">Suchfunktion </text:span><text:bookmark-end text:name="__RefHeading___Toc1685223_33941504931"/></text:h>
      <text:p text:style-name="P146">ACHTUNG: Hier wird ein leerer String bei der Initialisierung benötigt, KEIN OBJEKT!!!</text:p>
      <text:p text:style-name="P146">Ist gleichzeitig auch das v-model im zuständigen Textfeld</text:p>
      <text:p text:style-name="P139"><text:span text:style-name="T15">const </text:span><text:span text:style-name="T30">searchMitglied </text:span><text:span text:style-name="T20">= ref(</text:span><text:span text:style-name="T4">''</text:span><text:span text:style-name="T20">);</text:span></text:p>
      <text:p text:style-name="P138"/>
      <text:p text:style-name="P146">computed für die Filterung, in diesem Fall die Leihvorgänge nach Mitglieder:</text:p>
      <text:p text:style-name="P145"><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5">value</text:span><text:span text:style-name="T20">) {</text:span><text:line-break/><text:span text:style-name="T20"> <text:s text:c="3"/></text:span><text:span text:style-name="T48">// Wenn kein Suchbegriff eingegeben wurde, gib alle Mitglieder zurück</text:span><text:line-break/><text:span text:style-name="T48"> <text:s text:c="3"/></text:span><text:span text:style-name="T15">return </text:span><text:span text:style-name="T30">leihvorgaengeMitgliederAbrufen</text:span><text:span text:style-name="T20">.</text:span><text:span text:style-name="T35">value</text:span><text:span text:style-name="T20">;</text:span><text:line-break/><text:span text:style-name="T20"> <text:s/>}</text:span><text:line-break/><text:span text:style-name="T20"> <text:s/></text:span><text:span text:style-name="T48">// Ansonsten filtere die Mitglieder basierend auf dem Suchbegriff</text:span><text:line-break/><text:span text:style-name="T48"> <text:s/></text:span><text:span text:style-name="T15">return </text:span><text:span text:style-name="T30">leihvorgaengeMitgliederAbrufen</text:span><text:span text:style-name="T20">.</text:span><text:span text:style-name="T35">value</text:span><text:span text:style-name="T20">.</text:span><text:span text:style-name="T41">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5">easyVereinMitglied_firstName</text:span><text:span text:style-name="T20">} ${item.</text:span><text:span text:style-name="T35">easyVereinMitglied_familyName</text:span><text:span text:style-name="T20">}</text:span><text:span text:style-name="T4">`</text:span><text:span text:style-name="T20">.</text:span><text:span text:style-name="T41">toLowerCase</text:span><text:span text:style-name="T20">();</text:span><text:line-break/><text:span text:style-name="T20"> <text:s text:c="3"/></text:span><text:span text:style-name="T15">return </text:span><text:span text:style-name="T30">fullName</text:span><text:span text:style-name="T20">.</text:span><text:span text:style-name="T41">includes</text:span><text:span text:style-name="T20">(</text:span><text:span text:style-name="T30">searchMitglied</text:span><text:span text:style-name="T20">.</text:span><text:span text:style-name="T35">value</text:span><text:span text:style-name="T20">.</text:span><text:span text:style-name="T41">toLowerCase</text:span><text:span text:style-name="T20">());</text:span><text:line-break/><text:soft-page-break/><text:span text:style-name="T20"> <text:s/>});</text:span><text:line-break/><text:span text:style-name="T20">});</text:span></text:p>
      <text:p text:style-name="P144"/>
      <text:p text:style-name="P144">In der vor-Schleife das ursprüngliche Objekt, durch das filtered ersetzten:</text:p>
      <text:p text:style-name="P145"><text:span text:style-name="T70">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p>
      <text:p text:style-name="P144"/>
      <text:p text:style-name="P79"><text:span text:style-name="T68">&lt;v-expansion-panels </text:span><text:span text:style-name="T70">v-model</text:span><text:span text:style-name="T4">="</text:span><text:span text:style-name="T35">expandedPanels</text:span><text:span text:style-name="T4">" </text:span><text:span text:style-name="T70">multiple</text:span><text:span text:style-name="T68">&gt;</text:span><text:line-break/><text:span text:style-name="T68"> <text:s/></text:span><text:span text:style-name="T48">&lt;!-- Erstes Level --&gt;</text:span><text:line-break/><text:span text:style-name="T48"> <text:s/></text:span><text:span text:style-name="T68">&lt;v-expansion-panel</text:span><text:line-break/><text:span text:style-name="T68"> <text:s text:c="5"/></text:span><text:span text:style-name="T70">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line-break/><text:span text:style-name="T4"> <text:s text:c="5"/></text:span><text:span text:style-name="T70">:key</text:span><text:span text:style-name="T4">="</text:span><text:span text:style-name="T30">item</text:span><text:span text:style-name="T20">.</text:span><text:span text:style-name="T35">easyVereinMitglied_id</text:span><text:span text:style-name="T4">"</text:span><text:line-break/><text:span text:style-name="T4"> <text:s text:c="5"/></text:span><text:span text:style-name="T70">:value</text:span><text:span text:style-name="T4">="</text:span><text:span text:style-name="T30">item</text:span><text:span text:style-name="T20">.</text:span><text:span text:style-name="T35">easyVereinMitglied_id</text:span><text:span text:style-name="T4">"</text:span><text:line-break/><text:span text:style-name="T4"> <text:s text:c="5"/></text:span><text:span text:style-name="T70">class</text:span><text:span text:style-name="T4">="mb-1"</text:span><text:span text:style-name="T68">&gt;</text:span><text:line-break/><text:span text:style-name="T68"> <text:s text:c="3"/>&lt;v-expansion-panel-title </text:span><text:span text:style-name="T70">@click</text:span><text:span text:style-name="T4">="</text:span><text:span text:style-name="T41">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68">&lt;v-text-field</text:span><text:line-break/><text:span text:style-name="T68"> <text:s text:c="3"/></text:span><text:span text:style-name="T70">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70">:loading</text:span><text:span text:style-name="T4">="</text:span><text:span text:style-name="T35">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single-line</text:span><text:line-break/><text:span text:style-name="T70"> <text:s text:c="3"/>class</text:span><text:span text:style-name="T4">="ma-2"</text:span><text:line-break/><text:span text:style-name="T4"> <text:s text:c="3"/></text:span><text:span text:style-name="T70">clearable</text:span><text:line-break/><text:span text:style-name="T70"> <text:s text:c="3"/>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4"/>
      <text:p text:style-name="P115"><text:span text:style-name="T15">function </text:span><text:span text:style-name="T41">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5">day</text:span><text:span text:style-name="T20">: </text:span><text:span text:style-name="T4">'2-digit'</text:span><text:span text:style-name="T20">, </text:span><text:span text:style-name="T35">month</text:span><text:span text:style-name="T20">: </text:span><text:span text:style-name="T4">'2-digit'</text:span><text:span text:style-name="T20">, </text:span><text:span text:style-name="T35">year</text:span><text:span text:style-name="T20">: </text:span><text:span text:style-name="T4">'numeric' </text:span><text:span text:style-name="T20">};</text:span><text:line-break/><text:span text:style-name="T20"> <text:s/></text:span><text:span text:style-name="T15">return new </text:span><text:span text:style-name="T54">Date</text:span><text:span text:style-name="T20">(dateString).</text:span><text:span text:style-name="T41">toLocaleDateString</text:span><text:span text:style-name="T20">(</text:span><text:span text:style-name="T4">'de-DE'</text:span><text:span text:style-name="T20">, </text:span><text:span text:style-name="T30">options</text:span><text:span text:style-name="T20">);</text:span><text:line-break/><text:span text:style-name="T20">}</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oft-page-break/><text:span text:style-name="T15">function </text:span><text:span text:style-name="T41">isVisibleIventarStatus</text:span><text:span text:style-name="T20">(status){</text:span><text:line-break/><text:span text:style-name="T20"> <text:s/></text:span><text:span text:style-name="T48">//Prüft den itemArtikelDetails.inventarBuchungenPositionen_IDinventarBuchungenPositionenStatus Status</text:span><text:line-break/><text:span text:style-name="T48"> <text:s/>//Wenn 1 (ausgeliehen) Element anzeigen, sonst nicht</text:span><text:line-break/><text:span text:style-name="T48"> <text:s/></text:span><text:span text:style-name="T15">return </text:span><text:span text:style-name="T20">status === </text:span><text:span text:style-name="T64">1</text:span><text:span text:style-name="T20">;</text:span><text:line-break/><text:span text:style-name="T20">}</text:span></text:p>
      <text:p text:style-name="P116"/>
      <text:p text:style-name="P116">2. Im jeweiligen Element die Funktion aufrufen und den Wert der geprüft werden soll übergeben:</text:p>
      <text:p text:style-name="P117"><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text:span><text:line-break/><text:span text:style-name="T20"> <text:s text:c="3"/>member.</text:span><text:span text:style-name="T35">easyVereinMitglied_id</text:span><text:span text:style-name="T20">,</text:span><text:line-break/><text:span text:style-name="T20"> <text:s text:c="3"/>{</text:span><text:span text:style-name="T35">IDinventarBuchungenPositionenStatus</text:span><text:span text:style-name="T20">: </text:span><text:span text:style-name="T30">selektionKriterium</text:span><text:span text:style-name="T20">}</text:span><text:line-break/><text:span text:style-name="T20">);</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48">// Mapping der empfangenen Daten</text:span><text:line-break/><text:span text:style-name="T15">const </text:span><text:span text:style-name="T30">mappedData </text:span><text:span text:style-name="T20">= </text:span><text:span text:style-name="T30">response</text:span><text:span text:style-name="T20">.</text:span><text:span text:style-name="T35">data</text:span><text:span text:style-name="T20">.</text:span><text:span text:style-name="T41">map</text:span><text:span text:style-name="T20">((item) =&gt; ({</text:span><text:line-break/><text:span text:style-name="T20"> <text:s/></text:span><text:span text:style-name="T35">konfektionsGroesse_Konfektionsgroesse</text:span><text:span text:style-name="T20">: item.</text:span><text:span text:style-name="T35">Konfektionsgroesse</text:span><text:span text:style-name="T20">,</text:span><text:line-break/><text:span text:style-name="T20"> <text:s/></text:span><text:span text:style-name="T35">inventarArtikel_Bildpfad</text:span><text:span text:style-name="T20">: item.</text:span><text:span text:style-name="T35">Bildpfad</text:span><text:span text:style-name="T20">,</text:span><text:line-break/><text:span text:style-name="T20"> <text:s/></text:span><text:span text:style-name="T35">inventarArtikel_ArtikelBezeichnung</text:span><text:span text:style-name="T20">: item.</text:span><text:span text:style-name="T35">ArtikelBezeichnung</text:span><text:span text:style-name="T20">,</text:span><text:line-break/><text:span text:style-name="T20"> <text:s/></text:span><text:span text:style-name="T35">inventarBuchungenPositionen_Menge</text:span><text:span text:style-name="T20">: item.</text:span><text:span text:style-name="T35">Menge</text:span><text:span text:style-name="T20">,</text:span><text:line-break/><text:span text:style-name="T20"> <text:s/></text:span><text:span text:style-name="T35">farbe_Bezeichnung</text:span><text:span text:style-name="T20">: item.</text:span><text:span text:style-name="T35">Farbe</text:span><text:span text:style-name="T20">,</text:span><text:line-break/><text:span text:style-name="T20"> <text:s/></text:span><text:span text:style-name="T35">inventarBuchungenPositionen_externeInventarNummer</text:span><text:span text:style-name="T20">: item.externeInventarNummer,</text:span><text:line-break/><text:span text:style-name="T20"> <text:s/></text:span><text:span text:style-name="T35">inventarBuchungenPositionen_Preis</text:span><text:span text:style-name="T20">: item.</text:span><text:span text:style-name="T35">Preis</text:span><text:span text:style-name="T20">,</text:span><text:line-break/><text:span text:style-name="T20"> <text:s/></text:span><text:span text:style-name="T35">inventarBuchungenPositionen_IDinventarBuchungenPositionen</text:span><text:span text:style-name="T20">: item.</text:span><text:span text:style-name="T35">IDinventarBuchungenPositionen</text:span><text:span text:style-name="T20">,</text:span><text:line-break/><text:span text:style-name="T20"> <text:s/></text:span><text:span text:style-name="T35">inventarBuchungenPositionenStatus_Bezeichnung</text:span><text:span text:style-name="T20">: item.StatusBezeichnung,</text:span><text:line-break/><text:span text:style-name="T20"> <text:s/></text:span><text:span text:style-name="T35">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5">inventarBuchungenPositionen_StatusDatum</text:span><text:span text:style-name="T20">: item.StatusDatum,</text:span><text:line-break/><text:span text:style-name="T20"> <text:s/></text:span><text:span text:style-name="T35">inventarZustand_Bezeichnung</text:span><text:span text:style-name="T20">: item.ZustandBezeichnung,</text:span><text:line-break/><text:span text:style-name="T20"> <text:s/></text:span><text:span text:style-name="T35">inventarBuchungenPositionen_Bemerkung</text:span><text:span text:style-name="T20">: item.Bemerkung,</text:span><text:line-break/><text:span text:style-name="T20"> <text:s/></text:span><text:span text:style-name="T35">inventarBuchungenPositionen_GesamtPreis</text:span><text:span text:style-name="T20">: item.GesamtPreis,</text:span><text:line-break/><text:span text:style-name="T20"> <text:s/></text:span><text:span text:style-name="T35">inventarBuchungenPositionen_Count</text:span><text:span text:style-name="T20">: item.AnzahlOffenePositionen,</text:span><text:line-break/><text:span text:style-name="T20">}));</text:span></text:p>
      <text:p text:style-name="P119"/>
      <text:p text:style-name="P119">3. Zuordnung dem eigenltichen Objekten</text:p>
      <text:p text:style-name="P120"><text:span text:style-name="T48">// Daten dem Mitglied zuweisen</text:span><text:line-break/><text:span text:style-name="T20">member.</text:span><text:span text:style-name="T35">leihvorgaengeArtikelDetails </text:span><text:span text:style-name="T20">= </text:span><text:span text:style-name="T30">mappedData</text:span><text:span text:style-name="T20">;</text:span></text:p>
      <text:p text:style-name="P119"/>
      <text:p text:style-name="P119"/>
      <text:h text:style-name="Heading_20_2" text:outline-level="2"><text:bookmark-start text:name="__RefHeading___Toc1685233_3394150493"/><text:soft-page-break/>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98">darf</text:span>.</text:p>
      <text:p text:style-name="P124">Dazu muss ich der Komponente DialogRücknahme das Objekt member übergeben, in diesem Fall wir d in der Hauptkomponente (die die zweite Komponente aufruft) ein ref Objekt erstellt.</text:p>
      <text:p text:style-name="P123"><text:span text:style-name="T15">const </text:span><text:span text:style-name="T30">selectedMember </text:span><text:span text:style-name="T20">= ref(</text:span><text:span text:style-name="T15">null</text:span><text:span text:style-name="T20">);</text:span></text:p>
      <text:p text:style-name="P122"/>
      <text:p text:style-name="P124">Die Funktion die den Dialog aufruft und das member Objekt übergeben bekommt, nimmt das Reaktive Objekt entgegen und speichert es im ref Objekt:</text:p>
      <text:p text:style-name="P123"><text:span text:style-name="T30">selectedMember</text:span><text:span text:style-name="T20">.</text:span><text:span text:style-name="T35">value </text:span><text:span text:style-name="T20">= member;</text:span></text:p>
      <text:p text:style-name="P122"/>
      <text:p text:style-name="P123"><text:span text:style-name="T15">function </text:span><text:span text:style-name="T41">showDialogRuecknahme</text:span><text:span text:style-name="T20">(artikelDetails, member) {</text:span><text:line-break/><text:span text:style-name="T20"> <text:s/></text:span><text:span text:style-name="T30">selectedMember</text:span><text:span text:style-name="T20">.</text:span><text:span text:style-name="T35">value </text:span><text:span text:style-name="T20">= member;</text:span><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BuchungenPositionen</text:span><text:span text:style-name="T20">: artikelDetails.</text:span><text:span text:style-name="T35">ibp_IDinventarBuchungenPositionen</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artikelDetails,</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span text:style-name="T20">${member.</text:span><text:span text:style-name="T35">easyVereinMitglied_firstName</text:span><text:span text:style-name="T20">} ${member.</text:span><text:span text:style-name="T35">easyVereinMitglied_familyName</text:span><text:span text:style-name="T20">}</text:span><text:span text:style-name="T4">`</text:span><text:span text:style-name="T20">,</text:span><text:line-break/><text:span text:style-name="T20"> <text:s text:c="3"/></text:span><text:span text:style-name="T35">idMitglied</text:span><text:span text:style-name="T20">: member.</text:span><text:span text:style-name="T35">easyVereinMitglied_id</text:span><text:line-break/><text:span text:style-name="T35"> <text:s/></text:span><text:span text:style-name="T20">});</text:span><text:line-break/><text:span text:style-name="T20"> <text:s/></text:span><text:span text:style-name="T54">console</text:span><text:span text:style-name="T20">.</text:span><text:span text:style-name="T41">log</text:span><text:span text:style-name="T20">(</text:span><text:span text:style-name="T4">'showDialogRuecknahme artikelDetails'</text:span><text:span text:style-name="T20">, artikelDetails)</text:span><text:line-break/><text:span text:style-name="T20">}</text:span></text:p>
      <text:p text:style-name="P122"/>
      <text:p text:style-name="P124">Wird der DialogRuecknahme aufgerufen, wird das member an DialogRücjnahme übergeben:</text:p>
      <text:p text:style-name="P123"><text:span text:style-name="T68">&lt;DialogRuecknahme </text:span><text:span text:style-name="T70">v-if</text:span><text:span text:style-name="T4">="</text:span><text:span text:style-name="T41">showDialogRuecknahme</text:span><text:span text:style-name="T4">" </text:span><text:span text:style-name="T70">:member</text:span><text:span text:style-name="T4">="</text:span><text:span text:style-name="T35">selectedMember</text:span><text:span text:style-name="T4">" </text:span><text:span text:style-name="T68">/&gt;</text:span></text:p>
      <text:p text:style-name="P122"/>
      <text:p text:style-name="P124"/>
      <text:p text:style-name="P124"/>
      <text:p text:style-name="P124"><text:span text:style-name="T97">In </text:span>DialogRuecknahme <text:span text:style-name="T97">props definieren, nimmt das Objekt member von LeihvorgangVerwalten entgegen:</text:span></text:p>
      <text:p text:style-name="P123"><text:soft-page-break/><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span text:style-name="T20">,</text:span><text:line-break/><text:span text:style-name="T20">})</text:span></text:p>
      <text:p text:style-name="P122"/>
      <text:p text:style-name="P126">Beim speichern Funktion dialogSave() in DialogRuecknahme das Objekt wieder an Leihv<text:span text:style-name="T99">o</text:span>r<text:span text:style-name="T99">g</text:span>angVerwalten übergeben:</text:p>
      <text:p text:style-name="P127"><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p>
      <text:p text:style-name="P126"/>
      <text:p text:style-name="P126">Hier die vollständige Funktion</text:p>
      <text:p text:style-name="P125"><text:span text:style-name="T15">async function </text:span><text:span text:style-name="T41">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5">value</text:span><text:span text:style-name="T20">) {</text:span><text:line-break/><text:span text:style-name="T20"> <text:s text:c="3"/></text:span><text:span text:style-name="T54">console</text:span><text:span text:style-name="T20">.</text:span><text:span text:style-name="T41">log</text:span><text:span text:style-name="T20">(</text:span><text:span text:style-name="T4">'selectedItem ist leer'</text:span><text:span text:style-name="T20">);</text:span><text:line-break/><text:span text:style-name="T20"> <text:s text:c="3"/></text:span><text:span text:style-name="T41">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4">''</text:span><text:span text:style-name="T20">,</text:span><text:line-break/><text:span text:style-name="T20"> <text:s text:c="3"/></text:span><text:span text:style-name="T35">bemerkung</text:span><text:span text:style-name="T20">: </text:span><text:span text:style-name="T30">textBemerkung</text:span><text:span text:style-name="T20">.</text:span><text:span text:style-name="T35">value</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30">selectedItem</text:span><text:span text:style-name="T20">.</text:span><text:span text:style-name="T35">value</text:span><text:span text:style-name="T20">.IDInventarZustand,</text:span><text:line-break/><text:span text:style-name="T20"> <text:s text:c="3"/></text:span><text:span text:style-name="T35">memberName</text:span><text:span text:style-name="T20">: </text:span><text:span text:style-name="T4">''</text:span><text:span text:style-name="T20">,</text:span><text:line-break/><text:span text:style-name="T20"> <text:s text:c="3"/></text:span><text:span text:style-name="T35">idMitglied</text:span><text:span text:style-name="T20">: </text:span><text:span text:style-name="T4">''</text:span><text:line-break/><text:span text:style-name="T4"> <text:s/></text:span><text:span text:style-name="T20">});</text:span><text:line-break/><text:line-break/><text:span text:style-name="T20"> <text:s/></text:span><text:span text:style-name="T48">//Die Rücknahme an das Backend übermitteln</text:span><text:line-break/><text:span text:style-name="T48">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4">AuthenticationService</text:span><text:span text:style-name="T20">.</text:span><text:span text:style-name="T41">leihvorgangRuecknahmeArtikel</text:span><text:span text:style-name="T20">({</text:span><text:line-break/><text:span text:style-name="T20"> <text:s text:c="5"/></text:span><text:span text:style-name="T35">IDinventarBuchungenPositionen</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inventarBuchungenPositionen</text:span><text:span text:style-name="T20">,</text:span><text:line-break/><text:span text:style-name="T20"> <text:s text:c="5"/></text:span><text:span text:style-name="T35">bemerkung</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bemerkung</text:span><text:span text:style-name="T20">,</text:span><text:line-break/><text:span text:style-name="T20"> <text:s text:c="5"/></text:span><text:span text:style-name="T35">artikelZustand</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artikelZustand</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1">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4">console</text:span><text:span text:style-name="T20">.</text:span><text:span text:style-name="T41">log</text:span><text:span text:style-name="T20">(</text:span><text:span text:style-name="T4">'Fehler in leihvorgangRuecknahmeArtikel'</text:span><text:span text:style-name="T20">, err)</text:span><text:line-break/><text:span text:style-name="T20"> <text:s text:c="3"/></text:span><text:span text:style-name="T41">alert</text:span><text:span text:style-name="T20">(</text:span><text:span text:style-name="T4">'Fehler bei Rücknahme des Artikels'</text:span><text:span text:style-name="T20">)</text:span><text:line-break/><text:span text:style-name="T20"> <text:s/>}</text:span><text:line-break/><text:span text:style-name="T20"> <text:s/></text:span><text:span text:style-name="T54">console</text:span><text:span text:style-name="T20">.</text:span><text:span text:style-name="T41">log</text:span><text:span text:style-name="T20">(</text:span><text:span text:style-name="T4">'getShowDialogRuecknahmeArtikel'</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line-break/><text:line-break/><text:span text:style-name="T20"> <text:s/></text:span><text:span text:style-name="T48">//reload der Artikel veranlassen</text:span><text:line-break/><text:span text:style-name="T48"> <text:s/></text:span><text:span text:style-name="T15">const </text:span><text:span text:style-name="T30">idMitglied </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Mitglied</text:span><text:line-break/><text:span text:style-name="T35"> <text:s/></text:span><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line-break/><text:span text:style-name="T20"> <text:s/></text:span><text:span text:style-name="T54">console</text:span><text:span text:style-name="T20">.</text:span><text:span text:style-name="T41">log</text:span><text:span text:style-name="T20">(</text:span><text:span text:style-name="T4">'selectedItem'</text:span><text:span text:style-name="T20">, </text:span><text:span text:style-name="T30">selectedItem</text:span><text:span text:style-name="T20">.</text:span><text:span text:style-name="T35">value</text:span><text:span text:style-name="T20">.IDInventarZustand);</text:span><text:line-break/><text:span text:style-name="T20"> <text:s/></text:span><text:span text:style-name="T54">console</text:span><text:span text:style-name="T20">.</text:span><text:span text:style-name="T41">log</text:span><text:span text:style-name="T20">(</text:span><text:span text:style-name="T4">'getShowAusgeliehenAbgeschlossen.idMitglied'</text:span><text:span text:style-name="T20">,</text:span><text:span text:style-name="T54">store</text:span><text:span text:style-name="T20">.</text:span><text:span text:style-name="T35">getters</text:span><text:span text:style-name="T20">.</text:span><text:span text:style-name="T35">getShowAusgeliehenAbgeschlossen</text:span><text:span text:style-name="T20">.</text:span><text:span text:style-name="T35">idMitglied</text:span><text:span text:style-name="T20">)</text:span><text:line-break/><text:span text:style-name="T20">}</text:span></text:p>
      <text:p text:style-name="P142"/>
      <text:p text:style-name="P122"/>
      <text:p text:style-name="P124"/>
      <text:p text:style-name="P124"/>
      <text:h text:style-name="Heading_20_2" text:outline-level="2"><text:bookmark-start text:name="__DdeLink__112731_2578173521"/><text:bookmark-start text:name="__RefHeading___Toc1801581_3394150493"/><text:soft-page-break/><text:span text:style-name="T121">DialogNummerAendern.vue ö</text:span>ffnen einer Dialog Komponente mit vuex-Store:<text:bookmark-end text:name="__DdeLink__112731_2578173521"/><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5">const </text:span><text:span text:style-name="T30">showDialog </text:span><text:span text:style-name="T20">= computed({</text:span><text:line-break/><text:span text:style-name="T20"> <text:s/></text:span><text:span text:style-name="T41">get</text:span><text:span text:style-name="T20">() {</text:span><text:line-break/><text:span text:style-name="T20"> <text:s text:c="3"/></text:span><text:span text:style-name="T15">return </text:span><text:span text:style-name="T54">store</text:span><text:span text:style-name="T20">.</text:span><text:span text:style-name="T35">getters</text:span><text:span text:style-name="T20">.</text:span><text:span text:style-name="T35">getShowDialogNummerAendern</text:span><text:span text:style-name="T20">.</text:span><text:span text:style-name="T35">showDialog</text:span><text:span text:style-name="T20">;</text:span><text:line-break/><text:span text:style-name="T20"> <text:s/>},</text:span><text:line-break/><text:span text:style-name="T20"> <text:s/></text:span><text:span text:style-name="T41">set</text:span><text:span text:style-name="T20">(value) {</text:span><text:line-break/><text:span text:style-name="T20"> <text:s text:c="3"/></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5"/>...</text:span><text:span text:style-name="T54">store</text:span><text:span text:style-name="T20">.</text:span><text:span text:style-name="T35">getters</text:span><text:span text:style-name="T20">.</text:span><text:span text:style-name="T35">getShowDialogNummerAendern</text:span><text:span text:style-name="T20">,</text:span><text:line-break/><text:span text:style-name="T20"> <text:s text:c="5"/></text:span><text:span text:style-name="T35">showDialog</text:span><text:span text:style-name="T20">: value,</text:span><text:line-break/><text:span text:style-name="T20"> <text:s text:c="3"/>});</text:span><text:line-break/><text:span text:style-name="T20"> <text:s/>}</text:span><text:line-break/><text:span text:style-name="T20">});</text:span></text:p>
      <text:p text:style-name="P122"/>
      <text:p text:style-name="P130">showDialog ist gleichzeitig das v-model für den Dialog:</text:p>
      <text:p text:style-name="P129"><text:span text:style-name="T68">&lt;v-dialog</text:span><text:line-break/><text:span text:style-name="T68"> <text:s text:c="3"/></text:span><text:span text:style-name="T70">v-model</text:span><text:span text:style-name="T4">="</text:span><text:span text:style-name="T35">showDialog</text:span><text:span text:style-name="T4">"</text:span><text:line-break/><text:span text:style-name="T4"> <text:s text:c="3"/></text:span><text:span text:style-name="T70">max-width</text:span><text:span text:style-name="T4">="600"</text:span></text:p>
      <text:p text:style-name="P128"/>
      <text:p text:style-name="P128">Zum schließen des Dialogs ist dann einfach der Wert showDialog auf false zusetzten:</text:p>
      <text:p text:style-name="P128"/>
      <text:p text:style-name="P129"><text:span text:style-name="T15">function </text:span><text:span text:style-name="T41">dialogSav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line-break/><text:line-break/><text:span text:style-name="T15">function </text:span><text:span text:style-name="T41">dialogClos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p>
      <text:p text:style-name="P128"/>
      <text:p text:style-name="P128">In der Komponente von der aus der Dialog geöffnet werden soll, entsprechend den vuex-Store ändern:</text:p>
      <text:p text:style-name="P128"/>
      <text:p text:style-name="P129"><text:span text:style-name="T15">function </text:span><text:span text:style-name="T41">changeNumber</text:span><text:span text:style-name="T20">(item){</text:span><text:line-break/><text:span text:style-name="T20"> <text:s/></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Artikel</text:span><text:span text:style-name="T20">: item,</text:span><text:line-break/><text:span text:style-name="T20"> <text:s/>})</text:span><text:line-break/><text:span text:style-name="T20">}</text:span></text:p>
      <text:p text:style-name="P128"/>
      <text:p text:style-name="P128">Die Dialog Komponente noch in der Hauptkomponente einfügen:</text:p>
      <text:p text:style-name="P143">&lt;DialogNummerAendern /&gt;</text:p>
      <text:p text:style-name="P128"/>
      <text:p text:style-name="P128">und fertig</text:p>
      <text:p text:style-name="P128"/>
      <text:h text:style-name="Heading_20_2" text:outline-level="2"><text:bookmark-start text:name="__RefHeading___Toc35315_2902930553"/><text:soft-page-break/><text:span text:style-name="T108">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7">Das Objekt leihvorgaengeMitgliederAbrufen nimmt die Daten vom Backend entgegen.</text:p>
      <text:p text:style-name="P147">Damit <text:span text:style-name="T105">eine Suchfunktion ermöglicht werden kann, wird das Objekt leihvorgaengeMitgliederAbrufen in der Funktion filteredLeihvorgaengeMitgliederAbrufen mit dem jeweiligen Suchbegriff gefiltert.</text:span></text:p>
      <text:p text:style-name="P148">Im &lt;template&gt; wird das gefilterte Objekt filteredLeihvorgaengeMitgliederAbrufen im der for-Schleife durchlaufen und die einzelnen Elemente an item übergeben. Im ursprünglichen Objekt <text:span text:style-name="T104">leihvorgaengeMitgliederAbrufen </text:span>sind folgende Elemente enthalten:</text:p>
      <text:p text:style-name="P148"/>
      <text:p text:style-name="P14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8">Folgender Aufbau:</text:p>
      <text:p text:style-name="P151">Hauptobjekt <text:span text:style-name="T105">leihvorgaengeMitgliederAbrufen:</text:span></text:p>
      <text:p text:style-name="P148">leihvorgaengeMitgliederAbrufen[</text:p>
      <text:p text:style-name="P14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8">}</text:p>
      <text:p text:style-name="P148">]</text:p>
      <text:p text:style-name="P151">Unterobjekt <text:s/><text:span text:style-name="T105">leihvorgaengeArtikelDetails</text:span></text:p>
      <text:p text:style-name="P152">Das Unterobjekt <text:span text:style-name="T105">leihvorgaengeArtikelDetails </text:span>wird in der Funktion expansionForLeihvorgang gemappt, damit die Spaltenn<text:span text:style-name="T109">a</text:span>m<text:span text:style-name="T109">e</text:span>n im Backend nicht zu lange sind, jedoch im Frontend gut lesbar und eine klare Aussage<text:span text:style-name="T110">k</text:span>raft haben. Zum Beispiel:</text:p>
      <text:p text:style-name="P152"><text:soft-page-break/>Artikelbezeichnung aus dem Backend wird im Frontend zu ia_ ArtikelBezeichnung.</text:p>
      <text:p text:style-name="P152">ia steht für den Tabellennamen inventarArtikel, <text:s/>ArtikelBezeichnung = Spaltennamen</text:p>
      <text:p text:style-name="P152">ia_ArtikelBezeichnung: item.ArtikelBezeichnung</text:p>
      <text:p text:style-name="P152">ibp_IDinventarBuchungenPositionen: item.IdinventarBuchungenPositionen</text:p>
      <text:p text:style-name="P152">ibp = inventarBuchungenPositionen, IdinventarBuchungenPositionen = Spaltennamen</text:p>
      <text:p text:style-name="P149">leihvorgaengeMitgliederAbrufen.leihvorgaengeArtikelDetails<text:span text:style-name="T106">[</text:span></text:p>
      <text:p text:style-name="P149">{</text:p>
      <text:p text:style-name="Standard"><text:span text:style-name="T105"><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49">}</text:p>
      <text:p text:style-name="P164">]</text:p>
      <text:p text:style-name="P156">Und zusätzlich werden der Gesamtpreis und die Anzahl der Artikel dem Hauptobjekt <text:span text:style-name="T105">leihvorgaengeMitgliederAbrufen </text:span>zugeordnet.</text:p>
      <text:p text:style-name="P150"><text:span text:style-name="T107">l</text:span>eihvorgaengeMitgliederAbrufen.gesamtPreis</text:p>
      <text:p text:style-name="P150"><text:span text:style-name="T107">l</text:span>eihvorgaengeMitgliederAbrufen.anzahlArtikel</text:p>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3">WICHTIG: Das Objekt leihvorgaengeMitgliederAbrufen wird in der Funktion expansionForLeihvorgang dem member übergeben!</text:p>
      <text:p text:style-name="P154">item = filteredLeihvorgaengeMitgliederAbrufen (leihvorgaengeMitgliederAbrufen)</text:p>
      <text:p text:style-name="P155">member Object (Objekt)</text:p>
      <text:p text:style-name="P15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oft-page-break/><text:s text:c="6"/>"ibp_IDinventarBuchungenPositionenStatus": 1,</text:p>
      <text:p text:style-name="Standard"><text:s text:c="6"/>"ibp_StatusDatum": "2024-11-04T14:44:54.000Z",</text:p>
      <text:p text:style-name="Standard"><text:s text:c="6"/>"iz_Bezeichnung": null,</text:p>
      <text:p text:style-name="P19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text:bookmark-start text:name="__DdeLink__83040_3918075121"/>ia_<text:bookmark-start text:name="__DdeLink__83373_3918075121"/>externeInventarNummerPflicht<text:bookmark-end text:name="__DdeLink__83040_3918075121"/><text:bookmark-end text:name="__DdeLink__83373_3918075121"/>":<text:span text:style-name="T111">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14">s</text:span><text:bookmark-end text:name="__DdeLink__75738_2578173521"/> Inhalt Warenkorb, <text:span text:style-name="T112">Speichertort vuex-Store</text:span><text:bookmark-end text:name="__RefHeading___Toc31313_2578173521"/></text:h>
      <text:p text:style-name="P165">Daten kommen aus dem Backend, <text:span text:style-name="T113">werden über die Komponenten Artikel.vue geladen.</text:span></text:p>
      <text:p text:style-name="P165"><text:span text:style-name="T113">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19">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15">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4">}</text:p>
      <text:p text:style-name="P187"/>
      <text:p text:style-name="P185">Im Frontend werden die Daten in Artikel.vue an den vuex-Store übergeben:</text:p>
      <text:p text:style-name="P186"/>
      <text:p text:style-name="P185"><text:s text:c="4"/>const cartItem = {</text:p>
      <text:p text:style-name="P185"><text:s text:c="6"/>IDInventarArtikel: item.IDInventarArtikel, // Artikel-ID</text:p>
      <text:p text:style-name="P185"><text:s text:c="6"/>ArtikelBezeichnung: item.ArtikelBezeichnung, // Artikelbezeichnung</text:p>
      <text:p text:style-name="P185"><text:s text:c="6"/>Konfektionsgroesse: item.Konfektionsgroesse, // Größe</text:p>
      <text:p text:style-name="P185"><text:s text:c="6"/>Farbe: item.Farbe, // Farbe</text:p>
      <text:p text:style-name="P185"><text:s text:c="6"/>Preis: item.Preis, // Preis</text:p>
      <text:p text:style-name="P185"><text:s text:c="6"/>Menge: item.selectedQuantity, // Menge</text:p>
      <text:p text:style-name="P185"><text:s text:c="6"/>Bildpfad: item.Bildpfad,</text:p>
      <text:p text:style-name="P185"><text:s text:c="6"/>Bestand: item.Bestand,</text:p>
      <text:p text:style-name="P185"><text:s text:c="6"/><text:bookmark-start text:name="__DdeLink__84179_3918075121"/>ExterneInventarNummerPflicht<text:bookmark-end text:name="__DdeLink__84179_3918075121"/>: item.externeInventarNummerPflicht,</text:p>
      <text:p text:style-name="P185"><text:s text:c="6"/>IDInventarKategorie: item.IDInventarKategorie,</text:p>
      <text:p text:style-name="P185"><text:s text:c="6"/><text:bookmark-start text:name="__DdeLink__85316_3918075121"/>externeID<text:bookmark-end text:name="__DdeLink__85316_3918075121"/>: [],</text:p>
      <text:p text:style-name="P185"><text:s text:c="4"/>}</text:p>
      <text:p text:style-name="P185"><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5">externeID</text:span><text:span text:style-name="T20">.</text:span><text:span text:style-name="T35">length </text:span><text:span text:style-name="T20">|| </text:span><text:span text:style-name="T64">0</text:span><text:line-break/><text:span text:style-name="T64"> <text:s text:c="3"/></text:span><text:span text:style-name="T15">if</text:span><text:span text:style-name="T20">(</text:span><text:span text:style-name="T30">item</text:span><text:span text:style-name="T20">.</text:span><text:span text:style-name="T35">Menge </text:span><text:span text:style-name="T20">!== </text:span><text:span text:style-name="T30">laengeExterneID </text:span><text:span text:style-name="T20">&amp;&amp; </text:span><text:span text:style-name="T30">item</text:span><text:span text:style-name="T20">.</text:span><text:span text:style-name="T35">ExterneInventarNummerPflicht </text:span><text:span text:style-name="T20">===</text:span><text:span text:style-name="T64">1</text:span><text:span text:style-name="T20">){</text:span><text:line-break/><text:span text:style-name="T20"> <text:s text:c="5"/></text:span><text:span text:style-name="T41">alert</text:span><text:span text:style-name="T20">(</text:span><text:span text:style-name="T4">`Die Externe Nummer muss erfasst werden:</text:span><text:span text:style-name="T15">\n</text:span><text:span text:style-name="T20">${</text:span><text:span text:style-name="T30">item</text:span><text:span text:style-name="T20">.</text:span><text:span text:style-name="T35">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DdeLink__20746_2578173521"/><text:bookmark-start text:name="__RefHeading___Toc31317_2578173521"/>DialogExterneNummer.vue <text:span text:style-name="T116">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7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7">r</text:span> immer nur den Text“ in der Externen Nummer <text:span text:style-name="T117">gefallen ist</text:span>!</text:p>
      <text:p text:style-name="P176"><text:span text:style-name="T29"><text:s/></text:span><text:span text:style-name="T68">&lt;v-select</text:span><text:line-break/><text:span text:style-name="T68"> <text:s text:c="3"/></text:span><text:span text:style-name="T70">v-for</text:span><text:span text:style-name="T4">="</text:span><text:span text:style-name="T30">i </text:span><text:span text:style-name="T15">in </text:span><text:span text:style-name="T35">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5">textInventarNummern</text:span><text:span text:style-name="T20">[</text:span><text:span text:style-name="T30">i </text:span><text:span text:style-name="T20">- </text:span><text:span text:style-name="T64">1</text:span><text:span text:style-name="T20">]</text:span><text:span text:style-name="T4">"</text:span><text:line-break/><text:span text:style-name="T4"> <text:s text:c="3"/></text:span><text:span text:style-name="T70">:items</text:span><text:span text:style-name="T4">="</text:span><text:span text:style-name="T35">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ExterneNummer"</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8">&gt;&lt;/v-select&gt;</text:span></text:p>
      <text:p text:style-name="P175"/>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67"/>
      <text:h text:style-name="P16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const selectedIDs = textInventarNummern.value</text:span></text:p>
      <text:p text:style-name="P77"><text:span text:style-name="Source_20_Text"><text:s text:c="4"/>.map((item, idx) =&gt; idx !== index ? item : null)</text:span></text:p>
      <text:p text:style-name="P77"><text:span text:style-name="Source_20_Text"><text:s text:c="4"/>.filter(item =&gt; item !== null);</text:span></text:p>
      <text:p text:style-name="P77"/>
      <text:p text:style-name="P171"><text:span text:style-name="Source_20_Text"><text:s text:c="2"/>return inventarExterneNummern.value.filter(option =&gt; !selectedIDs.includes(option.</text:span><text:span text:style-name="Source_20_Text"><text:span text:style-name="T118">ExterneNummer</text:span></text:span><text:span text:style-name="Source_20_Text"> ));</text:span></text:p>
      <text:p text:style-name="P7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 Funktion implementieren</text:span></text:p>
      <text:p text:style-name="P78"><text:span text:style-name="Source_20_Text">}</text:span></text:p>
      <text:list xml:id="list2470881384" text:style-name="L22">
        <text:list-item>
          <text:p text:style-name="P280"><text:span text:style-name="Strong_20_Emphasis">Parameter</text:span>: <text:span text:style-name="Source_20_Text">index</text:span> ist der Index des aktuellen <text:span text:style-name="Source_20_Text">&lt;v-select&gt;</text:span>.</text:p>
        </text:list-item>
        <text:list-item>
          <text:p text:style-name="P27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7"><text:span text:style-name="Source_20_Text">const selectedIDs = textInventarNummern.value</text:span></text:p>
      <text:p text:style-name="P77"><text:span text:style-name="Source_20_Text"><text:s text:c="2"/>.map((item, idx) =&gt; idx !== index ? item : null)</text:span></text:p>
      <text:p text:style-name="P78"><text:span text:style-name="Source_20_Text"><text:s text:c="2"/>.filter(item =&gt; item !== null);</text:span></text:p>
      <text:p text:style-name="Text_20_body"><text:span text:style-name="Strong_20_Emphasis">Schritt-für-Schritt-Erklärung:</text:span></text:p>
      <text:list xml:id="list1079762978" text:style-name="L23">
        <text:list-item>
          <text:p text:style-name="P28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81"><text:span text:style-name="Strong_20_Emphasis"><text:span text:style-name="Source_20_Text">.map((item, idx) =&gt; idx !== index ? item : null)</text:span></text:span>:</text:p>
          <text:list>
            <text:list-item>
              <text:p text:style-name="P282"><text:soft-page-break/><text:span text:style-name="Strong_20_Emphasis"><text:span text:style-name="Source_20_Text">item</text:span></text:span>: Der aktuelle Wert im Array (eine ausgewählte ID).</text:p>
            </text:list-item>
            <text:list-item>
              <text:p text:style-name="P282"><text:span text:style-name="Strong_20_Emphasis"><text:span text:style-name="Source_20_Text">idx</text:span></text:span>: Der Index des aktuellen Elements im Array.</text:p>
            </text:list-item>
            <text:list-item>
              <text:p text:style-name="P282"><text:span text:style-name="Strong_20_Emphasis">Bedingung</text:span>: <text:span text:style-name="Source_20_Text">idx !== index</text:span></text:p>
              <text:list>
                <text:list-item>
                  <text:p text:style-name="P282"><text:span text:style-name="Strong_20_Emphasis">Wenn wahr</text:span> (<text:span text:style-name="Source_20_Text">idx</text:span> ist nicht gleich dem aktuellen <text:span text:style-name="Source_20_Text">index</text:span>):</text:p>
                  <text:list>
                    <text:list-item>
                      <text:p text:style-name="P282">Behalte <text:span text:style-name="Source_20_Text">item</text:span> bei.</text:p>
                    </text:list-item>
                  </text:list>
                </text:list-item>
                <text:list-item>
                  <text:p text:style-name="P282"><text:span text:style-name="Strong_20_Emphasis">Wenn falsch</text:span> (<text:span text:style-name="Source_20_Text">idx</text:span> ist gleich dem aktuellen <text:span text:style-name="Source_20_Text">index</text:span>):</text:p>
                  <text:list>
                    <text:list-item>
                      <text:p text:style-name="P282">Setze <text:span text:style-name="Source_20_Text">item</text:span> auf <text:span text:style-name="Source_20_Text">null</text:span>.</text:p>
                    </text:list-item>
                  </text:list>
                </text:list-item>
              </text:list>
            </text:list-item>
            <text:list-item>
              <text:p text:style-name="P28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81"><text:span text:style-name="Strong_20_Emphasis"><text:span text:style-name="Source_20_Text">.filter(item =&gt; item !== null)</text:span></text:span>:</text:p>
          <text:list>
            <text:list-item>
              <text:p text:style-name="P282">Entfernt alle <text:span text:style-name="Source_20_Text">null</text:span>-Werte aus dem Array.</text:p>
            </text:list-item>
            <text:list-item>
              <text:p text:style-name="P28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5215384" text:style-name="L24">
        <text:list-item>
          <text:p text:style-name="P284"><text:span text:style-name="Strong_20_Emphasis"><text:span text:style-name="Source_20_Text">map</text:span></text:span><text:span text:style-name="Strong_20_Emphasis">-Ergebnis</text:span>:</text:p>
          <text:list>
            <text:list-item>
              <text:p text:style-name="P284"><text:span text:style-name="Source_20_Text">idx = 0</text:span>: <text:span text:style-name="Source_20_Text">0 !== 1</text:span> ⇒ <text:span text:style-name="Source_20_Text">true</text:span> ⇒ Behalte <text:span text:style-name="Source_20_Text">item</text:span> (1).</text:p>
            </text:list-item>
            <text:list-item>
              <text:p text:style-name="P28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8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84"><text:span text:style-name="Strong_20_Emphasis">Array nach </text:span><text:span text:style-name="Strong_20_Emphasis"><text:span text:style-name="Source_20_Text">map</text:span></text:span>: <text:span text:style-name="Source_20_Text">[1, null, 3]</text:span>.</text:p>
        </text:list-item>
        <text:list-item>
          <text:p text:style-name="P28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8"><text:span text:style-name="Source_20_Text">return inventarExterneNummern.value.filter(option =&gt; !selectedIDs.includes(option.IDinventarExterneNummern));</text:span></text:p>
      <text:p text:style-name="Text_20_body"><text:span text:style-name="Strong_20_Emphasis">Erklärung:</text:span></text:p>
      <text:list xml:id="list606858390" text:style-name="L25">
        <text:list-item>
          <text:p text:style-name="P28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85"><text:span text:style-name="Strong_20_Emphasis"><text:span text:style-name="Source_20_Text">.filter(option =&gt; !selectedIDs.includes(option.IDinventarExterneNummern))</text:span></text:span>:</text:p>
          <text:list>
            <text:list-item>
              <text:p text:style-name="P286">Iteriert über jede Option.</text:p>
            </text:list-item>
            <text:list-item>
              <text:p text:style-name="P286"><text:span text:style-name="Strong_20_Emphasis">Bedingung</text:span>: <text:span text:style-name="Source_20_Text">!selectedIDs.includes(option.IDinventarExterneNummern)</text:span></text:p>
              <text:list>
                <text:list-item>
                  <text:p text:style-name="P28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86"><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8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211225586" text:style-name="L26">
        <text:list-item>
          <text:p text:style-name="P28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1, ExterneNummer: 'Nummer1' },</text:span></text:p>
      <text:p text:style-name="P77"><text:span text:style-name="Source_20_Text"><text:s text:c="2"/>{ IDinventarExterneNummern: 2, ExterneNummer: 'Nummer2' },</text:span></text:p>
      <text:p text:style-name="P77"><text:span text:style-name="Source_20_Text"><text:s text:c="2"/>{ IDinventarExterneNummern: 3, ExterneNummer: 'Nummer3' },</text:span></text:p>
      <text:p text:style-name="P77"><text:span text:style-name="Source_20_Text"><text:s text:c="2"/>{ IDinventarExterneNummern: 4, ExterneNummer: 'Nummer4' }</text:span></text:p>
      <text:p text:style-name="P78"><text:span text:style-name="Source_20_Text">]</text:span></text:p>
      <text:p text:style-name="Text_20_body">Und <text:span text:style-name="Source_20_Text">selectedIDs</text:span> ist <text:span text:style-name="Source_20_Text">[1, 3]</text:span>.</text:p>
      <text:list xml:id="list2270239740" text:style-name="L27">
        <text:list-item>
          <text:p text:style-name="P289"><text:span text:style-name="Strong_20_Emphasis">Filter-Ergebnisse</text:span>:</text:p>
          <text:list>
            <text:list-item>
              <text:p text:style-name="P289">Option mit ID 1: Ausgeschlossen (bereits ausgewählt).</text:p>
            </text:list-item>
            <text:list-item>
              <text:p text:style-name="P289">Option mit ID 2: Behalten.</text:p>
            </text:list-item>
            <text:list-item>
              <text:p text:style-name="P289">Option mit ID 3: Ausgeschlossen (bereits ausgewählt).</text:p>
            </text:list-item>
            <text:list-item>
              <text:p text:style-name="P28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2, ExterneNummer: 'Nummer2' },</text:span></text:p>
      <text:p text:style-name="P77"><text:span text:style-name="Source_20_Text"><text:s text:c="2"/>{ IDinventarExterneNummern: 4, ExterneNummer: 'Nummer4' }</text:span></text:p>
      <text:p text:style-name="P7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724967445" text:style-name="L28">
        <text:list-item>
          <text:p text:style-name="P29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90"><text:span text:style-name="Strong_20_Emphasis">Schritte</text:span>:</text:p>
          <text:list>
            <text:list-item>
              <text:p text:style-name="P291"><text:span text:style-name="Strong_20_Emphasis">Sammle die ausgewählten IDs aus anderen </text:span><text:span text:style-name="Strong_20_Emphasis"><text:span text:style-name="Source_20_Text">&lt;v-select&gt;</text:span></text:span>:</text:p>
              <text:list>
                <text:list-item>
                  <text:p text:style-name="P291">Erstelle ein Array <text:span text:style-name="Source_20_Text">selectedIDs</text:span>, das alle ausgewählten IDs außer der aktuellen enthält.</text:p>
                </text:list-item>
              </text:list>
            </text:list-item>
            <text:list-item>
              <text:p text:style-name="P291"><text:span text:style-name="Strong_20_Emphasis">Filtere die verfügbaren Optionen</text:span>:</text:p>
              <text:list>
                <text:list-item>
                  <text:p text:style-name="P29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91"><text:soft-page-break/><text:span text:style-name="Strong_20_Emphasis">Rückgabe</text:span>:</text:p>
              <text:list>
                <text:list-item>
                  <text:p text:style-name="P29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7"><text:span text:style-name="Source_20_Text">&lt;v-select</text:span></text:p>
      <text:p text:style-name="P77"><text:span text:style-name="Source_20_Text"><text:s text:c="2"/>v-for="(value, index) in textInventarNummern"</text:span></text:p>
      <text:p text:style-name="P77"><text:span text:style-name="Source_20_Text"><text:s text:c="2"/>:key="'select-' + index"</text:span></text:p>
      <text:p text:style-name="P77"><text:span text:style-name="Source_20_Text"><text:s text:c="2"/>v-model="textInventarNummern[index]"</text:span></text:p>
      <text:p text:style-name="P77"><text:span text:style-name="Source_20_Text"><text:s text:c="2"/>:items="getAvailableOptions(index)"</text:span></text:p>
      <text:p text:style-name="P77"><text:span text:style-name="Source_20_Text"><text:s text:c="2"/>item-title="ExterneNummer"</text:span></text:p>
      <text:p text:style-name="P171"><text:span text:style-name="Source_20_Text"><text:s text:c="2"/>item-value="ExterneNummer"</text:span></text:p>
      <text:p text:style-name="P77"><text:span text:style-name="Source_20_Text"><text:s text:c="2"/>:label="'Bitte den Zustand wählen ' + (index + 1)"</text:span></text:p>
      <text:p text:style-name="P77"><text:span text:style-name="Source_20_Text"><text:s text:c="2"/>persistent-hint</text:span></text:p>
      <text:p text:style-name="P77"><text:span text:style-name="Source_20_Text"><text:s text:c="2"/>single-line</text:span></text:p>
      <text:p text:style-name="P78"><text:span text:style-name="Source_20_Text">&gt;&lt;/v-select&gt;</text:span></text:p>
      <text:list xml:id="list2802555225" text:style-name="L29">
        <text:list-item>
          <text:p text:style-name="P29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93"><text:span text:style-name="Strong_20_Emphasis"><text:span text:style-name="Source_20_Text">v-model</text:span></text:span>: Bindet den ausgewählten Wert an <text:span text:style-name="Source_20_Text">textInventarNummern[index]</text:span>.</text:p>
        </text:list-item>
        <text:list-item>
          <text:p text:style-name="P29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9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912318892" text:style-name="L30">
        <text:list-item>
          <text:p text:style-name="P295"><text:span text:style-name="Strong_20_Emphasis">Vermeidung von Duplikaten</text:span>: Verhindert, dass der Benutzer dieselbe externe Nummer mehrfach auswählt.</text:p>
        </text:list-item>
        <text:list-item>
          <text:p text:style-name="P295"><text:span text:style-name="Strong_20_Emphasis">Dynamische Aktualisierung</text:span>: Wenn der Benutzer eine Auswahl ändert, aktualisiert sich die Liste der verfügbaren Optionen automatisch.</text:p>
        </text:list-item>
        <text:list-item>
          <text:p text:style-name="P29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768028841" text:style-name="L31">
        <text:list-item>
          <text:p text:style-name="P29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9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9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578891422" text:style-name="L32">
        <text:list-item>
          <text:p text:style-name="P299"><text:span text:style-name="Strong_20_Emphasis">Validierung</text:span>: Ergänze eine Überprüfung, um sicherzustellen, dass alle erforderlichen Felder ausgefüllt sind.</text:p>
        </text:list-item>
        <text:list-item>
          <text:p text:style-name="P299"><text:span text:style-name="Strong_20_Emphasis">Fehlerbehandlung</text:span>: Füge Meldungen hinzu, wenn keine verfügbaren Optionen mehr vorhanden sind.</text:p>
        </text:list-item>
        <text:list-item>
          <text:p text:style-name="P29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76028857" text:style-name="L33">
        <text:list-item>
          <text:p text:style-name="P300"><text:span text:style-name="Strong_20_Emphasis"><text:span text:style-name="Source_20_Text">inventarExterneNummern.value</text:span></text:span>:</text:p>
          <text:p text:style-name="P218">javascript</text:p>
          <text:p text:style-name="P218">Copy code</text:p>
          <text:p text:style-name="P219"><text:span text:style-name="Source_20_Text">[</text:span></text:p>
          <text:p text:style-name="P219"><text:span text:style-name="Source_20_Text"><text:s text:c="2"/>{ IDinventarExterneNummern: 1, ExterneNummer: 'Nummer1' },</text:span></text:p>
          <text:p text:style-name="P219"><text:span text:style-name="Source_20_Text"><text:s text:c="2"/>{ IDinventarExterneNummern: 2, ExterneNummer: 'Nummer2' },</text:span></text:p>
          <text:p text:style-name="P219"><text:span text:style-name="Source_20_Text"><text:s text:c="2"/>{ IDinventarExterneNummern: 3, ExterneNummer: 'Nummer3' }</text:span></text:p>
          <text:p text:style-name="P220"><text:span text:style-name="Source_20_Text">]</text:span></text:p>
        </text:list-item>
        <text:list-item>
          <text:p text:style-name="P300"><text:span text:style-name="Strong_20_Emphasis">Aktuelle Auswahl (</text:span><text:span text:style-name="Strong_20_Emphasis"><text:span text:style-name="Source_20_Text">textInventarNummern.value</text:span></text:span><text:span text:style-name="Strong_20_Emphasis">)</text:span>:</text:p>
          <text:p text:style-name="P218">javascript</text:p>
          <text:p text:style-name="P218">Copy code</text:p>
          <text:p text:style-name="P220"><text:span text:style-name="Source_20_Text">[1, null, 3]</text:span></text:p>
        </text:list-item>
        <text:list-item>
          <text:p text:style-name="P300"><text:span text:style-name="Strong_20_Emphasis">Aufruf von </text:span><text:span text:style-name="Strong_20_Emphasis"><text:span text:style-name="Source_20_Text">getAvailableOptions(1)</text:span></text:span>:</text:p>
          <text:list>
            <text:list-item>
              <text:p text:style-name="P301"><text:span text:style-name="Strong_20_Emphasis">Berechnung von </text:span><text:span text:style-name="Strong_20_Emphasis"><text:span text:style-name="Source_20_Text">selectedIDs</text:span></text:span>:</text:p>
              <text:list>
                <text:list-item>
                  <text:p text:style-name="P301"><text:span text:style-name="Source_20_Text">index</text:span> ist <text:span text:style-name="Source_20_Text">1</text:span>, also schließen wir den Wert an Position <text:span text:style-name="Source_20_Text">1</text:span> aus.</text:p>
                </text:list-item>
                <text:list-item>
                  <text:p text:style-name="P301"><text:span text:style-name="Source_20_Text">selectedIDs</text:span> wird zu <text:span text:style-name="Source_20_Text">[1, 3]</text:span>.</text:p>
                </text:list-item>
              </text:list>
            </text:list-item>
            <text:list-item>
              <text:p text:style-name="P301"><text:span text:style-name="Strong_20_Emphasis">Filterung der Optionen</text:span>:</text:p>
              <text:list>
                <text:list-item>
                  <text:p text:style-name="P301">Verfügbare Optionen sind diejenigen, deren IDs nicht in <text:span text:style-name="Source_20_Text">[1, 3]</text:span> sind.</text:p>
                </text:list-item>
                <text:list-item>
                  <text:p text:style-name="P30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188">Leihvorgang.vue</text:p>
      <text:p text:style-name="P178">Das hier funtktioniert soweit, ABER es erzeugt ein verschachteltes Array, das nicht ohne weiter </text:p>
      <text:p text:style-name="P178">iteriert werden kann.</text:p>
      <text:p text:style-name="P179"><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5">vergebenAm</text:span><text:span text:style-name="T4"> = </text:span><text:span text:style-name="T92">now</text:span><text:span text:style-name="T4">() WHERE </text:span><text:span text:style-name="T35">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1">execute</text:span><text:span text:style-name="T20">(</text:span><text:span text:style-name="T30">sql</text:span><text:span text:style-name="T20">, [</text:span><text:span text:style-name="T30">item</text:span><text:span text:style-name="T20">.ExterneNummer])</text:span><text:line-break/><text:span text:style-name="T20">}</text:span></text:p>
      <text:p text:style-name="P178"/>
      <text:p text:style-name="P178">Soll ein flaches Array erzeugt werden, dann so:</text:p>
      <text:p text:style-name="P178"/>
      <text:p text:style-name="P179"><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text:span><text:span text:style-name="T15">if</text:span><text:span text:style-name="T20">(</text:span><text:span text:style-name="T30">item</text:span><text:span text:style-name="T20">.</text:span><text:span text:style-name="T35">ExterneInventarNummerPflicht </text:span><text:span text:style-name="T20">=== </text:span><text:span text:style-name="T64">1</text:span><text:span text:style-name="T20">){</text:span><text:line-break/><text:span text:style-name="T20"> <text:s text:c="3"/></text:span><text:span text:style-name="T30">externeInventarNummer</text:span><text:span text:style-name="T20">.</text:span><text:span text:style-name="T41">push</text:span><text:span text:style-name="T20">(...</text:span><text:span text:style-name="T30">item</text:span><text:span text:style-name="T20">.</text:span><text:span text:style-name="T35">externeID</text:span><text:span text:style-name="T20">);</text:span><text:line-break/><text:span text:style-name="T20"> <text:s/>}</text:span><text:line-break/><text:span text:style-name="T20">}</text:span></text:p>
      <text:p text:style-name="P178"/>
      <text:p text:style-name="P18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181">//Übergabe der Daten aus cartItems vuex-Store</text:p>
      <text:p text:style-name="P181"/>
      <text:p text:style-name="P183">showDialog: true,</text:p>
      <text:p text:style-name="P183">Menge: menge,</text:p>
      <text:p text:style-name="P182">idArtikel: idArtikel,</text:p>
      <text:p text:style-name="P182">externeInventarNummerPflicht: externeInventarNummerPflicht,</text:p>
      <text:p text:style-name="P182"><text:bookmark-start text:name="__DdeLink__82806_2578173521"/>idInventarKategorie<text:bookmark-end text:name="__DdeLink__82806_2578173521"/>: idInventarKategorie,</text:p>
      <text:p text:style-name="P182"/>
      <text:h text:style-name="Heading_20_2" text:outline-level="2"><text:bookmark-start text:name="__RefHeading___Toc60963_3296530384"/>Vuex-Store showDialogArtikelTausch:<text:bookmark-end text:name="__RefHeading___Toc60963_3296530384"/></text:h>
      <text:p text:style-name="P168"/>
      <text:p text:style-name="P168">{</text:p>
      <text:p text:style-name="P168"><text:s text:c="2"/>"showDialog": true,</text:p>
      <text:p text:style-name="P168"><text:s text:c="2"/>"artikelDetails": {</text:p>
      <text:p text:style-name="P168"><text:s text:c="4"/>"konfektionsGroesse_Konfektionsgroesse": "XL",</text:p>
      <text:p text:style-name="P168"><text:s text:c="4"/>"ia_Bildpfad": "/images/artikel/Dicker_Peter_schwarz.jpg",</text:p>
      <text:p text:style-name="P168"><text:s text:c="4"/>"ia_ArtikelBezeichnung": "Dicker Peter",</text:p>
      <text:p text:style-name="P168"><text:s text:c="4"/>"ibp_Menge": 1,</text:p>
      <text:p text:style-name="P168"><text:s text:c="4"/>"farbe": "schwarz",</text:p>
      <text:p text:style-name="P168"><text:s text:c="4"/>"<text:bookmark-start text:name="__DdeLink__101741_2578173521"/>ibp_externeInventarNummer<text:bookmark-end text:name="__DdeLink__101741_2578173521"/>": "",</text:p>
      <text:p text:style-name="P168"><text:s text:c="4"/>"ibp_Preis": "10.00",</text:p>
      <text:p text:style-name="P16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68"><text:s text:c="4"/>"ibp_Bezeichnung": "ausgeliehen Tausch",</text:p>
      <text:p text:style-name="P168"><text:s text:c="4"/>"ibp_IDinventarBuchungenPositionenStatus": 7,</text:p>
      <text:p text:style-name="P168"><text:s text:c="4"/>"ibp_StatusDatum": "2024-11-13T14:36:46.000Z",</text:p>
      <text:p text:style-name="P168"><text:s text:c="4"/>"iz_Bezeichnung": null,</text:p>
      <text:p text:style-name="P170"><text:s text:c="4"/>"iz_IDInventarZustand": <text:span text:style-name="T123">4</text:span></text:p>
      <text:p text:style-name="P168"><text:s text:c="4"/>"ibp_Bemerkung": null,</text:p>
      <text:p text:style-name="P168"><text:s text:c="4"/>"ibp_GesamtPreis": "55.00",</text:p>
      <text:p text:style-name="P168"><text:soft-page-break/><text:s text:c="4"/>"ibp_Count": 7,</text:p>
      <text:p text:style-name="P168"><text:s text:c="4"/>"ia_IDInventarKategorie": 4,</text:p>
      <text:p text:style-name="P168"><text:s text:c="4"/>"ibp_IDInventarBuchungen": 35,</text:p>
      <text:p text:style-name="P168"><text:s text:c="4"/>"ia_IDInventarArtikel": 7,</text:p>
      <text:p text:style-name="P168"><text:s text:c="4"/>"ia_externeInventarNummerPflicht": 0</text:p>
      <text:p text:style-name="P168"><text:s text:c="2"/>}</text:p>
      <text:p text:style-name="P168">}</text:p>
      <text:p text:style-name="P168"/>
      <text:h text:style-name="P212" text:outline-level="2"><text:bookmark-start text:name="__RefHeading___Toc60965_3296530384"/>Vuex-Store <text:span text:style-name="T120">s</text:span>howDialogRuecknahmeArtikel:<text:bookmark-end text:name="__RefHeading___Toc60965_3296530384"/></text:h>
      <text:p text:style-name="P168"/>
      <text:p text:style-name="P168">{</text:p>
      <text:p text:style-name="P168"><text:s text:c="2"/>"showDialog": true,</text:p>
      <text:p text:style-name="P168"><text:s text:c="2"/>"IDinventarBuchungenPositionen": 182,</text:p>
      <text:p text:style-name="P168"><text:s text:c="2"/>"bemerkung": "",</text:p>
      <text:p text:style-name="P168"><text:s text:c="2"/>"artikelDetails": {</text:p>
      <text:p text:style-name="P168"><text:s text:c="4"/>"konfektionsGroesse_Konfektionsgroesse": "XL",</text:p>
      <text:p text:style-name="P168"><text:s text:c="4"/>"ia_Bildpfad": "/images/artikel/Bluse_schwarz.jpg",</text:p>
      <text:p text:style-name="P168"><text:s text:c="4"/>"ia_ArtikelBezeichnung": "Hexen-Bluse",</text:p>
      <text:p text:style-name="P168"><text:s text:c="4"/>"ibp_Menge": 1,</text:p>
      <text:p text:style-name="P168"><text:s text:c="4"/>"farbe": "schwarz",</text:p>
      <text:p text:style-name="P16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68"><text:s text:c="4"/>"ibp_Preis": "7.00",</text:p>
      <text:p text:style-name="P168"><text:s text:c="4"/>"ibp_IDinventarBuchungenPositionen": 182,</text:p>
      <text:p text:style-name="P168"><text:s text:c="4"/>"ibp_Bezeichnung": "ausgeliehen Tausch",</text:p>
      <text:p text:style-name="P168"><text:s text:c="4"/>"ibp_IDinventarBuchungenPositionenStatus": 7,</text:p>
      <text:p text:style-name="P168"><text:s text:c="4"/>"ibp_StatusDatum": "2024-11-13T15:03:29.000Z",</text:p>
      <text:p text:style-name="P168"><text:s text:c="4"/>"iz_Bezeichnung": null,</text:p>
      <text:p text:style-name="P170"><text:s text:c="4"/>"iz_IDInventarZustand": <text:span text:style-name="T123">4</text:span></text:p>
      <text:p text:style-name="P168"><text:s text:c="4"/>"ibp_Bemerkung": null,</text:p>
      <text:p text:style-name="P168"><text:s text:c="4"/>"ibp_GesamtPreis": "21.00",</text:p>
      <text:p text:style-name="P168"><text:s text:c="4"/>"ibp_Count": 3,</text:p>
      <text:p text:style-name="P168"><text:s text:c="4"/>"ia_IDInventarKategorie": 2,</text:p>
      <text:p text:style-name="P168"><text:s text:c="4"/>"ibp_IDInventarBuchungen": 36,</text:p>
      <text:p text:style-name="P168"><text:s text:c="4"/>"<text:bookmark-start text:name="__DdeLink__113541_2578173521"/>ia_IDInventarArtikel<text:bookmark-end text:name="__DdeLink__113541_2578173521"/>": 11,</text:p>
      <text:p text:style-name="P168"><text:s text:c="4"/>"<text:bookmark-start text:name="__DdeLink__107583_2578173521"/>ia_externeInventarNummerPflicht<text:bookmark-end text:name="__DdeLink__107583_2578173521"/>": 0</text:p>
      <text:p text:style-name="P168"><text:s text:c="2"/>},</text:p>
      <text:p text:style-name="P168"><text:s text:c="2"/>"artikelZustand": "",</text:p>
      <text:p text:style-name="P168"><text:s text:c="2"/>"memberName": "Jonathan König",</text:p>
      <text:p text:style-name="P168"><text:s text:c="2"/>"idMitglied": 209923012</text:p>
      <text:p text:style-name="P168">}</text:p>
      <text:p text:style-name="P168"/>
      <text:h text:style-name="P213" text:outline-level="2"><text:bookmark-start text:name="__RefHeading___Toc60967_3296530384"/>Vuex-Store showDialogRuecknahmeArtikel:<text:bookmark-end text:name="__RefHeading___Toc60967_3296530384"/></text:h>
      <text:p text:style-name="P169"/>
      <text:p text:style-name="P169">{</text:p>
      <text:p text:style-name="P169"><text:s text:c="2"/>"showDialog": true,</text:p>
      <text:p text:style-name="P169"><text:s text:c="2"/>"artikelDetails": {</text:p>
      <text:p text:style-name="P169"><text:s text:c="4"/>"konfektionsGroesse_Konfektionsgroesse": "XL",</text:p>
      <text:p text:style-name="P169"><text:s text:c="4"/>"ia_Bildpfad": "/images/artikel/Dicker_Peter_schwarz.jpg",</text:p>
      <text:p text:style-name="P169"><text:s text:c="4"/>"ia_ArtikelBezeichnung": "Dicker Peter",</text:p>
      <text:p text:style-name="P169"><text:soft-page-break/><text:s text:c="4"/>"ibp_Menge": 1,</text:p>
      <text:p text:style-name="P169"><text:s text:c="4"/>"farbe": "schwarz",</text:p>
      <text:p text:style-name="P169"><text:s text:c="4"/>"<text:bookmark-start text:name="__DdeLink__101741_25781735211"/>ibp_externeInventarNummer<text:bookmark-end text:name="__DdeLink__101741_25781735211"/>": "",</text:p>
      <text:p text:style-name="P169"><text:s text:c="4"/>"ibp_Preis": "10.00",</text:p>
      <text:p text:style-name="P16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69"><text:s text:c="4"/>"ibp_Bezeichnung": "ausgeliehen Tausch",</text:p>
      <text:p text:style-name="P169"><text:s text:c="4"/>"ibp_IDinventarBuchungenPositionenStatus": 7,</text:p>
      <text:p text:style-name="P169"><text:s text:c="4"/>"ibp_StatusDatum": "2024-11-13T14:36:46.000Z",</text:p>
      <text:p text:style-name="P169"><text:s text:c="4"/>"iz_Bezeichnung": null,</text:p>
      <text:p text:style-name="P170"><text:s text:c="4"/>"iz_IDInventarZustand": <text:span text:style-name="T123">4</text:span></text:p>
      <text:p text:style-name="P169"><text:s text:c="4"/>"ibp_Bemerkung": null,</text:p>
      <text:p text:style-name="P169"><text:s text:c="4"/>"ibp_GesamtPreis": "55.00",</text:p>
      <text:p text:style-name="P169"><text:s text:c="4"/>"ibp_Count": 7,</text:p>
      <text:p text:style-name="P169"><text:s text:c="4"/>"ia_IDInventarKategorie": 4,</text:p>
      <text:p text:style-name="P169"><text:s text:c="4"/>"ibp_IDInventarBuchungen": 35,</text:p>
      <text:p text:style-name="P169"><text:s text:c="4"/>"ia_IDInventarArtikel": 7,</text:p>
      <text:p text:style-name="P169"><text:s text:c="4"/>"ia_externeInventarNummerPflicht": 0</text:p>
      <text:p text:style-name="P169"><text:s text:c="2"/>}</text:p>
      <text:p text:style-name="P169">}</text:p>
      <text:p text:style-name="P168"/>
      <text:h text:style-name="Heading_20_2" text:outline-level="2"><text:bookmark-start text:name="__RefHeading___Toc60969_3296530384"/>v-select <text:span text:style-name="T122">und v-textfield </text:span>Design-Varianten<text:bookmark-end text:name="__RefHeading___Toc60969_3296530384"/></text:h>
      <text:p text:style-name="P18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14" text:outline-level="2"><text:bookmark-start text:name="__RefHeading___Toc60971_3296530384"/>v-select Design-Varianten<text:bookmark-end text:name="__RefHeading___Toc60971_3296530384"/></text:h>
      <text:p text:style-name="P190"><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text:p text:style-name="P190"/>
      <text:h text:style-name="Heading_20_2" text:outline-level="2"><text:bookmark-start text:name="__RefHeading___Toc148091_4000665473"/>v-Dialog zur Verwendung als ‚ToolTip‘ Ersatz.<text:bookmark-end text:name="__RefHeading___Toc148091_4000665473"/></text:h>
      <text:p text:style-name="P194"/>
      <text:p text:style-name="P193"><text:span text:style-name="T68">&lt;script </text:span><text:span text:style-name="T70">setup</text:span><text:span text:style-name="T68">&gt;</text:span><text:line-break/><text:span text:style-name="T15">import </text:span><text:span text:style-name="T20">{ defineProps, defineEmits } </text:span><text:span text:style-name="T15">from </text:span><text:span text:style-name="T4">'vue'</text:span><text:span text:style-name="T20">;</text:span><text:line-break/><text:line-break/><text:span text:style-name="T48">// Definiere die Props, einschließlich `modelValue` für v-model</text:span><text:line-break/><text:span text:style-name="T15">const </text:span><text:span text:style-name="T30">props </text:span><text:span text:style-name="T20">= defineProps({</text:span><text:line-break/><text:span text:style-name="T20"> <text:s/></text:span><text:span text:style-name="T35">modelValue</text:span><text:span text:style-name="T20">: {</text:span><text:line-break/><text:span text:style-name="T20"> <text:s text:c="3"/></text:span><text:span text:style-name="T35">type</text:span><text:span text:style-name="T20">: </text:span><text:span text:style-name="T41">Boolean</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 <text:s/></text:span><text:span text:style-name="T35">dialogTitle</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oft-page-break/><text:span text:style-name="T20"> <text:s/>},</text:span><text:line-break/><text:span text:style-name="T20"> <text:s/></text:span><text:span text:style-name="T35">dialogText</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text:span><text:line-break/><text:line-break/><text:span text:style-name="T48">// Definiere die Emits für die Aktualisierung des Dialog-Status</text:span><text:line-break/><text:span text:style-name="T15">const </text:span><text:span text:style-name="T30">emit </text:span><text:span text:style-name="T20">= defineEmits([</text:span><text:span text:style-name="T4">'update:modelValue'</text:span><text:span text:style-name="T20">]);</text:span><text:line-break/><text:line-break/><text:span text:style-name="T48">// Methode zum Schließen des Dialogs</text:span><text:line-break/><text:span text:style-name="T15">function </text:span><text:span text:style-name="T41">closeDialog</text:span><text:span text:style-name="T20">(){</text:span><text:line-break/><text:span text:style-name="T20"> <text:s/></text:span><text:span text:style-name="T30">emit</text:span><text:span text:style-name="T20">(</text:span><text:span text:style-name="T4">'update:modelValue'</text:span><text:span text:style-name="T20">, </text:span><text:span text:style-name="T15">false</text:span><text:span text:style-name="T20">);</text:span><text:line-break/><text:span text:style-name="T20">}</text:span><text:line-break/><text:line-break/><text:span text:style-name="T68">&lt;/script&gt;</text:span><text:line-break/><text:line-break/><text:span text:style-name="T68">&lt;template&gt;</text:span><text:line-break/><text:span text:style-name="T68"> <text:s/>&lt;v-dialog </text:span><text:span text:style-name="T70">v-model</text:span><text:span text:style-name="T4">="</text:span><text:span text:style-name="T35">props</text:span><text:span text:style-name="T20">.</text:span><text:span text:style-name="T35">modelValue</text:span><text:span text:style-name="T4">" </text:span><text:span text:style-name="T70">max-width</text:span><text:span text:style-name="T4">="500"</text:span><text:span text:style-name="T68">&gt;</text:span><text:line-break/><text:span text:style-name="T68"> <text:s text:c="3"/>&lt;v-card&gt;</text:span><text:line-break/><text:span text:style-name="T68"> <text:s text:c="5"/>&lt;v-card-title </text:span><text:span text:style-name="T70">class</text:span><text:span text:style-name="T4">="headline"</text:span><text:span text:style-name="T68">&gt;</text:span><text:span text:style-name="T20">{{</text:span><text:span text:style-name="T25"> props.dialogTitle </text:span><text:span text:style-name="T20">}}</text:span><text:span text:style-name="T68">&lt;/v-card-title&gt;</text:span><text:line-break/><text:span text:style-name="T68"> <text:s text:c="5"/>&lt;v-card-text&gt;</text:span><text:line-break/><text:span text:style-name="T68"> <text:s text:c="7"/></text:span><text:span text:style-name="T20">{{</text:span><text:span text:style-name="T25"> props.dialogText </text:span><text:span text:style-name="T20">}}</text:span><text:line-break/><text:span text:style-name="T20"> <text:s text:c="5"/></text:span><text:span text:style-name="T68">&lt;/v-card-text&gt;</text:span><text:line-break/><text:span text:style-name="T68"> <text:s text:c="5"/>&lt;v-card-actions&gt;</text:span><text:line-break/><text:span text:style-name="T68"> <text:s text:c="7"/>&lt;v-spacer&gt;&lt;/v-spacer&gt;</text:span><text:line-break/><text:span text:style-name="T68"> <text:s text:c="7"/>&lt;v-btn </text:span><text:span text:style-name="T70">color</text:span><text:span text:style-name="T4">="primary" </text:span><text:span text:style-name="T70">@click</text:span><text:span text:style-name="T4">="</text:span><text:span text:style-name="T41">closeDialog</text:span><text:span text:style-name="T4">"</text:span><text:span text:style-name="T68">&gt;</text:span><text:span text:style-name="T20">Schließen</text:span><text:span text:style-name="T68">&lt;/v-btn&gt;</text:span><text:line-break/><text:span text:style-name="T68"> <text:s text:c="5"/>&lt;/v-card-actions&gt;</text:span><text:line-break/><text:span text:style-name="T68"> <text:s text:c="3"/>&lt;/v-card&gt;</text:span><text:line-break/><text:span text:style-name="T68"> <text:s/>&lt;/v-dialog&gt;</text:span><text:line-break/><text:span text:style-name="T68">&lt;/template&gt;</text:span><text:line-break/><text:line-break/><text:span text:style-name="T68">&lt;style </text:span><text:span text:style-name="T70">scoped</text:span><text:span text:style-name="T68">&gt;</text:span><text:line-break/><text:span text:style-name="T68">&lt;/style&gt;</text:span><text:line-break/></text:p>
      <text:p text:style-name="P192"/>
      <text:p text:style-name="P192"/>
      <text:p text:style-name="P193"><text:span text:style-name="T48">&lt;!-- Dialog für den vollständigen Text --&gt;</text:span><text:line-break/><text:span text:style-name="T68">&lt;DialogToolTip</text:span><text:line-break/><text:span text:style-name="T68"> <text:s text:c="3"/></text:span><text:span text:style-name="T70">v-model</text:span><text:span text:style-name="T4">="</text:span><text:span text:style-name="T35">showDialogTooltip</text:span><text:span text:style-name="T4">"</text:span><text:line-break/><text:span text:style-name="T4"> <text:s text:c="3"/></text:span><text:span text:style-name="T70">:dialogTitle</text:span><text:span text:style-name="T4">="`</text:span><text:span text:style-name="T20">${</text:span><text:span text:style-name="T35">dialogTitle</text:span><text:span text:style-name="T20">}</text:span><text:span text:style-name="T4">`"</text:span><text:line-break/><text:span text:style-name="T4"> <text:s text:c="3"/></text:span><text:span text:style-name="T70">:dialogText</text:span><text:span text:style-name="T4">="`</text:span><text:span text:style-name="T20">${</text:span><text:span text:style-name="T35">dialogText</text:span><text:span text:style-name="T20">}</text:span><text:span text:style-name="T4">`"</text:span><text:line-break/><text:span text:style-name="T68">/&gt;</text:span></text:p>
      <text:p text:style-name="P192"/>
      <text:p text:style-name="P195">Klick-Event im jeweiligen Element hinterlegen, <text:span text:style-name="T124">hier muss der Title und der Text übergeben werden</text:span></text:p>
      <text:p text:style-name="P193"><text:span text:style-name="T70">@click</text:span><text:span text:style-name="T4">="</text:span><text:span text:style-name="T41">openDialogToolTip</text:span><text:span text:style-name="T20">(</text:span><text:span text:style-name="T4">'Bemerkung'</text:span><text:span text:style-name="T20">, </text:span><text:span text:style-name="T30">itemArtikelDetails</text:span><text:span text:style-name="T20">.</text:span><text:span text:style-name="T35">ibp_Bemerkung</text:span><text:span text:style-name="T20">)</text:span><text:span text:style-name="T4">"</text:span><text:line-break/></text:p>
      <text:p text:style-name="P192"/>
      <text:p text:style-name="P195">Funkion zum öffnen des Dialogs mit Übergabe des Textes!</text:p>
      <text:p text:style-name="P193"><text:span text:style-name="T15">const </text:span><text:span text:style-name="T30">dialogTitle </text:span><text:span text:style-name="T20">= ref(</text:span><text:span text:style-name="T4">''</text:span><text:span text:style-name="T20">);</text:span><text:line-break/><text:span text:style-name="T15">const </text:span><text:span text:style-name="T30">dialogText </text:span><text:span text:style-name="T20">= ref(</text:span><text:span text:style-name="T4">''</text:span><text:span text:style-name="T20">);</text:span><text:line-break/><text:span text:style-name="T48">// Methode zum Öffnen des Dialogs</text:span><text:line-break/><text:span text:style-name="T15">function </text:span><text:span text:style-name="T41">openDialogToolTip</text:span><text:span text:style-name="T20">(dialogTitleOpen, dialogTextOpen) {</text:span><text:line-break/><text:span text:style-name="T20"> <text:s/></text:span><text:span text:style-name="T30">showDialogTooltip</text:span><text:span text:style-name="T20">.</text:span><text:span text:style-name="T35">value </text:span><text:span text:style-name="T20">= </text:span><text:span text:style-name="T15">true</text:span><text:span text:style-name="T20">;</text:span><text:line-break/><text:span text:style-name="T20"> <text:s/></text:span><text:span text:style-name="T30">dialogTitle</text:span><text:span text:style-name="T20">.</text:span><text:span text:style-name="T35">value </text:span><text:span text:style-name="T20">= dialogTitleOpen;</text:span><text:line-break/><text:span text:style-name="T20"> <text:s/></text:span><text:span text:style-name="T30">dialogText</text:span><text:span text:style-name="T20">.</text:span><text:span text:style-name="T35">value </text:span><text:span text:style-name="T20">= dialogTextOpen;</text:span><text:line-break/><text:span text:style-name="T20">}</text:span></text:p>
      <text:p text:style-name="P192"/>
      <text:p text:style-name="P192"/>
      <text:h text:style-name="Heading_20_2" text:outline-level="2"><text:bookmark-start text:name="__RefHeading___Toc148093_4000665473"/><text:soft-page-break/>Globale Notification via Snackbar an User ausgeben:<text:bookmark-end text:name="__RefHeading___Toc148093_4000665473"/></text:h>
      <text:p text:style-name="P196"/>
      <text:p text:style-name="P197">Die Komponente Notification.vue stellt eine Snackbar bereit, die abhängig von der Erfolgsmeldung eine Hinweis an den User ausgibt. </text:p>
      <text:p text:style-name="P197">Dazu dient das script in scripte/notification.js als Vorlage und gibt die Farben und Dauer der Einblendung entgegen. Über den vuex-store werden die Zustände und Nachrichten gespeichert sowie das Anzeigen und ausblenden der Snackbar gespeichert. </text:p>
      <text:p text:style-name="P197"/>
      <text:p text:style-name="P197">Hauptsächlich habe ich mich für diese Lösung entschieden um die Aufrufe zum Backend und evtl. Fehlermeldung dem User anzuzeigen. </text:p>
      <text:p text:style-name="P197">Sollte ein Aufruf fehlschlagen, werden bestimme HTTP Fehlercodes abgefangen und dem user angezeigt.</text:p>
      <text:p text:style-name="P197"/>
      <text:p text:style-name="P197">Soll die Snackbar angezeigt werden muss notification importiert werden:</text:p>
      <text:p text:style-name="P199"><text:span text:style-name="T16">import </text:span><text:span text:style-name="T24">{ </text:span><text:span text:style-name="T43">notifyError, </text:span><text:span text:style-name="T41">notifySuccess</text:span><text:span text:style-name="T43"> </text:span><text:span text:style-name="T24">} </text:span><text:span text:style-name="T16">from </text:span><text:span text:style-name="T7">'@/scripte/notifications.js'</text:span><text:span text:style-name="T24">; </text:span><text:span text:style-name="T50">// globale Benachrichtigungen</text:span><text:span text:style-name="T125"><text:line-break/></text:span></text:p>
      <text:p text:style-name="P197"/>
      <text:p text:style-name="P197">die Komponente <text:s text:c="4"/>&lt;Notifications /&gt; im template eingebunden werden und die entsprechende Message im script abgesetzt werden, z.B.</text:p>
      <text:p text:style-name="P198"><text:span text:style-name="T48">// Teste die Benachrichtigungen</text:span><text:line-break/><text:span text:style-name="T41">notifyError</text:span><text:span text:style-name="T20">(</text:span><text:span text:style-name="T4">'Dies ist eine Test-Fehlermeldung.'</text:span><text:span text:style-name="T20">);</text:span><text:line-break/><text:span text:style-name="T41">notifySuccess</text:span><text:span text:style-name="T20">(</text:span><text:span text:style-name="T4">'Dies ist eine Test-Erfolgsnachricht.'</text:span><text:span text:style-name="T20">);</text:span></text:p>
      <text:p text:style-name="P197"/>
      <text:p text:style-name="P197">Das wars.</text:p>
      <text:p text:style-name="P197"/>
      <text:p text:style-name="P197"/>
      <text:h text:style-name="Heading_20_2" text:outline-level="2"><text:bookmark-start text:name="__RefHeading___Toc148095_4000665473"/>console.log im Frontend in der Produktions wird standardmäßig unterdrückt<text:bookmark-end text:name="__RefHeading___Toc148095_4000665473"/></text:h>
      <text:p text:style-name="P238"/>
      <text:p text:style-name="P238">In der Datei vite.config.js unter build kann mit: </text:p>
      <text:p text:style-name="P238"><text:s text:c="3"/>drop_console: true,</text:p>
      <text:p text:style-name="P238"><text:s text:c="3"/>drop_debugger: true,</text:p>
      <text:p text:style-name="P238"/>
      <text:p text:style-name="P238">die console Ausgabe unterdrückt (Standard) bei Bedarf auf false umstellen, damit die Ausgabe auch wieder in der Produktion sichtbar ist.</text:p>
      <text:p text:style-name="P238"/>
      <text:h text:style-name="Heading_20_2" text:outline-level="2"/>
      <text:p text:style-name="Text_20_body"/>
      <text:h text:style-name="Heading_20_2" text:outline-level="2"/>
      <text:p text:style-name="Text_20_body"/>
      <text:h text:style-name="Heading_20_2" text:outline-level="2"><text:soft-page-break/></text:h>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39"/>
      <text:h text:style-name="Heading_20_2" text:outline-level="2"><text:bookmark-start text:name="__RefHeading___Toc148099_4000665473"/>Abrechnung im Backend<text:bookmark-end text:name="__RefHeading___Toc148099_4000665473"/></text:h>
      <text:p text:style-name="P239"/>
      <text:p text:style-name="P226">Abrechnung allgemein <text:span text:style-name="T126">(Gedanken)</text:span>:</text:p>
      <text:p text:style-name="P224">Abrechnung: Mittels Cronejob müssen die Abrechnungsrelevanten Positionen in die Tabelle abrechnung täglich selektiert werden, dadurch ist sichergestellt,</text:p>
      <text:p text:style-name="P224">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224">Beispiel: IDInventarBuchungsPostion, Jahr, IDMitglied und Status (verliehen). Wird der Artikel zurückgenommen (Status: zurückgegeben) wird der Artikel für zukünftige Abrechnungen ignoriert.</text:p>
      <text:p text:style-name="P224">Allerdings muss es die Möglichkeit geben, einen bereits selektierten Eintrag in der Abrechnungstabelle zu stornieren, weshalb unbedingt mit Status in der Abrechnungstabelle gearbeitet werden muss.</text:p>
      <text:p text:style-name="P224">Sollte z.B. ein Artikel ausgegeben werden und gleich wieder zurück, da Falschbuchung, darf der Artikel nicht in die Abrechnung. Hier könnte man mit Stornoanfrage arbeiten, damit nur der Admin</text:p>
      <text:p text:style-name="P224">die Stornierung durchführen kann.</text:p>
      <text:p text:style-name="P224"/>
      <text:p text:style-name="P224">Des Weiteren muss für den Leihvorgang Holzmaske die Möglichkeit zur Verfügung gestellt werden, den Artikel als "Schlussabrechnung" zu markieren, damit eine Schlussabrechnung erfolgen kann.</text:p>
      <text:p text:style-name="P224">Hier muss die bereits erhaltene Leihgebühr mit dem Wert der Maske zum Ausgabezeitpunkt verrechnet werden. Hier gibt es zwei große Herausforderungen. Der Wert der Holzmaske zum Zeitpunkt der Lagerbuchung,</text:p>
      <text:p text:style-name="P224">wo wird dieser Wert erfasst und vor allem dem Leihartikel zugeordnet, damit sichergestellt ist, dass der jeweilige Artikel zum korrekten Preis abgerechnet wird ? Zum anderen muss die bereits geleistete Zahlung dagegen verrechnet werden.</text:p>
      <text:p text:style-name="P224">Einen dritten Punkt gibt es auch noch. Es muss die Wahl geben ob die Leihgebühr verrechnet werden soll oder nicht. Sollte z.B. ein Artikel beschädigt werden, muss es die Möglichkeit geben, diesen in Rechnung zustellen.</text:p>
      <text:p text:style-name="P224">Hier kommt die Erfassung des Zustandes bei Rücknahme oder Tausch des Artikel ins Spiel. Diese können somit beobachtet werden.</text:p>
      <text:p text:style-name="P239"/>
      <text:p text:style-name="P225">Folgende Vorgehensweise ist für die Abrechnung geplant.</text:p>
      <text:p text:style-name="P224">In der Tabelle abrechnung wird mit einem Constraint gearbeitet, der sicherstellt, dass Einträge in der Kombination IDInventarBuchungenPostitionen,  IDMitglied,  AbrechnungsJahr,  AbrechnungsMonat,  AbrechnungsQuartal, IDVerein einmalig sind!</text:p>
      <text:p text:style-name="P224"><text:soft-page-break/>Durch INSERT IGNORE können die Abrechnungsrelevanten Artikel täglich selektiert werden ohne dass das INSERT auf Fehler läuft.</text:p>
      <text:p text:style-name="P236"><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224"/>
      <text:p text:style-name="P224">Die Abrechnungseinträge könnten wie folgt aussehen:</text:p>
      <text:p text:style-name="P224"/>
      <text:list xml:id="list1580477472" text:style-name="L34">
        <text:list-item>
          <text:p text:style-name="P302"><text:span text:style-name="T63">Jährliche Abrechnung</text:span><text:span text:style-name="T62">:</text:span> </text:p>
        </text:list-item>
      </text:list>
      <text:list xml:id="list1451831649" text:style-name="L35">
        <text:list-item>
          <text:p text:style-name="P304"><text:span text:style-name="Source_20_Text"><text:span text:style-name="T62">Jahr</text:span></text:span><text:span text:style-name="T62"> = 2024</text:span></text:p>
        </text:list-item>
        <text:list-item>
          <text:p text:style-name="P304"><text:span text:style-name="Source_20_Text"><text:span text:style-name="T62">Monat</text:span></text:span><text:span text:style-name="T62"> = 0</text:span></text:p>
        </text:list-item>
        <text:list-item>
          <text:p text:style-name="P303"><text:span text:style-name="Source_20_Text"><text:span text:style-name="T62">Quartal</text:span></text:span><text:span text:style-name="T62"> = 0</text:span></text:p>
        </text:list-item>
      </text:list>
      <text:list xml:id="list3831763910" text:style-name="L36">
        <text:list-item>
          <text:p text:style-name="P305"><text:span text:style-name="T63">Monatliche Abrechnung</text:span><text:span text:style-name="T62">:</text:span> </text:p>
        </text:list-item>
      </text:list>
      <text:list xml:id="list4147568500" text:style-name="L37">
        <text:list-item>
          <text:p text:style-name="P307"><text:span text:style-name="Source_20_Text"><text:span text:style-name="T62">Jahr</text:span></text:span><text:span text:style-name="T62"> = 2024</text:span></text:p>
        </text:list-item>
        <text:list-item>
          <text:p text:style-name="P307"><text:span text:style-name="Source_20_Text"><text:span text:style-name="T62">Monat</text:span></text:span><text:span text:style-name="T62"> = 1 (für Januar), 2, ..., 12</text:span></text:p>
        </text:list-item>
        <text:list-item>
          <text:p text:style-name="P306"><text:span text:style-name="Source_20_Text"><text:span text:style-name="T62">Quartal</text:span></text:span><text:span text:style-name="T62"> = 0</text:span></text:p>
        </text:list-item>
      </text:list>
      <text:list xml:id="list2915646448" text:style-name="L38">
        <text:list-item>
          <text:p text:style-name="P308"><text:span text:style-name="T63">Quartalsweise Abrechnung</text:span><text:span text:style-name="T62">:</text:span> </text:p>
        </text:list-item>
      </text:list>
      <text:list xml:id="list151480918" text:style-name="L39">
        <text:list-item>
          <text:p text:style-name="P310"><text:span text:style-name="Source_20_Text"><text:span text:style-name="T62">Jahr</text:span></text:span><text:span text:style-name="T62"> = 2024</text:span></text:p>
        </text:list-item>
        <text:list-item>
          <text:p text:style-name="P310"><text:span text:style-name="Source_20_Text"><text:span text:style-name="T62">Monat</text:span></text:span><text:span text:style-name="T62"> = 0</text:span></text:p>
        </text:list-item>
        <text:list-item>
          <text:p text:style-name="P309"><text:span text:style-name="Source_20_Text"><text:span text:style-name="T62">Quartal</text:span></text:span><text:span text:style-name="T62"> = 1, 2, 3, 4</text:span></text:p>
        </text:list-item>
      </text:list>
      <text:p text:style-name="P311">Welcher Abrechnungsvariante zum tragen kommt, könnte am jeweiligen Artikel fest gemacht werden, ODER individuell beim Leihvorgang buchen vergeben werden.</text:p>
      <text:p text:style-name="P311">Vorteil am Artikel: Beim Buchungsvorgang muss nicht gewählt werden, welcher Abrechnungsmodus gewünscht ist</text:p>
      <text:p text:style-name="P311"><text:soft-page-break/>Nachteil am Artikel: Sollte der gleiche Artikel mehrere Abrechnungsmodi unterstützen, würde das nicht funktioniere.</text:p>
      <text:p text:style-name="P311"/>
      <text:p text:style-name="P311">Vorteil bei Buchungsvorgang: Volle Flexibilität, es kann je Leihvorgang und Artikel der Abrechnungsmodus festgelegt werden.</text:p>
      <text:p text:style-name="P311">Nachteil bei Buchungsvorgang: Es muss zwingend eine Abrechnungmodus bei Buchung festgelegt werden, was den Buchungsvorgang verkompliziert.</text:p>
      <text:p text:style-name="P311"/>
      <text:p text:style-name="P311">Ich werden für den Start den Abrechnungsmodus am jeweiligen Artikel festlegen.</text:p>
      <text:p text:style-name="P311"/>
      <text:p text:style-name="P313">UMSETZUNG</text:p>
      <text:p text:style-name="P312"/>
      <text:p text:style-name="P227">Wurde mit Constraint wie in der Abbildung umgesetzt. Cronjob läuft täglich um <text:span text:style-name="T127">23:59</text:span> Uhr. Email benachrichtigt über Erfolg oder Misserfolg</text:p>
      <text:p text:style-name="P227"/>
      <text:h text:style-name="Heading_20_2" text:outline-level="2">Erstellung einer Rechnung im Backend über die easyVerein API:</text:h>
      <text:p text:style-name="P229"/>
      <text:p text:style-name="P231"><text:span text:style-name="T128">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30">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231"/>
      <text:p text:style-name="P231"/>
      <text:p text:style-name="P231"/>
      <text:p text:style-name="P232"><text:soft-page-break/><text:span text:style-name="T85">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5">Auszug aus An</text:span><text:span text:style-name="T87">t</text:span><text:span text:style-name="T85">wort: </text:span><text:span text:style-name="T87">id=</text:span><text:span text:style-name="T85">237799265</text:span><text:line-break/><text:line-break/>Wenn die Rechnungsposition (Artikel) noch nicht existiert, erzeuge ich diesen, sonst verwende ich bereits eine vorhandene ID.<text:line-break/>Hier <text:span text:style-name="T129">erstelle</text:span> ich die 1. Rechnungsposition <text:span text:style-name="T129">zur Rechnung</text:span>.<text:line-break/><text:span text:style-name="T129">POST</text:span>: <text:a xlink:type="simple" xlink:href="https://easyverein.com/api/v2.0/invoice-item" text:style-name="Internet_20_link" text:visited-style-name="Visited_20_Internet_20_Link">https://easyverein.com/api/v2.0/invoice-item</text:a></text:p>
      <text:p text:style-name="P232"><text:span text:style-name="T75">PATCH: </text:span><text:a xlink:type="simple" xlink:href="https://easyverein.com/api/v2.0/invoice-item/225840450" text:style-name="Internet_20_link" text:visited-style-name="Visited_20_Internet_20_Link"><text:span text:style-name="T74">https://easyverein.com/api/v2.0/invoice-item/225840450</text:span></text:a><text:span text:style-name="T74"> </text:span><text:span text:style-name="T75">(Alternative)</text:span><text:line-break/><text:line-break/>Body:<text:line-break/>{</text:p>
      <text:p text:style-name="P230"><text:s text:c="2"/>"relatedInvoice": 237809841, <text:s/>// Die ID der neuen Rechnung</text:p>
      <text:p text:style-name="P230"><text:s text:c="2"/>"unitPrice": 5.0, <text:s text:c="10"/>// Einzelpreis der Position</text:p>
      <text:p text:style-name="P230"><text:s text:c="2"/>"quantity": 1, <text:s text:c="15"/>// Anzahl</text:p>
      <text:p text:style-name="P230"><text:s text:c="2"/>"title": "Busfahrt Achern", <text:s/>// Der Titel der Position</text:p>
      <text:p text:style-name="P230"><text:s text:c="2"/>"description": "Test", <text:s/>// Beschreibung <text:span text:style-name="T86">INVENTAR-NUMMER</text:span></text:p>
      <text:p text:style-name="P230"><text:s text:c="2"/>"gross": true, <text:s/>// Betrag inklusive MwSt.</text:p>
      <text:p text:style-name="P230"><text:s text:c="2"/>"taxRate": 7.0, <text:s text:c="15"/>// Steuersatz, falls zutreffend</text:p>
      <text:p text:style-name="P230"><text:s text:c="2"/>"taxName": "MwSt."</text:p>
      <text:p text:style-name="P230">}<text:line-break/><text:line-break/>Hier ordne ich die 2. Rechnungsposition der Rechnung zu.<text:line-break/><text:span text:style-name="T129">POST</text:span>: https://easyverein.com/api/v2.0/invoice-item<text:line-break/>https://easyverein.com/api/v2.0/invoice-item<text:line-break/>{</text:p>
      <text:p text:style-name="P230"><text:s text:c="2"/>"relatedInvoice": 237809841, <text:s/>// Die ID der neuen Rechnung</text:p>
      <text:p text:style-name="P230"><text:s text:c="2"/>"unitPrice": 5.0, <text:s text:c="10"/>// Einzelpreis der Position</text:p>
      <text:p text:style-name="P230"><text:s text:c="2"/>"quantity": 1, <text:s text:c="15"/>// Anzahl</text:p>
      <text:p text:style-name="P230"><text:s text:c="2"/>"title": "Busfahrt <text:span text:style-name="T129">Oberkirch</text:span>", <text:s/>// Der Titel der Position</text:p>
      <text:p text:style-name="P233"><text:s text:c="2"/>"description": "Test", <text:s/>// Beschreibung <text:span text:style-name="T86">INVENTAR-NUMMER</text:span></text:p>
      <text:p text:style-name="P230"><text:s text:c="2"/>"gross": true, <text:s/>// Betrag inklusive MwSt.</text:p>
      <text:p text:style-name="P230"><text:s text:c="2"/>"taxRate": 7.0, <text:s text:c="15"/>// Steuersatz, falls zutreffend</text:p>
      <text:p text:style-name="P234"><text:s text:c="2"/>"taxName": "MwSt."</text:p>
      <text:p text:style-name="P234">}<text:line-break/></text:p>
      <text:p text:style-name="P230"><text:soft-page-break/><text:span text:style-name="T85">Finalisieren der Rechnung Umstellung isDraft = false:</text:span><text:line-break/>PATCH: https://easyverein.com/api/v2.0/invoice/237799265<text:line-break/>Body:<text:line-break/>{<text:line-break/>  "isDraft": false<text:line-break/>}</text:p>
      <text:p text:style-name="P227"/>
      <text:p text:style-name="P227"/>
      <text:p text:style-name="P235"><text:span text:style-name="T85">WICHTIG</text:span>: Der Gesamt-Preis muss mit dem Initialaufruf festgelegt werden und muss mit den Rechnungspositionen übereinstimmen, sonst kann die Summer der Positionen vom Gesamtbetrag abweichen.</text:p>
      <text:h text:style-name="Heading_20_2" text:outline-level="2"><text:bookmark-start text:name="__RefHeading___Toc153677_4000665473"/>Abrechnung im Frontend<text:bookmark-end text:name="__RefHeading___Toc153677_4000665473"/></text:h>
      <text:p text:style-name="P228"/>
      <text:p text:style-name="P2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IBMPlexMono" svg:font-family="IBMPlexMono, monospace, 'Droid Sans Fallback', 'Droid Sans Mono', monospace, monospac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2-06T16:39:41.502408115</dc:date>
    <meta:editing-duration>P34DT17H11M10S</meta:editing-duration>
    <meta:editing-cycles>161</meta:editing-cycles>
    <meta:document-statistic meta:table-count="0" meta:image-count="1" meta:object-count="0" meta:page-count="60" meta:paragraph-count="1283" meta:word-count="10517" meta:character-count="97180" meta:non-whitespace-character-count="83421"/>
  </office:meta>
</office:document-meta>
</file>